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dictions" table:style-name="ta1">
        <table:shapes>
          <draw:frame draw:z-index="0" draw:style-name="gr1" draw:text-style-name="P1" svg:width="12.8142in" svg:height="9.7465in" svg:x="23.2701in" svg:y="0.1051in">
            <draw:object draw:notify-on-update-of-ranges="predictions.O2:predictions.O100 predictions.N2:predictions.N100 predictions.M1:predictions.M1 predictions.M2:predictions.M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8" table:default-cell-style-name="Default"/>
        <table:table-column table:style-name="co5" table:default-cell-style-name="ce2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mber Number</text:p>
          </table:table-cell>
          <table:table-cell office:value-type="string" calcext:value-type="string">
            <text:p>Class</text:p>
          </table:table-cell>
          <table:table-cell table:style-name="ce1" office:value-type="string" calcext:value-type="string">
            <text:p>5%</text:p>
          </table:table-cell>
          <table:table-cell table:style-name="ce1" office:value-type="string" calcext:value-type="string">
            <text:p>35%</text:p>
          </table:table-cell>
          <table:table-cell office:value-type="string" calcext:value-type="string">
            <text:p>Mean</text:p>
          </table:table-cell>
          <table:table-cell table:style-name="ce1" office:value-type="string" calcext:value-type="string">
            <text:p>65%</text:p>
          </table:table-cell>
          <table:table-cell table:style-name="ce1" office:value-type="string" calcext:value-type="string">
            <text:p>95%</text:p>
          </table:table-cell>
          <table:table-cell/>
          <table:table-cell office:value-type="string" calcext:value-type="string">
            <text:p>Member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tchPoint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rediction 5%</text:p>
          </table:table-cell>
          <table:table-cell office:value-type="string" calcext:value-type="string">
            <text:p>Prediction 95%</text:p>
          </table:table-cell>
          <table:table-cell office:value-type="string" calcext:value-type="string">
            <text:p>Prediction Mea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azhi Zhang</text:p>
          </table:table-cell>
          <table:table-cell office:value-type="float" office:value="93241" calcext:value-type="float">
            <text:p>93241</text:p>
          </table:table-cell>
          <table:table-cell office:value-type="string" calcext:value-type="string">
            <text:p>GM</text:p>
          </table:table-cell>
          <table:table-cell office:value-type="float" office:value="95.36430756339" calcext:value-type="float">
            <text:p>95.36430756339</text:p>
          </table:table-cell>
          <table:table-cell office:value-type="float" office:value="97.2536431760619" calcext:value-type="float">
            <text:p>97.2536431760619</text:p>
          </table:table-cell>
          <table:table-cell office:value-type="float" office:value="98.9676855985943" calcext:value-type="float">
            <text:p>98.9676855985943</text:p>
          </table:table-cell>
          <table:table-cell office:value-type="float" office:value="101.032314401406" calcext:value-type="float">
            <text:p>101.032314401406</text:p>
          </table:table-cell>
          <table:table-cell office:value-type="float" office:value="102.921650014078" calcext:value-type="float">
            <text:p>102.921650014078</text:p>
          </table:table-cell>
          <table:table-cell/>
          <table:table-cell office:value-type="float" office:value="93241" calcext:value-type="float">
            <text:p>93241</text:p>
          </table:table-cell>
          <table:table-cell office:value-type="string" calcext:value-type="string">
            <text:p>Dazhi Zhang</text:p>
          </table:table-cell>
          <table:table-cell office:value-type="float" office:value="1579.63" calcext:value-type="float">
            <text:p>1579.63</text:p>
          </table:table-cell>
          <table:table-cell office:value-type="float" office:value="100" calcext:value-type="float">
            <text:p>100</text:p>
          </table:table-cell>
          <table:table-cell table:formula="of:=VLOOKUP([.J2];[.$B$2:.$H$100];3;0)" office:value-type="float" office:value="95.36430756339" calcext:value-type="float">
            <text:p>95.36430756339</text:p>
          </table:table-cell>
          <table:table-cell table:formula="of:=VLOOKUP([.J2];[.$B$2:.$H$100];7;0)" office:value-type="float" office:value="102.921650014078" calcext:value-type="float">
            <text:p>102.921650014078</text:p>
          </table:table-cell>
          <table:table-cell table:formula="of:=VLOOKUP([.J2];[.$B$2:.$H$100];5;0)" office:value-type="float" office:value="98.9676855985943" calcext:value-type="float">
            <text:p>98.9676855985943</text:p>
          </table:table-cell>
          <table:table-cell table:formula="of:=AND([.M2] &gt;= [.N2]; [.M2] &lt;= [.O2])" office:value-type="boolean" office:boolean-value="true" calcext:value-type="boolean">
            <text:p>TRUE</text:p>
          </table:table-cell>
          <table:table-cell/>
          <table:table-cell table:formula="of:=COUNTIF([.Q2:.Q100];1)/COUNT([.Q2:.Q100])" office:value-type="float" office:value="0.896551724137931" calcext:value-type="float">
            <text:p>0.896551724137931</text:p>
          </table:table-cell>
        </table:table-row>
        <table:table-row table:style-name="ro1">
          <table:table-cell office:value-type="string" calcext:value-type="string">
            <text:p>Lane Gries</text:p>
          </table:table-cell>
          <table:table-cell office:value-type="float" office:value="98625" calcext:value-type="float">
            <text:p>98625</text:p>
          </table:table-cell>
          <table:table-cell office:value-type="string" calcext:value-type="string">
            <text:p>GM</text:p>
          </table:table-cell>
          <table:table-cell office:value-type="float" office:value="95.1044804151334" calcext:value-type="float">
            <text:p>95.1044804151334</text:p>
          </table:table-cell>
          <table:table-cell office:value-type="float" office:value="96.8893884234998" calcext:value-type="float">
            <text:p>96.8893884234998</text:p>
          </table:table-cell>
          <table:table-cell office:value-type="float" office:value="98.5957707785928" calcext:value-type="float">
            <text:p>98.5957707785928</text:p>
          </table:table-cell>
          <table:table-cell office:value-type="float" office:value="100.459204440233" calcext:value-type="float">
            <text:p>100.459204440233</text:p>
          </table:table-cell>
          <table:table-cell office:value-type="float" office:value="102.244112448599" calcext:value-type="float">
            <text:p>102.244112448599</text:p>
          </table:table-cell>
          <table:table-cell/>
          <table:table-cell office:value-type="float" office:value="98625" calcext:value-type="float">
            <text:p>98625</text:p>
          </table:table-cell>
          <table:table-cell office:value-type="string" calcext:value-type="string">
            <text:p>Lane Gries</text:p>
          </table:table-cell>
          <table:table-cell office:value-type="float" office:value="1518.22" calcext:value-type="float">
            <text:p>1518.22</text:p>
          </table:table-cell>
          <table:table-cell office:value-type="float" office:value="96.11" calcext:value-type="float">
            <text:p>96.11</text:p>
          </table:table-cell>
          <table:table-cell table:formula="of:=VLOOKUP([.J3];[.$B$2:.$H$100];3;0)" office:value-type="float" office:value="95.1044804151334" calcext:value-type="float">
            <text:p>95.1044804151334</text:p>
          </table:table-cell>
          <table:table-cell table:formula="of:=VLOOKUP([.J3];[.$B$2:.$H$100];7;0)" office:value-type="float" office:value="102.244112448599" calcext:value-type="float">
            <text:p>102.244112448599</text:p>
          </table:table-cell>
          <table:table-cell table:formula="of:=VLOOKUP([.J3];[.$B$2:.$H$100];5;0)" office:value-type="float" office:value="98.5957707785928" calcext:value-type="float">
            <text:p>98.5957707785928</text:p>
          </table:table-cell>
          <table:table-cell table:formula="of:=AND([.M3] &gt;= [.N3]; [.M3] &lt;= [.O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ed Clanton</text:p>
          </table:table-cell>
          <table:table-cell office:value-type="float" office:value="130247" calcext:value-type="float">
            <text:p>130247</text:p>
          </table:table-cell>
          <table:table-cell office:value-type="string" calcext:value-type="string">
            <text:p>GM</text:p>
          </table:table-cell>
          <table:table-cell office:value-type="float" office:value="93.9237435648091" calcext:value-type="float">
            <text:p>93.9237435648091</text:p>
          </table:table-cell>
          <table:table-cell office:value-type="float" office:value="95.8519197923995" calcext:value-type="float">
            <text:p>95.8519197923995</text:p>
          </table:table-cell>
          <table:table-cell office:value-type="float" office:value="97.7012237346772" calcext:value-type="float">
            <text:p>97.7012237346772</text:p>
          </table:table-cell>
          <table:table-cell office:value-type="float" office:value="99.7082722475802" calcext:value-type="float">
            <text:p>99.7082722475802</text:p>
          </table:table-cell>
          <table:table-cell office:value-type="float" office:value="101.636448475171" calcext:value-type="float">
            <text:p>101.636448475171</text:p>
          </table:table-cell>
          <table:table-cell/>
          <table:table-cell office:value-type="float" office:value="130247" calcext:value-type="float">
            <text:p>130247</text:p>
          </table:table-cell>
          <table:table-cell office:value-type="string" calcext:value-type="string">
            <text:p>Jared Clanton</text:p>
          </table:table-cell>
          <table:table-cell office:value-type="float" office:value="1485.07" calcext:value-type="float">
            <text:p>1485.07</text:p>
          </table:table-cell>
          <table:table-cell office:value-type="float" office:value="94.01" calcext:value-type="float">
            <text:p>94.01</text:p>
          </table:table-cell>
          <table:table-cell table:formula="of:=VLOOKUP([.J4];[.$B$2:.$H$100];3;0)" office:value-type="float" office:value="93.9237435648091" calcext:value-type="float">
            <text:p>93.9237435648091</text:p>
          </table:table-cell>
          <table:table-cell table:formula="of:=VLOOKUP([.J4];[.$B$2:.$H$100];7;0)" office:value-type="float" office:value="101.636448475171" calcext:value-type="float">
            <text:p>101.636448475171</text:p>
          </table:table-cell>
          <table:table-cell table:formula="of:=VLOOKUP([.J4];[.$B$2:.$H$100];5;0)" office:value-type="float" office:value="97.7012237346772" calcext:value-type="float">
            <text:p>97.7012237346772</text:p>
          </table:table-cell>
          <table:table-cell table:formula="of:=AND([.M4] &gt;= [.N4]; [.M4] &lt;= [.O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 Xuefeng Cao</text:p>
          </table:table-cell>
          <table:table-cell office:value-type="float" office:value="98812" calcext:value-type="float">
            <text:p>98812</text:p>
          </table:table-cell>
          <table:table-cell office:value-type="string" calcext:value-type="string">
            <text:p>GM</text:p>
          </table:table-cell>
          <table:table-cell office:value-type="float" office:value="92.6002110164422" calcext:value-type="float">
            <text:p>92.6002110164422</text:p>
          </table:table-cell>
          <table:table-cell office:value-type="float" office:value="94.6881420893396" calcext:value-type="float">
            <text:p>94.6881420893396</text:p>
          </table:table-cell>
          <table:table-cell office:value-type="float" office:value="96.8231918477703" calcext:value-type="float">
            <text:p>96.8231918477703</text:p>
          </table:table-cell>
          <table:table-cell office:value-type="float" office:value="98.8640042351344" calcext:value-type="float">
            <text:p>98.8640042351344</text:p>
          </table:table-cell>
          <table:table-cell office:value-type="float" office:value="100.951935308032" calcext:value-type="float">
            <text:p>100.951935308032</text:p>
          </table:table-cell>
          <table:table-cell/>
          <table:table-cell office:value-type="float" office:value="114567" calcext:value-type="float">
            <text:p>114567</text:p>
          </table:table-cell>
          <table:table-cell office:value-type="string" calcext:value-type="string">
            <text:p>Emmitt Reed</text:p>
          </table:table-cell>
          <table:table-cell office:value-type="float" office:value="1480.02" calcext:value-type="float">
            <text:p>1480.02</text:p>
          </table:table-cell>
          <table:table-cell office:value-type="float" office:value="93.69" calcext:value-type="float">
            <text:p>93.69</text:p>
          </table:table-cell>
          <table:table-cell table:formula="of:=VLOOKUP([.J5];[.$B$2:.$H$100];3;0)" office:value-type="float" office:value="87.689122791346" calcext:value-type="float">
            <text:p>87.689122791346</text:p>
          </table:table-cell>
          <table:table-cell table:formula="of:=VLOOKUP([.J5];[.$B$2:.$H$100];7;0)" office:value-type="float" office:value="98.4716731124182" calcext:value-type="float">
            <text:p>98.4716731124182</text:p>
          </table:table-cell>
          <table:table-cell table:formula="of:=VLOOKUP([.J5];[.$B$2:.$H$100];5;0)" office:value-type="float" office:value="92.5702645699471" calcext:value-type="float">
            <text:p>92.5702645699471</text:p>
          </table:table-cell>
          <table:table-cell table:formula="of:=AND([.M5] &gt;= [.N5]; [.M5] &lt;= [.O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mitt Reed</text:p>
          </table:table-cell>
          <table:table-cell office:value-type="float" office:value="114567" calcext:value-type="float">
            <text:p>114567</text:p>
          </table:table-cell>
          <table:table-cell office:value-type="string" calcext:value-type="string">
            <text:p>GM</text:p>
          </table:table-cell>
          <table:table-cell office:value-type="float" office:value="87.689122791346" calcext:value-type="float">
            <text:p>87.689122791346</text:p>
          </table:table-cell>
          <table:table-cell office:value-type="float" office:value="90.3847603716141" calcext:value-type="float">
            <text:p>90.3847603716141</text:p>
          </table:table-cell>
          <table:table-cell office:value-type="float" office:value="92.5702645699471" calcext:value-type="float">
            <text:p>92.5702645699471</text:p>
          </table:table-cell>
          <table:table-cell office:value-type="float" office:value="95.7760355321502" calcext:value-type="float">
            <text:p>95.7760355321502</text:p>
          </table:table-cell>
          <table:table-cell office:value-type="float" office:value="98.4716731124182" calcext:value-type="float">
            <text:p>98.4716731124182</text:p>
          </table:table-cell>
          <table:table-cell/>
          <table:table-cell office:value-type="float" office:value="98812" calcext:value-type="float">
            <text:p>98812</text:p>
          </table:table-cell>
          <table:table-cell office:value-type="string" calcext:value-type="string">
            <text:p>Luke Xuefeng Cao</text:p>
          </table:table-cell>
          <table:table-cell office:value-type="float" office:value="1458.97" calcext:value-type="float">
            <text:p>1458.97</text:p>
          </table:table-cell>
          <table:table-cell office:value-type="float" office:value="92.36" calcext:value-type="float">
            <text:p>92.36</text:p>
          </table:table-cell>
          <table:table-cell table:formula="of:=VLOOKUP([.J6];[.$B$2:.$H$100];3;0)" office:value-type="float" office:value="92.6002110164422" calcext:value-type="float">
            <text:p>92.6002110164422</text:p>
          </table:table-cell>
          <table:table-cell table:formula="of:=VLOOKUP([.J6];[.$B$2:.$H$100];7;0)" office:value-type="float" office:value="100.951935308032" calcext:value-type="float">
            <text:p>100.951935308032</text:p>
          </table:table-cell>
          <table:table-cell table:formula="of:=VLOOKUP([.J6];[.$B$2:.$H$100];5;0)" office:value-type="float" office:value="96.8231918477703" calcext:value-type="float">
            <text:p>96.8231918477703</text:p>
          </table:table-cell>
          <table:table-cell table:formula="of:=AND([.M6] &gt;= [.N6]; [.M6] &lt;= [.O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 Bautista</text:p>
          </table:table-cell>
          <table:table-cell office:value-type="float" office:value="88221" calcext:value-type="float">
            <text:p>88221</text:p>
          </table:table-cell>
          <table:table-cell office:value-type="string" calcext:value-type="string">
            <text:p>GM</text:p>
          </table:table-cell>
          <table:table-cell office:value-type="float" office:value="86.3096845473576" calcext:value-type="float">
            <text:p>86.3096845473576</text:p>
          </table:table-cell>
          <table:table-cell office:value-type="float" office:value="88.9778650515745" calcext:value-type="float">
            <text:p>88.9778650515745</text:p>
          </table:table-cell>
          <table:table-cell office:value-type="float" office:value="91.6527100637909" calcext:value-type="float">
            <text:p>91.6527100637909</text:p>
          </table:table-cell>
          <table:table-cell office:value-type="float" office:value="94.3142260600084" calcext:value-type="float">
            <text:p>94.3142260600084</text:p>
          </table:table-cell>
          <table:table-cell office:value-type="float" office:value="96.9824065642253" calcext:value-type="float">
            <text:p>96.9824065642253</text:p>
          </table:table-cell>
          <table:table-cell/>
          <table:table-cell office:value-type="float" office:value="88221" calcext:value-type="float">
            <text:p>88221</text:p>
          </table:table-cell>
          <table:table-cell office:value-type="string" calcext:value-type="string">
            <text:p>Jon Bautista</text:p>
          </table:table-cell>
          <table:table-cell office:value-type="float" office:value="1387.85" calcext:value-type="float">
            <text:p>1387.85</text:p>
          </table:table-cell>
          <table:table-cell office:value-type="float" office:value="87.86" calcext:value-type="float">
            <text:p>87.86</text:p>
          </table:table-cell>
          <table:table-cell table:formula="of:=VLOOKUP([.J7];[.$B$2:.$H$100];3;0)" office:value-type="float" office:value="86.3096845473576" calcext:value-type="float">
            <text:p>86.3096845473576</text:p>
          </table:table-cell>
          <table:table-cell table:formula="of:=VLOOKUP([.J7];[.$B$2:.$H$100];7;0)" office:value-type="float" office:value="96.9824065642253" calcext:value-type="float">
            <text:p>96.9824065642253</text:p>
          </table:table-cell>
          <table:table-cell table:formula="of:=VLOOKUP([.J7];[.$B$2:.$H$100];5;0)" office:value-type="float" office:value="91.6527100637909" calcext:value-type="float">
            <text:p>91.6527100637909</text:p>
          </table:table-cell>
          <table:table-cell table:formula="of:=AND([.M7] &gt;= [.N7]; [.M7] &lt;= [.O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UN GUO</text:p>
          </table:table-cell>
          <table:table-cell office:value-type="float" office:value="97525" calcext:value-type="float">
            <text:p>97525</text:p>
          </table:table-cell>
          <table:table-cell office:value-type="string" calcext:value-type="string">
            <text:p>M</text:p>
          </table:table-cell>
          <table:table-cell office:value-type="float" office:value="84.7239845988112" calcext:value-type="float">
            <text:p>84.7239845988112</text:p>
          </table:table-cell>
          <table:table-cell office:value-type="float" office:value="87.4348829311851" calcext:value-type="float">
            <text:p>87.4348829311851</text:p>
          </table:table-cell>
          <table:table-cell office:value-type="float" office:value="90.0154557666268" calcext:value-type="float">
            <text:p>90.0154557666268</text:p>
          </table:table-cell>
          <table:table-cell office:value-type="float" office:value="92.8566795959329" calcext:value-type="float">
            <text:p>92.8566795959329</text:p>
          </table:table-cell>
          <table:table-cell office:value-type="float" office:value="95.5675779283068" calcext:value-type="float">
            <text:p>95.5675779283068</text:p>
          </table:table-cell>
          <table:table-cell/>
          <table:table-cell office:value-type="float" office:value="97525" calcext:value-type="float">
            <text:p>97525</text:p>
          </table:table-cell>
          <table:table-cell office:value-type="string" calcext:value-type="string">
            <text:p>SHAUN GUO</text:p>
          </table:table-cell>
          <table:table-cell office:value-type="float" office:value="1373.14" calcext:value-type="float">
            <text:p>1373.14</text:p>
          </table:table-cell>
          <table:table-cell office:value-type="float" office:value="86.93" calcext:value-type="float">
            <text:p>86.93</text:p>
          </table:table-cell>
          <table:table-cell table:formula="of:=VLOOKUP([.J8];[.$B$2:.$H$100];3;0)" office:value-type="float" office:value="84.7239845988112" calcext:value-type="float">
            <text:p>84.7239845988112</text:p>
          </table:table-cell>
          <table:table-cell table:formula="of:=VLOOKUP([.J8];[.$B$2:.$H$100];7;0)" office:value-type="float" office:value="95.5675779283068" calcext:value-type="float">
            <text:p>95.5675779283068</text:p>
          </table:table-cell>
          <table:table-cell table:formula="of:=VLOOKUP([.J8];[.$B$2:.$H$100];5;0)" office:value-type="float" office:value="90.0154557666268" calcext:value-type="float">
            <text:p>90.0154557666268</text:p>
          </table:table-cell>
          <table:table-cell table:formula="of:=AND([.M8] &gt;= [.N8]; [.M8] &lt;= [.O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Roper</text:p>
          </table:table-cell>
          <table:table-cell office:value-type="float" office:value="104805" calcext:value-type="float">
            <text:p>104805</text:p>
          </table:table-cell>
          <table:table-cell office:value-type="string" calcext:value-type="string">
            <text:p>M</text:p>
          </table:table-cell>
          <table:table-cell office:value-type="float" office:value="84.5644008495243" calcext:value-type="float">
            <text:p>84.5644008495243</text:p>
          </table:table-cell>
          <table:table-cell office:value-type="float" office:value="87.4119544842921" calcext:value-type="float">
            <text:p>87.4119544842921</text:p>
          </table:table-cell>
          <table:table-cell office:value-type="float" office:value="90.1372770608378" calcext:value-type="float">
            <text:p>90.1372770608378</text:p>
          </table:table-cell>
          <table:table-cell office:value-type="float" office:value="93.1070617538278" calcext:value-type="float">
            <text:p>93.1070617538278</text:p>
          </table:table-cell>
          <table:table-cell office:value-type="float" office:value="95.9546153885956" calcext:value-type="float">
            <text:p>95.9546153885956</text:p>
          </table:table-cell>
          <table:table-cell/>
          <table:table-cell office:value-type="float" office:value="104805" calcext:value-type="float">
            <text:p>104805</text:p>
          </table:table-cell>
          <table:table-cell office:value-type="string" calcext:value-type="string">
            <text:p>Adam Roper</text:p>
          </table:table-cell>
          <table:table-cell office:value-type="float" office:value="1367.45" calcext:value-type="float">
            <text:p>1367.45</text:p>
          </table:table-cell>
          <table:table-cell office:value-type="float" office:value="86.57" calcext:value-type="float">
            <text:p>86.57</text:p>
          </table:table-cell>
          <table:table-cell table:formula="of:=VLOOKUP([.J9];[.$B$2:.$H$100];3;0)" office:value-type="float" office:value="84.5644008495243" calcext:value-type="float">
            <text:p>84.5644008495243</text:p>
          </table:table-cell>
          <table:table-cell table:formula="of:=VLOOKUP([.J9];[.$B$2:.$H$100];7;0)" office:value-type="float" office:value="95.9546153885956" calcext:value-type="float">
            <text:p>95.9546153885956</text:p>
          </table:table-cell>
          <table:table-cell table:formula="of:=VLOOKUP([.J9];[.$B$2:.$H$100];5;0)" office:value-type="float" office:value="90.1372770608378" calcext:value-type="float">
            <text:p>90.1372770608378</text:p>
          </table:table-cell>
          <table:table-cell table:formula="of:=AND([.M9] &gt;= [.N9]; [.M9] &lt;= [.O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 Pecor</text:p>
          </table:table-cell>
          <table:table-cell office:value-type="float" office:value="89927" calcext:value-type="float">
            <text:p>89927</text:p>
          </table:table-cell>
          <table:table-cell office:value-type="string" calcext:value-type="string">
            <text:p>M</text:p>
          </table:table-cell>
          <table:table-cell office:value-type="float" office:value="83.0190558816961" calcext:value-type="float">
            <text:p>83.0190558816961</text:p>
          </table:table-cell>
          <table:table-cell office:value-type="float" office:value="85.8833249524867" calcext:value-type="float">
            <text:p>85.8833249524867</text:p>
          </table:table-cell>
          <table:table-cell office:value-type="float" office:value="88.5042808011568" calcext:value-type="float">
            <text:p>88.5042808011568</text:p>
          </table:table-cell>
          <table:table-cell office:value-type="float" office:value="91.6118630940679" calcext:value-type="float">
            <text:p>91.6118630940679</text:p>
          </table:table-cell>
          <table:table-cell office:value-type="float" office:value="94.4761321648585" calcext:value-type="float">
            <text:p>94.4761321648585</text:p>
          </table:table-cell>
          <table:table-cell/>
          <table:table-cell office:value-type="float" office:value="81825" calcext:value-type="float">
            <text:p>81825</text:p>
          </table:table-cell>
          <table:table-cell office:value-type="string" calcext:value-type="string">
            <text:p>Ian Zacher</text:p>
          </table:table-cell>
          <table:table-cell office:value-type="float" office:value="1342.54" calcext:value-type="float">
            <text:p>1342.54</text:p>
          </table:table-cell>
          <table:table-cell office:value-type="float" office:value="84.99" calcext:value-type="float">
            <text:p>84.99</text:p>
          </table:table-cell>
          <table:table-cell table:formula="of:=VLOOKUP([.J10];[.$B$2:.$H$100];3;0)" office:value-type="float" office:value="81.8193952642659" calcext:value-type="float">
            <text:p>81.8193952642659</text:p>
          </table:table-cell>
          <table:table-cell table:formula="of:=VLOOKUP([.J10];[.$B$2:.$H$100];7;0)" office:value-type="float" office:value="94.8825367094128" calcext:value-type="float">
            <text:p>94.8825367094128</text:p>
          </table:table-cell>
          <table:table-cell table:formula="of:=VLOOKUP([.J10];[.$B$2:.$H$100];5;0)" office:value-type="float" office:value="87.7489278436289" calcext:value-type="float">
            <text:p>87.7489278436289</text:p>
          </table:table-cell>
          <table:table-cell table:formula="of:=AND([.M10] &gt;= [.N10]; [.M10] &lt;= [.O1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ey Murphy</text:p>
          </table:table-cell>
          <table:table-cell office:value-type="float" office:value="129445" calcext:value-type="float">
            <text:p>129445</text:p>
          </table:table-cell>
          <table:table-cell office:value-type="string" calcext:value-type="string">
            <text:p>A</text:p>
          </table:table-cell>
          <table:table-cell office:value-type="float" office:value="81.9663859148528" calcext:value-type="float">
            <text:p>81.9663859148528</text:p>
          </table:table-cell>
          <table:table-cell office:value-type="float" office:value="84.9964973519369" calcext:value-type="float">
            <text:p>84.9964973519369</text:p>
          </table:table-cell>
          <table:table-cell office:value-type="float" office:value="87.3762870019711" calcext:value-type="float">
            <text:p>87.3762870019711</text:p>
          </table:table-cell>
          <table:table-cell office:value-type="float" office:value="91.0567202261051" calcext:value-type="float">
            <text:p>91.0567202261051</text:p>
          </table:table-cell>
          <table:table-cell office:value-type="float" office:value="94.0868316631893" calcext:value-type="float">
            <text:p>94.0868316631893</text:p>
          </table:table-cell>
          <table:table-cell/>
          <table:table-cell office:value-type="float" office:value="129445" calcext:value-type="float">
            <text:p>129445</text:p>
          </table:table-cell>
          <table:table-cell office:value-type="string" calcext:value-type="string">
            <text:p>Riley Murphy</text:p>
          </table:table-cell>
          <table:table-cell office:value-type="float" office:value="1341.5" calcext:value-type="float">
            <text:p>1341.5</text:p>
          </table:table-cell>
          <table:table-cell office:value-type="float" office:value="84.93" calcext:value-type="float">
            <text:p>84.93</text:p>
          </table:table-cell>
          <table:table-cell table:formula="of:=VLOOKUP([.J11];[.$B$2:.$H$100];3;0)" office:value-type="float" office:value="81.9663859148528" calcext:value-type="float">
            <text:p>81.9663859148528</text:p>
          </table:table-cell>
          <table:table-cell table:formula="of:=VLOOKUP([.J11];[.$B$2:.$H$100];7;0)" office:value-type="float" office:value="94.0868316631893" calcext:value-type="float">
            <text:p>94.0868316631893</text:p>
          </table:table-cell>
          <table:table-cell table:formula="of:=VLOOKUP([.J11];[.$B$2:.$H$100];5;0)" office:value-type="float" office:value="87.3762870019711" calcext:value-type="float">
            <text:p>87.3762870019711</text:p>
          </table:table-cell>
          <table:table-cell table:formula="of:=AND([.M11] &gt;= [.N11]; [.M11] &lt;= [.O1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 Blodgett</text:p>
          </table:table-cell>
          <table:table-cell office:value-type="float" office:value="87719" calcext:value-type="float">
            <text:p>87719</text:p>
          </table:table-cell>
          <table:table-cell office:value-type="string" calcext:value-type="string">
            <text:p>M</text:p>
          </table:table-cell>
          <table:table-cell office:value-type="float" office:value="81.9196901364907" calcext:value-type="float">
            <text:p>81.9196901364907</text:p>
          </table:table-cell>
          <table:table-cell office:value-type="float" office:value="84.8230616135004" calcext:value-type="float">
            <text:p>84.8230616135004</text:p>
          </table:table-cell>
          <table:table-cell office:value-type="float" office:value="87.6967525628976" calcext:value-type="float">
            <text:p>87.6967525628976</text:p>
          </table:table-cell>
          <table:table-cell office:value-type="float" office:value="90.6298045675198" calcext:value-type="float">
            <text:p>90.6298045675198</text:p>
          </table:table-cell>
          <table:table-cell office:value-type="float" office:value="93.5331760445295" calcext:value-type="float">
            <text:p>93.5331760445295</text:p>
          </table:table-cell>
          <table:table-cell/>
          <table:table-cell office:value-type="float" office:value="122072" calcext:value-type="float">
            <text:p>122072</text:p>
          </table:table-cell>
          <table:table-cell office:value-type="string" calcext:value-type="string">
            <text:p>Christian Jay Magaling</text:p>
          </table:table-cell>
          <table:table-cell office:value-type="float" office:value="1331.78" calcext:value-type="float">
            <text:p>1331.78</text:p>
          </table:table-cell>
          <table:table-cell office:value-type="float" office:value="84.31" calcext:value-type="float">
            <text:p>84.31</text:p>
          </table:table-cell>
          <table:table-cell table:formula="of:=VLOOKUP([.J12];[.$B$2:.$H$100];3;0)" office:value-type="float" office:value="77.1080594777358" calcext:value-type="float">
            <text:p>77.1080594777358</text:p>
          </table:table-cell>
          <table:table-cell table:formula="of:=VLOOKUP([.J12];[.$B$2:.$H$100];7;0)" office:value-type="float" office:value="90.6595678981741" calcext:value-type="float">
            <text:p>90.6595678981741</text:p>
          </table:table-cell>
          <table:table-cell table:formula="of:=VLOOKUP([.J12];[.$B$2:.$H$100];5;0)" office:value-type="float" office:value="83.1493189361927" calcext:value-type="float">
            <text:p>83.1493189361927</text:p>
          </table:table-cell>
          <table:table-cell table:formula="of:=AND([.M12] &gt;= [.N12]; [.M12] &lt;= [.O1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n Zacher</text:p>
          </table:table-cell>
          <table:table-cell office:value-type="float" office:value="81825" calcext:value-type="float">
            <text:p>81825</text:p>
          </table:table-cell>
          <table:table-cell office:value-type="string" calcext:value-type="string">
            <text:p>M</text:p>
          </table:table-cell>
          <table:table-cell office:value-type="float" office:value="81.8193952642659" calcext:value-type="float">
            <text:p>81.8193952642659</text:p>
          </table:table-cell>
          <table:table-cell office:value-type="float" office:value="85.0851806255526" calcext:value-type="float">
            <text:p>85.0851806255526</text:p>
          </table:table-cell>
          <table:table-cell office:value-type="float" office:value="87.7489278436289" calcext:value-type="float">
            <text:p>87.7489278436289</text:p>
          </table:table-cell>
          <table:table-cell office:value-type="float" office:value="91.6167513481261" calcext:value-type="float">
            <text:p>91.6167513481261</text:p>
          </table:table-cell>
          <table:table-cell office:value-type="float" office:value="94.8825367094128" calcext:value-type="float">
            <text:p>94.8825367094128</text:p>
          </table:table-cell>
          <table:table-cell/>
          <table:table-cell office:value-type="float" office:value="89927" calcext:value-type="float">
            <text:p>89927</text:p>
          </table:table-cell>
          <table:table-cell office:value-type="string" calcext:value-type="string">
            <text:p>Luke Pecor</text:p>
          </table:table-cell>
          <table:table-cell office:value-type="float" office:value="1325.45" calcext:value-type="float">
            <text:p>1325.45</text:p>
          </table:table-cell>
          <table:table-cell office:value-type="float" office:value="83.91" calcext:value-type="float">
            <text:p>83.91</text:p>
          </table:table-cell>
          <table:table-cell table:formula="of:=VLOOKUP([.J13];[.$B$2:.$H$100];3;0)" office:value-type="float" office:value="83.0190558816961" calcext:value-type="float">
            <text:p>83.0190558816961</text:p>
          </table:table-cell>
          <table:table-cell table:formula="of:=VLOOKUP([.J13];[.$B$2:.$H$100];7;0)" office:value-type="float" office:value="94.4761321648585" calcext:value-type="float">
            <text:p>94.4761321648585</text:p>
          </table:table-cell>
          <table:table-cell table:formula="of:=VLOOKUP([.J13];[.$B$2:.$H$100];5;0)" office:value-type="float" office:value="88.5042808011568" calcext:value-type="float">
            <text:p>88.5042808011568</text:p>
          </table:table-cell>
          <table:table-cell table:formula="of:=AND([.M13] &gt;= [.N13]; [.M13] &lt;= [.O1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erry</text:p>
          </table:table-cell>
          <table:table-cell office:value-type="float" office:value="133048" calcext:value-type="float">
            <text:p>133048</text:p>
          </table:table-cell>
          <table:table-cell office:value-type="string" calcext:value-type="string">
            <text:p>M</text:p>
          </table:table-cell>
          <table:table-cell office:value-type="float" office:value="81.3133491752476" calcext:value-type="float">
            <text:p>81.3133491752476</text:p>
          </table:table-cell>
          <table:table-cell office:value-type="float" office:value="84.3325927532855" calcext:value-type="float">
            <text:p>84.3325927532855</text:p>
          </table:table-cell>
          <table:table-cell office:value-type="float" office:value="87.117971080629" calcext:value-type="float">
            <text:p>87.117971080629</text:p>
          </table:table-cell>
          <table:table-cell office:value-type="float" office:value="90.3710799093613" calcext:value-type="float">
            <text:p>90.3710799093613</text:p>
          </table:table-cell>
          <table:table-cell office:value-type="float" office:value="93.3903234873992" calcext:value-type="float">
            <text:p>93.3903234873992</text:p>
          </table:table-cell>
          <table:table-cell/>
          <table:table-cell office:value-type="float" office:value="87719" calcext:value-type="float">
            <text:p>87719</text:p>
          </table:table-cell>
          <table:table-cell office:value-type="string" calcext:value-type="string">
            <text:p>Cash Blodgett</text:p>
          </table:table-cell>
          <table:table-cell office:value-type="float" office:value="1320.92" calcext:value-type="float">
            <text:p>1320.92</text:p>
          </table:table-cell>
          <table:table-cell office:value-type="float" office:value="83.62" calcext:value-type="float">
            <text:p>83.62</text:p>
          </table:table-cell>
          <table:table-cell table:formula="of:=VLOOKUP([.J14];[.$B$2:.$H$100];3;0)" office:value-type="float" office:value="81.9196901364907" calcext:value-type="float">
            <text:p>81.9196901364907</text:p>
          </table:table-cell>
          <table:table-cell table:formula="of:=VLOOKUP([.J14];[.$B$2:.$H$100];7;0)" office:value-type="float" office:value="93.5331760445295" calcext:value-type="float">
            <text:p>93.5331760445295</text:p>
          </table:table-cell>
          <table:table-cell table:formula="of:=VLOOKUP([.J14];[.$B$2:.$H$100];5;0)" office:value-type="float" office:value="87.6967525628976" calcext:value-type="float">
            <text:p>87.6967525628976</text:p>
          </table:table-cell>
          <table:table-cell table:formula="of:=AND([.M14] &gt;= [.N14]; [.M14] &lt;= [.O1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 Acosta</text:p>
          </table:table-cell>
          <table:table-cell office:value-type="float" office:value="4511" calcext:value-type="float">
            <text:p>4511</text:p>
          </table:table-cell>
          <table:table-cell office:value-type="string" calcext:value-type="string">
            <text:p>GM</text:p>
          </table:table-cell>
          <table:table-cell office:value-type="float" office:value="81.1298672826284" calcext:value-type="float">
            <text:p>81.1298672826284</text:p>
          </table:table-cell>
          <table:table-cell office:value-type="float" office:value="84.1869196771445" calcext:value-type="float">
            <text:p>84.1869196771445</text:p>
          </table:table-cell>
          <table:table-cell office:value-type="float" office:value="86.9301222301049" calcext:value-type="float">
            <text:p>86.9301222301049</text:p>
          </table:table-cell>
          <table:table-cell office:value-type="float" office:value="90.3010244661765" calcext:value-type="float">
            <text:p>90.3010244661765</text:p>
          </table:table-cell>
          <table:table-cell office:value-type="float" office:value="93.3580768606925" calcext:value-type="float">
            <text:p>93.3580768606925</text:p>
          </table:table-cell>
          <table:table-cell/>
          <table:table-cell office:value-type="float" office:value="133048" calcext:value-type="float">
            <text:p>133048</text:p>
          </table:table-cell>
          <table:table-cell office:value-type="string" calcext:value-type="string">
            <text:p>Robert berry</text:p>
          </table:table-cell>
          <table:table-cell office:value-type="float" office:value="1304.65" calcext:value-type="float">
            <text:p>1304.65</text:p>
          </table:table-cell>
          <table:table-cell office:value-type="float" office:value="82.59" calcext:value-type="float">
            <text:p>82.59</text:p>
          </table:table-cell>
          <table:table-cell table:formula="of:=VLOOKUP([.J15];[.$B$2:.$H$100];3;0)" office:value-type="float" office:value="81.3133491752476" calcext:value-type="float">
            <text:p>81.3133491752476</text:p>
          </table:table-cell>
          <table:table-cell table:formula="of:=VLOOKUP([.J15];[.$B$2:.$H$100];7;0)" office:value-type="float" office:value="93.3903234873992" calcext:value-type="float">
            <text:p>93.3903234873992</text:p>
          </table:table-cell>
          <table:table-cell table:formula="of:=VLOOKUP([.J15];[.$B$2:.$H$100];5;0)" office:value-type="float" office:value="87.117971080629" calcext:value-type="float">
            <text:p>87.117971080629</text:p>
          </table:table-cell>
          <table:table-cell table:formula="of:=AND([.M15] &gt;= [.N15]; [.M15] &lt;= [.O1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 Wang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GM</text:p>
          </table:table-cell>
          <table:table-cell office:value-type="float" office:value="80.4229607610072" calcext:value-type="float">
            <text:p>80.4229607610072</text:p>
          </table:table-cell>
          <table:table-cell office:value-type="float" office:value="83.3839725119752" calcext:value-type="float">
            <text:p>83.3839725119752</text:p>
          </table:table-cell>
          <table:table-cell office:value-type="float" office:value="86.3858376989214" calcext:value-type="float">
            <text:p>86.3858376989214</text:p>
          </table:table-cell>
          <table:table-cell office:value-type="float" office:value="89.3059960139111" calcext:value-type="float">
            <text:p>89.3059960139111</text:p>
          </table:table-cell>
          <table:table-cell office:value-type="float" office:value="92.267007764879" calcext:value-type="float">
            <text:p>92.267007764879</text:p>
          </table:table-cell>
          <table:table-cell/>
          <table:table-cell office:value-type="float" office:value="4511" calcext:value-type="float">
            <text:p>4511</text:p>
          </table:table-cell>
          <table:table-cell office:value-type="string" calcext:value-type="string">
            <text:p>Alex Acosta</text:p>
          </table:table-cell>
          <table:table-cell office:value-type="float" office:value="1298.78" calcext:value-type="float">
            <text:p>1298.78</text:p>
          </table:table-cell>
          <table:table-cell office:value-type="float" office:value="82.22" calcext:value-type="float">
            <text:p>82.22</text:p>
          </table:table-cell>
          <table:table-cell table:formula="of:=VLOOKUP([.J16];[.$B$2:.$H$100];3;0)" office:value-type="float" office:value="81.1298672826284" calcext:value-type="float">
            <text:p>81.1298672826284</text:p>
          </table:table-cell>
          <table:table-cell table:formula="of:=VLOOKUP([.J16];[.$B$2:.$H$100];7;0)" office:value-type="float" office:value="93.3580768606925" calcext:value-type="float">
            <text:p>93.3580768606925</text:p>
          </table:table-cell>
          <table:table-cell table:formula="of:=VLOOKUP([.J16];[.$B$2:.$H$100];5;0)" office:value-type="float" office:value="86.9301222301049" calcext:value-type="float">
            <text:p>86.9301222301049</text:p>
          </table:table-cell>
          <table:table-cell table:formula="of:=AND([.M16] &gt;= [.N16]; [.M16] &lt;= [.O1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ri Songco</text:p>
          </table:table-cell>
          <table:table-cell office:value-type="float" office:value="72605" calcext:value-type="float">
            <text:p>72605</text:p>
          </table:table-cell>
          <table:table-cell office:value-type="string" calcext:value-type="string">
            <text:p>M</text:p>
          </table:table-cell>
          <table:table-cell office:value-type="float" office:value="79.4833494152848" calcext:value-type="float">
            <text:p>79.4833494152848</text:p>
          </table:table-cell>
          <table:table-cell office:value-type="float" office:value="83.0411690830654" calcext:value-type="float">
            <text:p>83.0411690830654</text:p>
          </table:table-cell>
          <table:table-cell office:value-type="float" office:value="85.598335524863" calcext:value-type="float">
            <text:p>85.598335524863</text:p>
          </table:table-cell>
          <table:table-cell office:value-type="float" office:value="90.1568084186267" calcext:value-type="float">
            <text:p>90.1568084186267</text:p>
          </table:table-cell>
          <table:table-cell office:value-type="float" office:value="93.7146280864073" calcext:value-type="float">
            <text:p>93.7146280864073</text:p>
          </table:table-cell>
          <table:table-cell/>
          <table:table-cell office:value-type="float" office:value="102214" calcext:value-type="float">
            <text:p>102214</text:p>
          </table:table-cell>
          <table:table-cell office:value-type="string" calcext:value-type="string">
            <text:p>Kyle McNabb</text:p>
          </table:table-cell>
          <table:table-cell office:value-type="float" office:value="1284.1" calcext:value-type="float">
            <text:p>1284.1</text:p>
          </table:table-cell>
          <table:table-cell office:value-type="float" office:value="81.29" calcext:value-type="float">
            <text:p>81.29</text:p>
          </table:table-cell>
          <table:table-cell table:formula="of:=VLOOKUP([.J17];[.$B$2:.$H$100];3;0)" office:value-type="float" office:value="77.9342042964349" calcext:value-type="float">
            <text:p>77.9342042964349</text:p>
          </table:table-cell>
          <table:table-cell table:formula="of:=VLOOKUP([.J17];[.$B$2:.$H$100];7;0)" office:value-type="float" office:value="91.5455758056308" calcext:value-type="float">
            <text:p>91.5455758056308</text:p>
          </table:table-cell>
          <table:table-cell table:formula="of:=VLOOKUP([.J17];[.$B$2:.$H$100];5;0)" office:value-type="float" office:value="84.7188804130176" calcext:value-type="float">
            <text:p>84.7188804130176</text:p>
          </table:table-cell>
          <table:table-cell table:formula="of:=AND([.M17] &gt;= [.N17]; [.M17] &lt;= [.O1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le McNabb</text:p>
          </table:table-cell>
          <table:table-cell office:value-type="float" office:value="102214" calcext:value-type="float">
            <text:p>102214</text:p>
          </table:table-cell>
          <table:table-cell office:value-type="string" calcext:value-type="string">
            <text:p>M</text:p>
          </table:table-cell>
          <table:table-cell office:value-type="float" office:value="77.9342042964349" calcext:value-type="float">
            <text:p>77.9342042964349</text:p>
          </table:table-cell>
          <table:table-cell office:value-type="float" office:value="81.3370471737339" calcext:value-type="float">
            <text:p>81.3370471737339</text:p>
          </table:table-cell>
          <table:table-cell office:value-type="float" office:value="84.7188804130176" calcext:value-type="float">
            <text:p>84.7188804130176</text:p>
          </table:table-cell>
          <table:table-cell office:value-type="float" office:value="88.1427329283319" calcext:value-type="float">
            <text:p>88.1427329283319</text:p>
          </table:table-cell>
          <table:table-cell office:value-type="float" office:value="91.5455758056308" calcext:value-type="float">
            <text:p>91.5455758056308</text:p>
          </table:table-cell>
          <table:table-cell/>
          <table:table-cell office:value-type="float" office:value="72605" calcext:value-type="float">
            <text:p>72605</text:p>
          </table:table-cell>
          <table:table-cell office:value-type="string" calcext:value-type="string">
            <text:p>Rori Songco</text:p>
          </table:table-cell>
          <table:table-cell office:value-type="float" office:value="1279.72" calcext:value-type="float">
            <text:p>1279.72</text:p>
          </table:table-cell>
          <table:table-cell office:value-type="float" office:value="81.01" calcext:value-type="float">
            <text:p>81.01</text:p>
          </table:table-cell>
          <table:table-cell table:formula="of:=VLOOKUP([.J18];[.$B$2:.$H$100];3;0)" office:value-type="float" office:value="79.4833494152848" calcext:value-type="float">
            <text:p>79.4833494152848</text:p>
          </table:table-cell>
          <table:table-cell table:formula="of:=VLOOKUP([.J18];[.$B$2:.$H$100];7;0)" office:value-type="float" office:value="93.7146280864073" calcext:value-type="float">
            <text:p>93.7146280864073</text:p>
          </table:table-cell>
          <table:table-cell table:formula="of:=VLOOKUP([.J18];[.$B$2:.$H$100];5;0)" office:value-type="float" office:value="85.598335524863" calcext:value-type="float">
            <text:p>85.598335524863</text:p>
          </table:table-cell>
          <table:table-cell table:formula="of:=AND([.M18] &gt;= [.N18]; [.M18] &lt;= [.O1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n Hall</text:p>
          </table:table-cell>
          <table:table-cell office:value-type="float" office:value="118482" calcext:value-type="float">
            <text:p>118482</text:p>
          </table:table-cell>
          <table:table-cell office:value-type="string" calcext:value-type="string">
            <text:p>M</text:p>
          </table:table-cell>
          <table:table-cell office:value-type="float" office:value="77.5552026872323" calcext:value-type="float">
            <text:p>77.5552026872323</text:p>
          </table:table-cell>
          <table:table-cell office:value-type="float" office:value="80.8401904021971" calcext:value-type="float">
            <text:p>80.8401904021971</text:p>
          </table:table-cell>
          <table:table-cell office:value-type="float" office:value="83.9419035940374" calcext:value-type="float">
            <text:p>83.9419035940374</text:p>
          </table:table-cell>
          <table:table-cell office:value-type="float" office:value="87.4101658321267" calcext:value-type="float">
            <text:p>87.4101658321267</text:p>
          </table:table-cell>
          <table:table-cell office:value-type="float" office:value="90.6951535470915" calcext:value-type="float">
            <text:p>90.6951535470915</text:p>
          </table:table-cell>
          <table:table-cell/>
          <table:table-cell office:value-type="float" office:value="122236" calcext:value-type="float">
            <text:p>122236</text:p>
          </table:table-cell>
          <table:table-cell office:value-type="string" calcext:value-type="string">
            <text:p>Brent Mayorga</text:p>
          </table:table-cell>
          <table:table-cell office:value-type="float" office:value="1276.26" calcext:value-type="float">
            <text:p>1276.26</text:p>
          </table:table-cell>
          <table:table-cell office:value-type="float" office:value="80.8" calcext:value-type="float">
            <text:p>80.8</text:p>
          </table:table-cell>
          <table:table-cell table:formula="of:=VLOOKUP([.J19];[.$B$2:.$H$100];3;0)" office:value-type="float" office:value="74.9173072196936" calcext:value-type="float">
            <text:p>74.9173072196936</text:p>
          </table:table-cell>
          <table:table-cell table:formula="of:=VLOOKUP([.J19];[.$B$2:.$H$100];7;0)" office:value-type="float" office:value="90.082825683901" calcext:value-type="float">
            <text:p>90.082825683901</text:p>
          </table:table-cell>
          <table:table-cell table:formula="of:=VLOOKUP([.J19];[.$B$2:.$H$100];5;0)" office:value-type="float" office:value="81.3101250314381" calcext:value-type="float">
            <text:p>81.3101250314381</text:p>
          </table:table-cell>
          <table:table-cell table:formula="of:=AND([.M19] &gt;= [.N19]; [.M19] &lt;= [.O1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ian Jay Magaling</text:p>
          </table:table-cell>
          <table:table-cell office:value-type="float" office:value="122072" calcext:value-type="float">
            <text:p>122072</text:p>
          </table:table-cell>
          <table:table-cell office:value-type="string" calcext:value-type="string">
            <text:p>GM</text:p>
          </table:table-cell>
          <table:table-cell office:value-type="float" office:value="77.1080594777358" calcext:value-type="float">
            <text:p>77.1080594777358</text:p>
          </table:table-cell>
          <table:table-cell office:value-type="float" office:value="80.4959365828454" calcext:value-type="float">
            <text:p>80.4959365828454</text:p>
          </table:table-cell>
          <table:table-cell office:value-type="float" office:value="83.1493189361927" calcext:value-type="float">
            <text:p>83.1493189361927</text:p>
          </table:table-cell>
          <table:table-cell office:value-type="float" office:value="87.2716907930645" calcext:value-type="float">
            <text:p>87.2716907930645</text:p>
          </table:table-cell>
          <table:table-cell office:value-type="float" office:value="90.6595678981741" calcext:value-type="float">
            <text:p>90.6595678981741</text:p>
          </table:table-cell>
          <table:table-cell/>
          <table:table-cell office:value-type="float" office:value="78645" calcext:value-type="float">
            <text:p>78645</text:p>
          </table:table-cell>
          <table:table-cell office:value-type="string" calcext:value-type="string">
            <text:p>Loren Pendergrass</text:p>
          </table:table-cell>
          <table:table-cell office:value-type="float" office:value="1270.6" calcext:value-type="float">
            <text:p>1270.6</text:p>
          </table:table-cell>
          <table:table-cell office:value-type="float" office:value="80.44" calcext:value-type="float">
            <text:p>80.44</text:p>
          </table:table-cell>
          <table:table-cell table:formula="of:=VLOOKUP([.J20];[.$B$2:.$H$100];3;0)" office:value-type="float" office:value="75.6525755572392" calcext:value-type="float">
            <text:p>75.6525755572392</text:p>
          </table:table-cell>
          <table:table-cell table:formula="of:=VLOOKUP([.J20];[.$B$2:.$H$100];7;0)" office:value-type="float" office:value="88.5465243500282" calcext:value-type="float">
            <text:p>88.5465243500282</text:p>
          </table:table-cell>
          <table:table-cell table:formula="of:=VLOOKUP([.J20];[.$B$2:.$H$100];5;0)" office:value-type="float" office:value="81.6991615014148" calcext:value-type="float">
            <text:p>81.6991615014148</text:p>
          </table:table-cell>
          <table:table-cell table:formula="of:=AND([.M20] &gt;= [.N20]; [.M20] &lt;= [.O2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 Roesch</text:p>
          </table:table-cell>
          <table:table-cell office:value-type="float" office:value="56427" calcext:value-type="float">
            <text:p>56427</text:p>
          </table:table-cell>
          <table:table-cell office:value-type="string" calcext:value-type="string">
            <text:p>M</text:p>
          </table:table-cell>
          <table:table-cell office:value-type="float" office:value="77.098285483464" calcext:value-type="float">
            <text:p>77.098285483464</text:p>
          </table:table-cell>
          <table:table-cell office:value-type="float" office:value="80.3067677387792" calcext:value-type="float">
            <text:p>80.3067677387792</text:p>
          </table:table-cell>
          <table:table-cell office:value-type="float" office:value="83.3855630577386" calcext:value-type="float">
            <text:p>83.3855630577386</text:p>
          </table:table-cell>
          <table:table-cell office:value-type="float" office:value="86.7237322494096" calcext:value-type="float">
            <text:p>86.7237322494096</text:p>
          </table:table-cell>
          <table:table-cell office:value-type="float" office:value="89.9322145047248" calcext:value-type="float">
            <text:p>89.9322145047248</text:p>
          </table:table-cell>
          <table:table-cell/>
          <table:table-cell office:value-type="float" office:value="56427" calcext:value-type="float">
            <text:p>56427</text:p>
          </table:table-cell>
          <table:table-cell office:value-type="string" calcext:value-type="string">
            <text:p>Steve Roesch</text:p>
          </table:table-cell>
          <table:table-cell office:value-type="float" office:value="1258.89" calcext:value-type="float">
            <text:p>1258.89</text:p>
          </table:table-cell>
          <table:table-cell office:value-type="float" office:value="79.7" calcext:value-type="float">
            <text:p>79.7</text:p>
          </table:table-cell>
          <table:table-cell table:formula="of:=VLOOKUP([.J21];[.$B$2:.$H$100];3;0)" office:value-type="float" office:value="77.098285483464" calcext:value-type="float">
            <text:p>77.098285483464</text:p>
          </table:table-cell>
          <table:table-cell table:formula="of:=VLOOKUP([.J21];[.$B$2:.$H$100];7;0)" office:value-type="float" office:value="89.9322145047248" calcext:value-type="float">
            <text:p>89.9322145047248</text:p>
          </table:table-cell>
          <table:table-cell table:formula="of:=VLOOKUP([.J21];[.$B$2:.$H$100];5;0)" office:value-type="float" office:value="83.3855630577386" calcext:value-type="float">
            <text:p>83.3855630577386</text:p>
          </table:table-cell>
          <table:table-cell table:formula="of:=AND([.M21] &gt;= [.N21]; [.M21] &lt;= [.O2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n Gee</text:p>
          </table:table-cell>
          <table:table-cell office:value-type="float" office:value="48869" calcext:value-type="float">
            <text:p>48869</text:p>
          </table:table-cell>
          <table:table-cell office:value-type="string" calcext:value-type="string">
            <text:p>M</text:p>
          </table:table-cell>
          <table:table-cell office:value-type="float" office:value="76.8755984140668" calcext:value-type="float">
            <text:p>76.8755984140668</text:p>
          </table:table-cell>
          <table:table-cell office:value-type="float" office:value="80.7204789400075" calcext:value-type="float">
            <text:p>80.7204789400075</text:p>
          </table:table-cell>
          <table:table-cell office:value-type="float" office:value="83.9085026498146" calcext:value-type="float">
            <text:p>83.9085026498146</text:p>
          </table:table-cell>
          <table:table-cell office:value-type="float" office:value="88.4102399918888" calcext:value-type="float">
            <text:p>88.4102399918888</text:p>
          </table:table-cell>
          <table:table-cell office:value-type="float" office:value="92.2551205178294" calcext:value-type="float">
            <text:p>92.2551205178294</text:p>
          </table:table-cell>
          <table:table-cell/>
          <table:table-cell office:value-type="float" office:value="4806" calcext:value-type="float">
            <text:p>4806</text:p>
          </table:table-cell>
          <table:table-cell office:value-type="string" calcext:value-type="string">
            <text:p>Keith Stephenson</text:p>
          </table:table-cell>
          <table:table-cell office:value-type="float" office:value="1256.31" calcext:value-type="float">
            <text:p>1256.31</text:p>
          </table:table-cell>
          <table:table-cell office:value-type="float" office:value="79.53" calcext:value-type="float">
            <text:p>79.53</text:p>
          </table:table-cell>
          <table:table-cell table:formula="of:=VLOOKUP([.J22];[.$B$2:.$H$100];3;0)" office:value-type="float" office:value="76.4605182241119" calcext:value-type="float">
            <text:p>76.4605182241119</text:p>
          </table:table-cell>
          <table:table-cell table:formula="of:=VLOOKUP([.J22];[.$B$2:.$H$100];7;0)" office:value-type="float" office:value="90.1877354218389" calcext:value-type="float">
            <text:p>90.1877354218389</text:p>
          </table:table-cell>
          <table:table-cell table:formula="of:=VLOOKUP([.J22];[.$B$2:.$H$100];5;0)" office:value-type="float" office:value="83.368697606672" calcext:value-type="float">
            <text:p>83.368697606672</text:p>
          </table:table-cell>
          <table:table-cell table:formula="of:=AND([.M22] &gt;= [.N22]; [.M22] &lt;= [.O2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 Stephenson</text:p>
          </table:table-cell>
          <table:table-cell office:value-type="float" office:value="4806" calcext:value-type="float">
            <text:p>4806</text:p>
          </table:table-cell>
          <table:table-cell office:value-type="string" calcext:value-type="string">
            <text:p>M</text:p>
          </table:table-cell>
          <table:table-cell office:value-type="float" office:value="76.4605182241119" calcext:value-type="float">
            <text:p>76.4605182241119</text:p>
          </table:table-cell>
          <table:table-cell office:value-type="float" office:value="79.8923225235436" calcext:value-type="float">
            <text:p>79.8923225235436</text:p>
          </table:table-cell>
          <table:table-cell office:value-type="float" office:value="83.368697606672" calcext:value-type="float">
            <text:p>83.368697606672</text:p>
          </table:table-cell>
          <table:table-cell office:value-type="float" office:value="86.7559311224072" calcext:value-type="float">
            <text:p>86.7559311224072</text:p>
          </table:table-cell>
          <table:table-cell office:value-type="float" office:value="90.1877354218389" calcext:value-type="float">
            <text:p>90.1877354218389</text:p>
          </table:table-cell>
          <table:table-cell/>
          <table:table-cell office:value-type="float" office:value="3950" calcext:value-type="float">
            <text:p>3950</text:p>
          </table:table-cell>
          <table:table-cell office:value-type="string" calcext:value-type="string">
            <text:p>Bo Wang</text:p>
          </table:table-cell>
          <table:table-cell office:value-type="float" office:value="1245.95" calcext:value-type="float">
            <text:p>1245.95</text:p>
          </table:table-cell>
          <table:table-cell office:value-type="float" office:value="78.88" calcext:value-type="float">
            <text:p>78.88</text:p>
          </table:table-cell>
          <table:table-cell table:formula="of:=VLOOKUP([.J23];[.$B$2:.$H$100];3;0)" office:value-type="float" office:value="80.4229607610072" calcext:value-type="float">
            <text:p>80.4229607610072</text:p>
          </table:table-cell>
          <table:table-cell table:formula="of:=VLOOKUP([.J23];[.$B$2:.$H$100];7;0)" office:value-type="float" office:value="92.267007764879" calcext:value-type="float">
            <text:p>92.267007764879</text:p>
          </table:table-cell>
          <table:table-cell table:formula="of:=VLOOKUP([.J23];[.$B$2:.$H$100];5;0)" office:value-type="float" office:value="86.3858376989214" calcext:value-type="float">
            <text:p>86.3858376989214</text:p>
          </table:table-cell>
          <table:table-cell table:formula="of:=AND([.M23] &gt;= [.N23]; [.M23] &lt;= [.O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n Pendergrass</text:p>
          </table:table-cell>
          <table:table-cell office:value-type="float" office:value="78645" calcext:value-type="float">
            <text:p>78645</text:p>
          </table:table-cell>
          <table:table-cell office:value-type="string" calcext:value-type="string">
            <text:p>A</text:p>
          </table:table-cell>
          <table:table-cell office:value-type="float" office:value="75.6525755572392" calcext:value-type="float">
            <text:p>75.6525755572392</text:p>
          </table:table-cell>
          <table:table-cell office:value-type="float" office:value="78.8760627554364" calcext:value-type="float">
            <text:p>78.8760627554364</text:p>
          </table:table-cell>
          <table:table-cell office:value-type="float" office:value="81.6991615014148" calcext:value-type="float">
            <text:p>81.6991615014148</text:p>
          </table:table-cell>
          <table:table-cell office:value-type="float" office:value="85.3230371518309" calcext:value-type="float">
            <text:p>85.3230371518309</text:p>
          </table:table-cell>
          <table:table-cell office:value-type="float" office:value="88.5465243500282" calcext:value-type="float">
            <text:p>88.5465243500282</text:p>
          </table:table-cell>
          <table:table-cell/>
          <table:table-cell office:value-type="float" office:value="113711" calcext:value-type="float">
            <text:p>113711</text:p>
          </table:table-cell>
          <table:table-cell office:value-type="string" calcext:value-type="string">
            <text:p>Mark Kelly</text:p>
          </table:table-cell>
          <table:table-cell office:value-type="float" office:value="1238.84" calcext:value-type="float">
            <text:p>1238.84</text:p>
          </table:table-cell>
          <table:table-cell office:value-type="float" office:value="78.43" calcext:value-type="float">
            <text:p>78.43</text:p>
          </table:table-cell>
          <table:table-cell table:formula="of:=VLOOKUP([.J24];[.$B$2:.$H$100];3;0)" office:value-type="float" office:value="72.5672425623503" calcext:value-type="float">
            <text:p>72.5672425623503</text:p>
          </table:table-cell>
          <table:table-cell table:formula="of:=VLOOKUP([.J24];[.$B$2:.$H$100];7;0)" office:value-type="float" office:value="87.355245564733" calcext:value-type="float">
            <text:p>87.355245564733</text:p>
          </table:table-cell>
          <table:table-cell table:formula="of:=VLOOKUP([.J24];[.$B$2:.$H$100];5;0)" office:value-type="float" office:value="79.2697883570334" calcext:value-type="float">
            <text:p>79.2697883570334</text:p>
          </table:table-cell>
          <table:table-cell table:formula="of:=AND([.M24] &gt;= [.N24]; [.M24] &lt;= [.O2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nt Mayorga</text:p>
          </table:table-cell>
          <table:table-cell office:value-type="float" office:value="122236" calcext:value-type="float">
            <text:p>122236</text:p>
          </table:table-cell>
          <table:table-cell office:value-type="string" calcext:value-type="string">
            <text:p>A</text:p>
          </table:table-cell>
          <table:table-cell office:value-type="float" office:value="74.9173072196936" calcext:value-type="float">
            <text:p>74.9173072196936</text:p>
          </table:table-cell>
          <table:table-cell office:value-type="float" office:value="78.7086868357454" calcext:value-type="float">
            <text:p>78.7086868357454</text:p>
          </table:table-cell>
          <table:table-cell office:value-type="float" office:value="81.3101250314381" calcext:value-type="float">
            <text:p>81.3101250314381</text:p>
          </table:table-cell>
          <table:table-cell office:value-type="float" office:value="86.2914460678491" calcext:value-type="float">
            <text:p>86.2914460678491</text:p>
          </table:table-cell>
          <table:table-cell office:value-type="float" office:value="90.082825683901" calcext:value-type="float">
            <text:p>90.082825683901</text:p>
          </table:table-cell>
          <table:table-cell/>
          <table:table-cell office:value-type="float" office:value="107123" calcext:value-type="float">
            <text:p>107123</text:p>
          </table:table-cell>
          <table:table-cell office:value-type="string" calcext:value-type="string">
            <text:p>Paul Felker</text:p>
          </table:table-cell>
          <table:table-cell office:value-type="float" office:value="1213.55" calcext:value-type="float">
            <text:p>1213.55</text:p>
          </table:table-cell>
          <table:table-cell office:value-type="float" office:value="76.82" calcext:value-type="float">
            <text:p>76.82</text:p>
          </table:table-cell>
          <table:table-cell table:formula="of:=VLOOKUP([.J25];[.$B$2:.$H$100];3;0)" office:value-type="float" office:value="71.8801890135974" calcext:value-type="float">
            <text:p>71.8801890135974</text:p>
          </table:table-cell>
          <table:table-cell table:formula="of:=VLOOKUP([.J25];[.$B$2:.$H$100];7;0)" office:value-type="float" office:value="87.1164350506896" calcext:value-type="float">
            <text:p>87.1164350506896</text:p>
          </table:table-cell>
          <table:table-cell table:formula="of:=VLOOKUP([.J25];[.$B$2:.$H$100];5;0)" office:value-type="float" office:value="79.5372580707866" calcext:value-type="float">
            <text:p>79.5372580707866</text:p>
          </table:table-cell>
          <table:table-cell table:formula="of:=AND([.M25] &gt;= [.N25]; [.M25] &lt;= [.O2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gli Quan</text:p>
          </table:table-cell>
          <table:table-cell office:value-type="float" office:value="121764" calcext:value-type="float">
            <text:p>121764</text:p>
          </table:table-cell>
          <table:table-cell office:value-type="string" calcext:value-type="string">
            <text:p>A</text:p>
          </table:table-cell>
          <table:table-cell office:value-type="float" office:value="73.7477516287924" calcext:value-type="float">
            <text:p>73.7477516287924</text:p>
          </table:table-cell>
          <table:table-cell office:value-type="float" office:value="77.1347266377731" calcext:value-type="float">
            <text:p>77.1347266377731</text:p>
          </table:table-cell>
          <table:table-cell office:value-type="float" office:value="80.5958360755461" calcext:value-type="float">
            <text:p>80.5958360755461</text:p>
          </table:table-cell>
          <table:table-cell office:value-type="float" office:value="83.9086766557344" calcext:value-type="float">
            <text:p>83.9086766557344</text:p>
          </table:table-cell>
          <table:table-cell office:value-type="float" office:value="87.2956516647151" calcext:value-type="float">
            <text:p>87.2956516647151</text:p>
          </table:table-cell>
          <table:table-cell/>
          <table:table-cell office:value-type="float" office:value="118717" calcext:value-type="float">
            <text:p>118717</text:p>
          </table:table-cell>
          <table:table-cell office:value-type="string" calcext:value-type="string">
            <text:p>Vincent Hall</text:p>
          </table:table-cell>
          <table:table-cell office:value-type="float" office:value="1209.11" calcext:value-type="float">
            <text:p>1209.11</text:p>
          </table:table-cell>
          <table:table-cell office:value-type="float" office:value="76.54" calcext:value-type="float">
            <text:p>76.54</text:p>
          </table:table-cell>
          <table:table-cell table:formula="of:=VLOOKUP([.J26];[.$B$2:.$H$100];3;0)" office:value-type="float" office:value="73.3534960642472" calcext:value-type="float">
            <text:p>73.3534960642472</text:p>
          </table:table-cell>
          <table:table-cell table:formula="of:=VLOOKUP([.J26];[.$B$2:.$H$100];7;0)" office:value-type="float" office:value="86.8395811391835" calcext:value-type="float">
            <text:p>86.8395811391835</text:p>
          </table:table-cell>
          <table:table-cell table:formula="of:=VLOOKUP([.J26];[.$B$2:.$H$100];5;0)" office:value-type="float" office:value="80.0267898258677" calcext:value-type="float">
            <text:p>80.0267898258677</text:p>
          </table:table-cell>
          <table:table-cell table:formula="of:=AND([.M26] &gt;= [.N26]; [.M26] &lt;= [.O2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cent Hall</text:p>
          </table:table-cell>
          <table:table-cell office:value-type="float" office:value="118717" calcext:value-type="float">
            <text:p>118717</text:p>
          </table:table-cell>
          <table:table-cell office:value-type="string" calcext:value-type="string">
            <text:p>M</text:p>
          </table:table-cell>
          <table:table-cell office:value-type="float" office:value="73.3534960642472" calcext:value-type="float">
            <text:p>73.3534960642472</text:p>
          </table:table-cell>
          <table:table-cell office:value-type="float" office:value="76.7250173329813" calcext:value-type="float">
            <text:p>76.7250173329813</text:p>
          </table:table-cell>
          <table:table-cell office:value-type="float" office:value="80.0267898258677" calcext:value-type="float">
            <text:p>80.0267898258677</text:p>
          </table:table-cell>
          <table:table-cell office:value-type="float" office:value="83.4680598704494" calcext:value-type="float">
            <text:p>83.4680598704494</text:p>
          </table:table-cell>
          <table:table-cell office:value-type="float" office:value="86.8395811391835" calcext:value-type="float">
            <text:p>86.8395811391835</text:p>
          </table:table-cell>
          <table:table-cell/>
          <table:table-cell office:value-type="float" office:value="94608" calcext:value-type="float">
            <text:p>94608</text:p>
          </table:table-cell>
          <table:table-cell office:value-type="string" calcext:value-type="string">
            <text:p>Estuardo Balderas</text:p>
          </table:table-cell>
          <table:table-cell office:value-type="float" office:value="1208.67" calcext:value-type="float">
            <text:p>1208.67</text:p>
          </table:table-cell>
          <table:table-cell office:value-type="float" office:value="76.52" calcext:value-type="float">
            <text:p>76.52</text:p>
          </table:table-cell>
          <table:table-cell table:formula="of:=VLOOKUP([.J27];[.$B$2:.$H$100];3;0)" office:value-type="float" office:value="71.4727068935634" calcext:value-type="float">
            <text:p>71.4727068935634</text:p>
          </table:table-cell>
          <table:table-cell table:formula="of:=VLOOKUP([.J27];[.$B$2:.$H$100];7;0)" office:value-type="float" office:value="86.6945903217593" calcext:value-type="float">
            <text:p>86.6945903217593</text:p>
          </table:table-cell>
          <table:table-cell table:formula="of:=VLOOKUP([.J27];[.$B$2:.$H$100];5;0)" office:value-type="float" office:value="78.310545857916" calcext:value-type="float">
            <text:p>78.310545857916</text:p>
          </table:table-cell>
          <table:table-cell table:formula="of:=AND([.M27] &gt;= [.N27]; [.M27] &lt;= [.O2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Kelly</text:p>
          </table:table-cell>
          <table:table-cell office:value-type="float" office:value="113711" calcext:value-type="float">
            <text:p>113711</text:p>
          </table:table-cell>
          <table:table-cell office:value-type="string" calcext:value-type="string">
            <text:p>A</text:p>
          </table:table-cell>
          <table:table-cell office:value-type="float" office:value="72.5672425623503" calcext:value-type="float">
            <text:p>72.5672425623503</text:p>
          </table:table-cell>
          <table:table-cell office:value-type="float" office:value="76.264243312946" calcext:value-type="float">
            <text:p>76.264243312946</text:p>
          </table:table-cell>
          <table:table-cell office:value-type="float" office:value="79.2697883570334" calcext:value-type="float">
            <text:p>79.2697883570334</text:p>
          </table:table-cell>
          <table:table-cell office:value-type="float" office:value="83.6582448141374" calcext:value-type="float">
            <text:p>83.6582448141374</text:p>
          </table:table-cell>
          <table:table-cell office:value-type="float" office:value="87.355245564733" calcext:value-type="float">
            <text:p>87.355245564733</text:p>
          </table:table-cell>
          <table:table-cell/>
          <table:table-cell office:value-type="float" office:value="121764" calcext:value-type="float">
            <text:p>121764</text:p>
          </table:table-cell>
          <table:table-cell office:value-type="string" calcext:value-type="string">
            <text:p>Hongli Quan</text:p>
          </table:table-cell>
          <table:table-cell office:value-type="float" office:value="1201.56" calcext:value-type="float">
            <text:p>1201.56</text:p>
          </table:table-cell>
          <table:table-cell office:value-type="float" office:value="76.07" calcext:value-type="float">
            <text:p>76.07</text:p>
          </table:table-cell>
          <table:table-cell table:formula="of:=VLOOKUP([.J28];[.$B$2:.$H$100];3;0)" office:value-type="float" office:value="73.7477516287924" calcext:value-type="float">
            <text:p>73.7477516287924</text:p>
          </table:table-cell>
          <table:table-cell table:formula="of:=VLOOKUP([.J28];[.$B$2:.$H$100];7;0)" office:value-type="float" office:value="87.2956516647151" calcext:value-type="float">
            <text:p>87.2956516647151</text:p>
          </table:table-cell>
          <table:table-cell table:formula="of:=VLOOKUP([.J28];[.$B$2:.$H$100];5;0)" office:value-type="float" office:value="80.5958360755461" calcext:value-type="float">
            <text:p>80.5958360755461</text:p>
          </table:table-cell>
          <table:table-cell table:formula="of:=AND([.M28] &gt;= [.N28]; [.M28] &lt;= [.O2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or Craig</text:p>
          </table:table-cell>
          <table:table-cell office:value-type="float" office:value="136660" calcext:value-type="float">
            <text:p>136660</text:p>
          </table:table-cell>
          <table:table-cell office:value-type="string" calcext:value-type="string">
            <text:p>A</text:p>
          </table:table-cell>
          <table:table-cell office:value-type="float" office:value="72.1610410069834" calcext:value-type="float">
            <text:p>72.1610410069834</text:p>
          </table:table-cell>
          <table:table-cell office:value-type="float" office:value="75.980295644169" calcext:value-type="float">
            <text:p>75.980295644169</text:p>
          </table:table-cell>
          <table:table-cell office:value-type="float" office:value="78.9556576766633" calcext:value-type="float">
            <text:p>78.9556576766633</text:p>
          </table:table-cell>
          <table:table-cell office:value-type="float" office:value="83.6188049185402" calcext:value-type="float">
            <text:p>83.6188049185402</text:p>
          </table:table-cell>
          <table:table-cell office:value-type="float" office:value="87.4380595557257" calcext:value-type="float">
            <text:p>87.4380595557257</text:p>
          </table:table-cell>
          <table:table-cell/>
          <table:table-cell office:value-type="float" office:value="136660" calcext:value-type="float">
            <text:p>136660</text:p>
          </table:table-cell>
          <table:table-cell office:value-type="string" calcext:value-type="string">
            <text:p>Conor Craig</text:p>
          </table:table-cell>
          <table:table-cell office:value-type="float" office:value="1192" calcext:value-type="float">
            <text:p>1192</text:p>
          </table:table-cell>
          <table:table-cell office:value-type="float" office:value="75.46" calcext:value-type="float">
            <text:p>75.46</text:p>
          </table:table-cell>
          <table:table-cell table:formula="of:=VLOOKUP([.J29];[.$B$2:.$H$100];3;0)" office:value-type="float" office:value="72.1610410069834" calcext:value-type="float">
            <text:p>72.1610410069834</text:p>
          </table:table-cell>
          <table:table-cell table:formula="of:=VLOOKUP([.J29];[.$B$2:.$H$100];7;0)" office:value-type="float" office:value="87.4380595557257" calcext:value-type="float">
            <text:p>87.4380595557257</text:p>
          </table:table-cell>
          <table:table-cell table:formula="of:=VLOOKUP([.J29];[.$B$2:.$H$100];5;0)" office:value-type="float" office:value="78.9556576766633" calcext:value-type="float">
            <text:p>78.9556576766633</text:p>
          </table:table-cell>
          <table:table-cell table:formula="of:=AND([.M29] &gt;= [.N29]; [.M29] &lt;= [.O2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Felker</text:p>
          </table:table-cell>
          <table:table-cell office:value-type="float" office:value="107123" calcext:value-type="float">
            <text:p>107123</text:p>
          </table:table-cell>
          <table:table-cell office:value-type="string" calcext:value-type="string">
            <text:p>M</text:p>
          </table:table-cell>
          <table:table-cell office:value-type="float" office:value="71.8801890135974" calcext:value-type="float">
            <text:p>71.8801890135974</text:p>
          </table:table-cell>
          <table:table-cell office:value-type="float" office:value="75.6892505228705" calcext:value-type="float">
            <text:p>75.6892505228705</text:p>
          </table:table-cell>
          <table:table-cell office:value-type="float" office:value="79.5372580707866" calcext:value-type="float">
            <text:p>79.5372580707866</text:p>
          </table:table-cell>
          <table:table-cell office:value-type="float" office:value="83.3073735414166" calcext:value-type="float">
            <text:p>83.3073735414166</text:p>
          </table:table-cell>
          <table:table-cell office:value-type="float" office:value="87.1164350506896" calcext:value-type="float">
            <text:p>87.1164350506896</text:p>
          </table:table-cell>
          <table:table-cell/>
          <table:table-cell office:value-type="float" office:value="86498" calcext:value-type="float">
            <text:p>86498</text:p>
          </table:table-cell>
          <table:table-cell office:value-type="string" calcext:value-type="string">
            <text:p>Alex Goben</text:p>
          </table:table-cell>
          <table:table-cell office:value-type="float" office:value="1180.85" calcext:value-type="float">
            <text:p>1180.85</text:p>
          </table:table-cell>
          <table:table-cell office:value-type="float" office:value="74.76" calcext:value-type="float">
            <text:p>74.76</text:p>
          </table:table-cell>
          <table:table-cell table:formula="of:=VLOOKUP([.J30];[.$B$2:.$H$100];3;0)" office:value-type="float" office:value="68.6557577958438" calcext:value-type="float">
            <text:p>68.6557577958438</text:p>
          </table:table-cell>
          <table:table-cell table:formula="of:=VLOOKUP([.J30];[.$B$2:.$H$100];7;0)" office:value-type="float" office:value="83.7479952211897" calcext:value-type="float">
            <text:p>83.7479952211897</text:p>
          </table:table-cell>
          <table:table-cell table:formula="of:=VLOOKUP([.J30];[.$B$2:.$H$100];5;0)" office:value-type="float" office:value="75.9068235904168" calcext:value-type="float">
            <text:p>75.9068235904168</text:p>
          </table:table-cell>
          <table:table-cell table:formula="of:=AND([.M30] &gt;= [.N30]; [.M30] &lt;= [.O3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uardo Balderas</text:p>
          </table:table-cell>
          <table:table-cell office:value-type="float" office:value="94608" calcext:value-type="float">
            <text:p>94608</text:p>
          </table:table-cell>
          <table:table-cell office:value-type="string" calcext:value-type="string">
            <text:p>M</text:p>
          </table:table-cell>
          <table:table-cell office:value-type="float" office:value="71.4727068935634" calcext:value-type="float">
            <text:p>71.4727068935634</text:p>
          </table:table-cell>
          <table:table-cell office:value-type="float" office:value="75.2781777506124" calcext:value-type="float">
            <text:p>75.2781777506124</text:p>
          </table:table-cell>
          <table:table-cell office:value-type="float" office:value="78.310545857916" calcext:value-type="float">
            <text:p>78.310545857916</text:p>
          </table:table-cell>
          <table:table-cell office:value-type="float" office:value="82.8891194647103" calcext:value-type="float">
            <text:p>82.8891194647103</text:p>
          </table:table-cell>
          <table:table-cell office:value-type="float" office:value="86.6945903217593" calcext:value-type="float">
            <text:p>86.6945903217593</text:p>
          </table:table-cell>
          <table:table-cell/>
          <table:table-cell office:value-type="float" office:value="127965" calcext:value-type="float">
            <text:p>127965</text:p>
          </table:table-cell>
          <table:table-cell office:value-type="string" calcext:value-type="string">
            <text:p>Austin DeJean</text:p>
          </table:table-cell>
          <table:table-cell office:value-type="float" office:value="1180.41" calcext:value-type="float">
            <text:p>1180.41</text:p>
          </table:table-cell>
          <table:table-cell office:value-type="float" office:value="74.73" calcext:value-type="float">
            <text:p>74.73</text:p>
          </table:table-cell>
          <table:table-cell table:formula="of:=VLOOKUP([.J31];[.$B$2:.$H$100];3;0)" office:value-type="float" office:value="66.5968554619594" calcext:value-type="float">
            <text:p>66.5968554619594</text:p>
          </table:table-cell>
          <table:table-cell table:formula="of:=VLOOKUP([.J31];[.$B$2:.$H$100];7;0)" office:value-type="float" office:value="82.2042527468047" calcext:value-type="float">
            <text:p>82.2042527468047</text:p>
          </table:table-cell>
          <table:table-cell table:formula="of:=VLOOKUP([.J31];[.$B$2:.$H$100];5;0)" office:value-type="float" office:value="73.6284287320037" calcext:value-type="float">
            <text:p>73.6284287320037</text:p>
          </table:table-cell>
          <table:table-cell table:formula="of:=AND([.M31] &gt;= [.N31]; [.M31] &lt;= [.O3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ne Mendoza</text:p>
          </table:table-cell>
          <table:table-cell office:value-type="float" office:value="98162" calcext:value-type="float">
            <text:p>98162</text:p>
          </table:table-cell>
          <table:table-cell office:value-type="string" calcext:value-type="string">
            <text:p>B</text:p>
          </table:table-cell>
          <table:table-cell office:value-type="float" office:value="70.478813629067" calcext:value-type="float">
            <text:p>70.478813629067</text:p>
          </table:table-cell>
          <table:table-cell office:value-type="float" office:value="73.9845188003478" calcext:value-type="float">
            <text:p>73.9845188003478</text:p>
          </table:table-cell>
          <table:table-cell office:value-type="float" office:value="76.9893494354762" calcext:value-type="float">
            <text:p>76.9893494354762</text:p>
          </table:table-cell>
          <table:table-cell office:value-type="float" office:value="80.9959291429094" calcext:value-type="float">
            <text:p>80.9959291429094</text:p>
          </table:table-cell>
          <table:table-cell office:value-type="float" office:value="84.5016343141903" calcext:value-type="float">
            <text:p>84.5016343141903</text:p>
          </table:table-cell>
          <table:table-cell/>
          <table:table-cell office:value-type="float" office:value="109052" calcext:value-type="float">
            <text:p>109052</text:p>
          </table:table-cell>
          <table:table-cell office:value-type="string" calcext:value-type="string">
            <text:p>zachariah watson</text:p>
          </table:table-cell>
          <table:table-cell office:value-type="float" office:value="1175.47" calcext:value-type="float">
            <text:p>1175.47</text:p>
          </table:table-cell>
          <table:table-cell office:value-type="float" office:value="74.41" calcext:value-type="float">
            <text:p>74.41</text:p>
          </table:table-cell>
          <table:table-cell table:formula="of:=VLOOKUP([.J32];[.$B$2:.$H$100];3;0)" office:value-type="float" office:value="67.4909847454853" calcext:value-type="float">
            <text:p>67.4909847454853</text:p>
          </table:table-cell>
          <table:table-cell table:formula="of:=VLOOKUP([.J32];[.$B$2:.$H$100];7;0)" office:value-type="float" office:value="82.1427149120623" calcext:value-type="float">
            <text:p>82.1427149120623</text:p>
          </table:table-cell>
          <table:table-cell table:formula="of:=VLOOKUP([.J32];[.$B$2:.$H$100];5;0)" office:value-type="float" office:value="74.5077071849196" calcext:value-type="float">
            <text:p>74.5077071849196</text:p>
          </table:table-cell>
          <table:table-cell table:formula="of:=AND([.M32] &gt;= [.N32]; [.M32] &lt;= [.O3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 Goben</text:p>
          </table:table-cell>
          <table:table-cell office:value-type="float" office:value="86498" calcext:value-type="float">
            <text:p>86498</text:p>
          </table:table-cell>
          <table:table-cell office:value-type="string" calcext:value-type="string">
            <text:p>A</text:p>
          </table:table-cell>
          <table:table-cell office:value-type="float" office:value="68.6557577958438" calcext:value-type="float">
            <text:p>68.6557577958438</text:p>
          </table:table-cell>
          <table:table-cell office:value-type="float" office:value="72.4288171521803" calcext:value-type="float">
            <text:p>72.4288171521803</text:p>
          </table:table-cell>
          <table:table-cell office:value-type="float" office:value="75.9068235904168" calcext:value-type="float">
            <text:p>75.9068235904168</text:p>
          </table:table-cell>
          <table:table-cell office:value-type="float" office:value="79.9749358648533" calcext:value-type="float">
            <text:p>79.9749358648533</text:p>
          </table:table-cell>
          <table:table-cell office:value-type="float" office:value="83.7479952211897" calcext:value-type="float">
            <text:p>83.7479952211897</text:p>
          </table:table-cell>
          <table:table-cell/>
          <table:table-cell office:value-type="float" office:value="119411" calcext:value-type="float">
            <text:p>119411</text:p>
          </table:table-cell>
          <table:table-cell office:value-type="string" calcext:value-type="string">
            <text:p>shane atwell</text:p>
          </table:table-cell>
          <table:table-cell office:value-type="float" office:value="1167.05" calcext:value-type="float">
            <text:p>1167.05</text:p>
          </table:table-cell>
          <table:table-cell office:value-type="float" office:value="73.88" calcext:value-type="float">
            <text:p>73.88</text:p>
          </table:table-cell>
          <table:table-cell table:formula="of:=VLOOKUP([.J33];[.$B$2:.$H$100];3;0)" office:value-type="float" office:value="65.6642324324716" calcext:value-type="float">
            <text:p>65.6642324324716</text:p>
          </table:table-cell>
          <table:table-cell table:formula="of:=VLOOKUP([.J33];[.$B$2:.$H$100];7;0)" office:value-type="float" office:value="81.0399651946815" calcext:value-type="float">
            <text:p>81.0399651946815</text:p>
          </table:table-cell>
          <table:table-cell table:formula="of:=VLOOKUP([.J33];[.$B$2:.$H$100];5;0)" office:value-type="float" office:value="72.6699743686275" calcext:value-type="float">
            <text:p>72.6699743686275</text:p>
          </table:table-cell>
          <table:table-cell table:formula="of:=AND([.M33] &gt;= [.N33]; [.M33] &lt;= [.O3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 Olson</text:p>
          </table:table-cell>
          <table:table-cell office:value-type="float" office:value="70399" calcext:value-type="float">
            <text:p>70399</text:p>
          </table:table-cell>
          <table:table-cell office:value-type="string" calcext:value-type="string">
            <text:p>M</text:p>
          </table:table-cell>
          <table:table-cell office:value-type="float" office:value="67.9369340801026" calcext:value-type="float">
            <text:p>67.9369340801026</text:p>
          </table:table-cell>
          <table:table-cell office:value-type="float" office:value="71.5082526795469" calcext:value-type="float">
            <text:p>71.5082526795469</text:p>
          </table:table-cell>
          <table:table-cell office:value-type="float" office:value="75.0266005663861" calcext:value-type="float">
            <text:p>75.0266005663861</text:p>
          </table:table-cell>
          <table:table-cell office:value-type="float" office:value="78.6508898784355" calcext:value-type="float">
            <text:p>78.6508898784355</text:p>
          </table:table-cell>
          <table:table-cell office:value-type="float" office:value="82.2222084778798" calcext:value-type="float">
            <text:p>82.2222084778798</text:p>
          </table:table-cell>
          <table:table-cell/>
          <table:table-cell office:value-type="float" office:value="98162" calcext:value-type="float">
            <text:p>98162</text:p>
          </table:table-cell>
          <table:table-cell office:value-type="string" calcext:value-type="string">
            <text:p>Duane Mendoza</text:p>
          </table:table-cell>
          <table:table-cell office:value-type="float" office:value="1165.34" calcext:value-type="float">
            <text:p>1165.34</text:p>
          </table:table-cell>
          <table:table-cell office:value-type="float" office:value="73.77" calcext:value-type="float">
            <text:p>73.77</text:p>
          </table:table-cell>
          <table:table-cell table:formula="of:=VLOOKUP([.J34];[.$B$2:.$H$100];3;0)" office:value-type="float" office:value="70.478813629067" calcext:value-type="float">
            <text:p>70.478813629067</text:p>
          </table:table-cell>
          <table:table-cell table:formula="of:=VLOOKUP([.J34];[.$B$2:.$H$100];7;0)" office:value-type="float" office:value="84.5016343141903" calcext:value-type="float">
            <text:p>84.5016343141903</text:p>
          </table:table-cell>
          <table:table-cell table:formula="of:=VLOOKUP([.J34];[.$B$2:.$H$100];5;0)" office:value-type="float" office:value="76.9893494354762" calcext:value-type="float">
            <text:p>76.9893494354762</text:p>
          </table:table-cell>
          <table:table-cell table:formula="of:=AND([.M34] &gt;= [.N34]; [.M34] &lt;= [.O3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chariah watson</text:p>
          </table:table-cell>
          <table:table-cell office:value-type="float" office:value="109052" calcext:value-type="float">
            <text:p>109052</text:p>
          </table:table-cell>
          <table:table-cell office:value-type="string" calcext:value-type="string">
            <text:p>B</text:p>
          </table:table-cell>
          <table:table-cell office:value-type="float" office:value="67.4909847454853" calcext:value-type="float">
            <text:p>67.4909847454853</text:p>
          </table:table-cell>
          <table:table-cell office:value-type="float" office:value="71.1539172871295" calcext:value-type="float">
            <text:p>71.1539172871295</text:p>
          </table:table-cell>
          <table:table-cell office:value-type="float" office:value="74.5077071849196" calcext:value-type="float">
            <text:p>74.5077071849196</text:p>
          </table:table-cell>
          <table:table-cell office:value-type="float" office:value="78.479782370418" calcext:value-type="float">
            <text:p>78.479782370418</text:p>
          </table:table-cell>
          <table:table-cell office:value-type="float" office:value="82.1427149120623" calcext:value-type="float">
            <text:p>82.1427149120623</text:p>
          </table:table-cell>
          <table:table-cell/>
          <table:table-cell office:value-type="float" office:value="35986" calcext:value-type="float">
            <text:p>35986</text:p>
          </table:table-cell>
          <table:table-cell office:value-type="string" calcext:value-type="string">
            <text:p>weerayuth juneweeranong</text:p>
          </table:table-cell>
          <table:table-cell office:value-type="float" office:value="1154.81" calcext:value-type="float">
            <text:p>1154.81</text:p>
          </table:table-cell>
          <table:table-cell office:value-type="float" office:value="73.11" calcext:value-type="float">
            <text:p>73.11</text:p>
          </table:table-cell>
          <table:table-cell table:formula="of:=VLOOKUP([.J35];[.$B$2:.$H$100];3;0)" office:value-type="float" office:value="66.280164318511" calcext:value-type="float">
            <text:p>66.280164318511</text:p>
          </table:table-cell>
          <table:table-cell table:formula="of:=VLOOKUP([.J35];[.$B$2:.$H$100];7;0)" office:value-type="float" office:value="81.6699615714431" calcext:value-type="float">
            <text:p>81.6699615714431</text:p>
          </table:table-cell>
          <table:table-cell table:formula="of:=VLOOKUP([.J35];[.$B$2:.$H$100];5;0)" office:value-type="float" office:value="73.580715100349" calcext:value-type="float">
            <text:p>73.580715100349</text:p>
          </table:table-cell>
          <table:table-cell table:formula="of:=AND([.M35] &gt;= [.N35]; [.M35] &lt;= [.O3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-Luc Ruben</text:p>
          </table:table-cell>
          <table:table-cell office:value-type="float" office:value="80501" calcext:value-type="float">
            <text:p>80501</text:p>
          </table:table-cell>
          <table:table-cell office:value-type="string" calcext:value-type="string">
            <text:p>A</text:p>
          </table:table-cell>
          <table:table-cell office:value-type="float" office:value="67.2395144201644" calcext:value-type="float">
            <text:p>67.2395144201644</text:p>
          </table:table-cell>
          <table:table-cell office:value-type="float" office:value="71.4489040996214" calcext:value-type="float">
            <text:p>71.4489040996214</text:p>
          </table:table-cell>
          <table:table-cell office:value-type="float" office:value="75.5964915687692" calcext:value-type="float">
            <text:p>75.5964915687692</text:p>
          </table:table-cell>
          <table:table-cell office:value-type="float" office:value="79.8676834585353" calcext:value-type="float">
            <text:p>79.8676834585353</text:p>
          </table:table-cell>
          <table:table-cell office:value-type="float" office:value="84.0770731379922" calcext:value-type="float">
            <text:p>84.0770731379922</text:p>
          </table:table-cell>
          <table:table-cell/>
          <table:table-cell office:value-type="float" office:value="114636" calcext:value-type="float">
            <text:p>114636</text:p>
          </table:table-cell>
          <table:table-cell office:value-type="string" calcext:value-type="string">
            <text:p>Jim Havens</text:p>
          </table:table-cell>
          <table:table-cell office:value-type="float" office:value="1152.74" calcext:value-type="float">
            <text:p>1152.74</text:p>
          </table:table-cell>
          <table:table-cell office:value-type="float" office:value="72.98" calcext:value-type="float">
            <text:p>72.98</text:p>
          </table:table-cell>
          <table:table-cell table:formula="of:=VLOOKUP([.J36];[.$B$2:.$H$100];3;0)" office:value-type="float" office:value="65.2873342129108" calcext:value-type="float">
            <text:p>65.2873342129108</text:p>
          </table:table-cell>
          <table:table-cell table:formula="of:=VLOOKUP([.J36];[.$B$2:.$H$100];7;0)" office:value-type="float" office:value="82.0714272047126" calcext:value-type="float">
            <text:p>82.0714272047126</text:p>
          </table:table-cell>
          <table:table-cell table:formula="of:=VLOOKUP([.J36];[.$B$2:.$H$100];5;0)" office:value-type="float" office:value="73.307502069284" calcext:value-type="float">
            <text:p>73.307502069284</text:p>
          </table:table-cell>
          <table:table-cell table:formula="of:=AND([.M36] &gt;= [.N36]; [.M36] &lt;= [.O3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in DeJean</text:p>
          </table:table-cell>
          <table:table-cell office:value-type="float" office:value="127965" calcext:value-type="float">
            <text:p>127965</text:p>
          </table:table-cell>
          <table:table-cell office:value-type="string" calcext:value-type="string">
            <text:p>B</text:p>
          </table:table-cell>
          <table:table-cell office:value-type="float" office:value="66.5968554619594" calcext:value-type="float">
            <text:p>66.5968554619594</text:p>
          </table:table-cell>
          <table:table-cell office:value-type="float" office:value="70.4987047831707" calcext:value-type="float">
            <text:p>70.4987047831707</text:p>
          </table:table-cell>
          <table:table-cell office:value-type="float" office:value="73.6284287320037" calcext:value-type="float">
            <text:p>73.6284287320037</text:p>
          </table:table-cell>
          <table:table-cell office:value-type="float" office:value="78.3024034255934" calcext:value-type="float">
            <text:p>78.3024034255934</text:p>
          </table:table-cell>
          <table:table-cell office:value-type="float" office:value="82.2042527468047" calcext:value-type="float">
            <text:p>82.2042527468047</text:p>
          </table:table-cell>
          <table:table-cell/>
          <table:table-cell office:value-type="float" office:value="104109" calcext:value-type="float">
            <text:p>104109</text:p>
          </table:table-cell>
          <table:table-cell office:value-type="string" calcext:value-type="string">
            <text:p>Heath Moore</text:p>
          </table:table-cell>
          <table:table-cell office:value-type="float" office:value="1136.12" calcext:value-type="float">
            <text:p>1136.12</text:p>
          </table:table-cell>
          <table:table-cell office:value-type="float" office:value="71.92" calcext:value-type="float">
            <text:p>71.92</text:p>
          </table:table-cell>
          <table:table-cell table:formula="of:=VLOOKUP([.J37];[.$B$2:.$H$100];3;0)" office:value-type="float" office:value="63.5922620620731" calcext:value-type="float">
            <text:p>63.5922620620731</text:p>
          </table:table-cell>
          <table:table-cell table:formula="of:=VLOOKUP([.J37];[.$B$2:.$H$100];7;0)" office:value-type="float" office:value="78.7359653739375" calcext:value-type="float">
            <text:p>78.7359653739375</text:p>
          </table:table-cell>
          <table:table-cell table:formula="of:=VLOOKUP([.J37];[.$B$2:.$H$100];5;0)" office:value-type="float" office:value="70.3765466211214" calcext:value-type="float">
            <text:p>70.3765466211214</text:p>
          </table:table-cell>
          <table:table-cell table:formula="of:=AND([.M37] &gt;= [.N37]; [.M37] &lt;= [.O3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in Sonan</text:p>
          </table:table-cell>
          <table:table-cell office:value-type="float" office:value="98307" calcext:value-type="float">
            <text:p>98307</text:p>
          </table:table-cell>
          <table:table-cell office:value-type="string" calcext:value-type="string">
            <text:p>A</text:p>
          </table:table-cell>
          <table:table-cell office:value-type="float" office:value="66.3934138977724" calcext:value-type="float">
            <text:p>66.3934138977724</text:p>
          </table:table-cell>
          <table:table-cell office:value-type="float" office:value="69.8940717840238" calcext:value-type="float">
            <text:p>69.8940717840238</text:p>
          </table:table-cell>
          <table:table-cell office:value-type="float" office:value="73.2088552225913" calcext:value-type="float">
            <text:p>73.2088552225913</text:p>
          </table:table-cell>
          <table:table-cell office:value-type="float" office:value="76.8953875565267" calcext:value-type="float">
            <text:p>76.8953875565267</text:p>
          </table:table-cell>
          <table:table-cell office:value-type="float" office:value="80.3960454427781" calcext:value-type="float">
            <text:p>80.3960454427781</text:p>
          </table:table-cell>
          <table:table-cell/>
          <table:table-cell office:value-type="float" office:value="91497" calcext:value-type="float">
            <text:p>91497</text:p>
          </table:table-cell>
          <table:table-cell office:value-type="string" calcext:value-type="string">
            <text:p>Scott Reeh</text:p>
          </table:table-cell>
          <table:table-cell office:value-type="float" office:value="1136.1" calcext:value-type="float">
            <text:p>1136.1</text:p>
          </table:table-cell>
          <table:table-cell office:value-type="float" office:value="71.92" calcext:value-type="float">
            <text:p>71.92</text:p>
          </table:table-cell>
          <table:table-cell table:formula="of:=VLOOKUP([.J38];[.$B$2:.$H$100];3;0)" office:value-type="float" office:value="65.3252695921152" calcext:value-type="float">
            <text:p>65.3252695921152</text:p>
          </table:table-cell>
          <table:table-cell table:formula="of:=VLOOKUP([.J38];[.$B$2:.$H$100];7;0)" office:value-type="float" office:value="80.1746537429529" calcext:value-type="float">
            <text:p>80.1746537429529</text:p>
          </table:table-cell>
          <table:table-cell table:formula="of:=VLOOKUP([.J38];[.$B$2:.$H$100];5;0)" office:value-type="float" office:value="72.5163689507896" calcext:value-type="float">
            <text:p>72.5163689507896</text:p>
          </table:table-cell>
          <table:table-cell table:formula="of:=AND([.M38] &gt;= [.N38]; [.M38] &lt;= [.O3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rayuth juneweeranong</text:p>
          </table:table-cell>
          <table:table-cell office:value-type="float" office:value="35986" calcext:value-type="float">
            <text:p>35986</text:p>
          </table:table-cell>
          <table:table-cell office:value-type="string" calcext:value-type="string">
            <text:p>M</text:p>
          </table:table-cell>
          <table:table-cell office:value-type="float" office:value="66.280164318511" calcext:value-type="float">
            <text:p>66.280164318511</text:p>
          </table:table-cell>
          <table:table-cell office:value-type="float" office:value="70.127613631744" calcext:value-type="float">
            <text:p>70.127613631744</text:p>
          </table:table-cell>
          <table:table-cell office:value-type="float" office:value="73.580715100349" calcext:value-type="float">
            <text:p>73.580715100349</text:p>
          </table:table-cell>
          <table:table-cell office:value-type="float" office:value="77.8225122582101" calcext:value-type="float">
            <text:p>77.8225122582101</text:p>
          </table:table-cell>
          <table:table-cell office:value-type="float" office:value="81.6699615714431" calcext:value-type="float">
            <text:p>81.6699615714431</text:p>
          </table:table-cell>
          <table:table-cell/>
          <table:table-cell office:value-type="float" office:value="80501" calcext:value-type="float">
            <text:p>80501</text:p>
          </table:table-cell>
          <table:table-cell office:value-type="string" calcext:value-type="string">
            <text:p>Jon-Luc Ruben</text:p>
          </table:table-cell>
          <table:table-cell office:value-type="float" office:value="1134.45" calcext:value-type="float">
            <text:p>1134.45</text:p>
          </table:table-cell>
          <table:table-cell office:value-type="float" office:value="71.82" calcext:value-type="float">
            <text:p>71.82</text:p>
          </table:table-cell>
          <table:table-cell table:formula="of:=VLOOKUP([.J39];[.$B$2:.$H$100];3;0)" office:value-type="float" office:value="67.2395144201644" calcext:value-type="float">
            <text:p>67.2395144201644</text:p>
          </table:table-cell>
          <table:table-cell table:formula="of:=VLOOKUP([.J39];[.$B$2:.$H$100];7;0)" office:value-type="float" office:value="84.0770731379922" calcext:value-type="float">
            <text:p>84.0770731379922</text:p>
          </table:table-cell>
          <table:table-cell table:formula="of:=VLOOKUP([.J39];[.$B$2:.$H$100];5;0)" office:value-type="float" office:value="75.5964915687692" calcext:value-type="float">
            <text:p>75.5964915687692</text:p>
          </table:table-cell>
          <table:table-cell table:formula="of:=AND([.M39] &gt;= [.N39]; [.M39] &lt;= [.O3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 Raglin</text:p>
          </table:table-cell>
          <table:table-cell office:value-type="float" office:value="42278" calcext:value-type="float">
            <text:p>42278</text:p>
          </table:table-cell>
          <table:table-cell office:value-type="string" calcext:value-type="string">
            <text:p>A</text:p>
          </table:table-cell>
          <table:table-cell office:value-type="float" office:value="66.0327910510212" calcext:value-type="float">
            <text:p>66.0327910510212</text:p>
          </table:table-cell>
          <table:table-cell office:value-type="float" office:value="69.9266149220807" calcext:value-type="float">
            <text:p>69.9266149220807</text:p>
          </table:table-cell>
          <table:table-cell office:value-type="float" office:value="73.4697043129946" calcext:value-type="float">
            <text:p>73.4697043129946</text:p>
          </table:table-cell>
          <table:table-cell office:value-type="float" office:value="77.7142626641998" calcext:value-type="float">
            <text:p>77.7142626641998</text:p>
          </table:table-cell>
          <table:table-cell office:value-type="float" office:value="81.6080865352594" calcext:value-type="float">
            <text:p>81.6080865352594</text:p>
          </table:table-cell>
          <table:table-cell/>
          <table:table-cell office:value-type="float" office:value="42278" calcext:value-type="float">
            <text:p>42278</text:p>
          </table:table-cell>
          <table:table-cell office:value-type="string" calcext:value-type="string">
            <text:p>Kelly Raglin</text:p>
          </table:table-cell>
          <table:table-cell office:value-type="float" office:value="1133.72" calcext:value-type="float">
            <text:p>1133.72</text:p>
          </table:table-cell>
          <table:table-cell office:value-type="float" office:value="71.77" calcext:value-type="float">
            <text:p>71.77</text:p>
          </table:table-cell>
          <table:table-cell table:formula="of:=VLOOKUP([.J40];[.$B$2:.$H$100];3;0)" office:value-type="float" office:value="66.0327910510212" calcext:value-type="float">
            <text:p>66.0327910510212</text:p>
          </table:table-cell>
          <table:table-cell table:formula="of:=VLOOKUP([.J40];[.$B$2:.$H$100];7;0)" office:value-type="float" office:value="81.6080865352594" calcext:value-type="float">
            <text:p>81.6080865352594</text:p>
          </table:table-cell>
          <table:table-cell table:formula="of:=VLOOKUP([.J40];[.$B$2:.$H$100];5;0)" office:value-type="float" office:value="73.4697043129946" calcext:value-type="float">
            <text:p>73.4697043129946</text:p>
          </table:table-cell>
          <table:table-cell table:formula="of:=AND([.M40] &gt;= [.N40]; [.M40] &lt;= [.O4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e atwell</text:p>
          </table:table-cell>
          <table:table-cell office:value-type="float" office:value="119411" calcext:value-type="float">
            <text:p>119411</text:p>
          </table:table-cell>
          <table:table-cell office:value-type="string" calcext:value-type="string">
            <text:p>A</text:p>
          </table:table-cell>
          <table:table-cell office:value-type="float" office:value="65.6642324324716" calcext:value-type="float">
            <text:p>65.6642324324716</text:p>
          </table:table-cell>
          <table:table-cell office:value-type="float" office:value="69.5081656230241" calcext:value-type="float">
            <text:p>69.5081656230241</text:p>
          </table:table-cell>
          <table:table-cell office:value-type="float" office:value="72.6699743686275" calcext:value-type="float">
            <text:p>72.6699743686275</text:p>
          </table:table-cell>
          <table:table-cell office:value-type="float" office:value="77.196032004129" calcext:value-type="float">
            <text:p>77.196032004129</text:p>
          </table:table-cell>
          <table:table-cell office:value-type="float" office:value="81.0399651946815" calcext:value-type="float">
            <text:p>81.0399651946815</text:p>
          </table:table-cell>
          <table:table-cell/>
          <table:table-cell office:value-type="float" office:value="98307" calcext:value-type="float">
            <text:p>98307</text:p>
          </table:table-cell>
          <table:table-cell office:value-type="string" calcext:value-type="string">
            <text:p>Justin Sonan</text:p>
          </table:table-cell>
          <table:table-cell office:value-type="float" office:value="1133.71" calcext:value-type="float">
            <text:p>1133.71</text:p>
          </table:table-cell>
          <table:table-cell office:value-type="float" office:value="71.77" calcext:value-type="float">
            <text:p>71.77</text:p>
          </table:table-cell>
          <table:table-cell table:formula="of:=VLOOKUP([.J41];[.$B$2:.$H$100];3;0)" office:value-type="float" office:value="66.3934138977724" calcext:value-type="float">
            <text:p>66.3934138977724</text:p>
          </table:table-cell>
          <table:table-cell table:formula="of:=VLOOKUP([.J41];[.$B$2:.$H$100];7;0)" office:value-type="float" office:value="80.3960454427781" calcext:value-type="float">
            <text:p>80.3960454427781</text:p>
          </table:table-cell>
          <table:table-cell table:formula="of:=VLOOKUP([.J41];[.$B$2:.$H$100];5;0)" office:value-type="float" office:value="73.2088552225913" calcext:value-type="float">
            <text:p>73.2088552225913</text:p>
          </table:table-cell>
          <table:table-cell table:formula="of:=AND([.M41] &gt;= [.N41]; [.M41] &lt;= [.O4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si Asante</text:p>
          </table:table-cell>
          <table:table-cell office:value-type="float" office:value="119940" calcext:value-type="float">
            <text:p>119940</text:p>
          </table:table-cell>
          <table:table-cell office:value-type="string" calcext:value-type="string">
            <text:p>A</text:p>
          </table:table-cell>
          <table:table-cell office:value-type="float" office:value="65.5531025043833" calcext:value-type="float">
            <text:p>65.5531025043833</text:p>
          </table:table-cell>
          <table:table-cell office:value-type="float" office:value="69.5847784800159" calcext:value-type="float">
            <text:p>69.5847784800159</text:p>
          </table:table-cell>
          <table:table-cell office:value-type="float" office:value="73.4150335487433" calcext:value-type="float">
            <text:p>73.4150335487433</text:p>
          </table:table-cell>
          <table:table-cell office:value-type="float" office:value="77.6481304312811" calcext:value-type="float">
            <text:p>77.6481304312811</text:p>
          </table:table-cell>
          <table:table-cell office:value-type="float" office:value="81.6798064069137" calcext:value-type="float">
            <text:p>81.6798064069137</text:p>
          </table:table-cell>
          <table:table-cell/>
          <table:table-cell office:value-type="float" office:value="70399" calcext:value-type="float">
            <text:p>70399</text:p>
          </table:table-cell>
          <table:table-cell office:value-type="string" calcext:value-type="string">
            <text:p>Brad Olson</text:p>
          </table:table-cell>
          <table:table-cell office:value-type="float" office:value="1118.66" calcext:value-type="float">
            <text:p>1118.66</text:p>
          </table:table-cell>
          <table:table-cell office:value-type="float" office:value="70.82" calcext:value-type="float">
            <text:p>70.82</text:p>
          </table:table-cell>
          <table:table-cell table:formula="of:=VLOOKUP([.J42];[.$B$2:.$H$100];3;0)" office:value-type="float" office:value="67.9369340801026" calcext:value-type="float">
            <text:p>67.9369340801026</text:p>
          </table:table-cell>
          <table:table-cell table:formula="of:=VLOOKUP([.J42];[.$B$2:.$H$100];7;0)" office:value-type="float" office:value="82.2222084778798" calcext:value-type="float">
            <text:p>82.2222084778798</text:p>
          </table:table-cell>
          <table:table-cell table:formula="of:=VLOOKUP([.J42];[.$B$2:.$H$100];5;0)" office:value-type="float" office:value="75.0266005663861" calcext:value-type="float">
            <text:p>75.0266005663861</text:p>
          </table:table-cell>
          <table:table-cell table:formula="of:=AND([.M42] &gt;= [.N42]; [.M42] &lt;= [.O4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e-Min Lin</text:p>
          </table:table-cell>
          <table:table-cell office:value-type="float" office:value="87259" calcext:value-type="float">
            <text:p>87259</text:p>
          </table:table-cell>
          <table:table-cell office:value-type="string" calcext:value-type="string">
            <text:p>A</text:p>
          </table:table-cell>
          <table:table-cell office:value-type="float" office:value="65.4429521469918" calcext:value-type="float">
            <text:p>65.4429521469918</text:p>
          </table:table-cell>
          <table:table-cell office:value-type="float" office:value="69.3178614545692" calcext:value-type="float">
            <text:p>69.3178614545692</text:p>
          </table:table-cell>
          <table:table-cell office:value-type="float" office:value="73.6198794909344" calcext:value-type="float">
            <text:p>73.6198794909344</text:p>
          </table:table-cell>
          <table:table-cell office:value-type="float" office:value="77.0676800697239" calcext:value-type="float">
            <text:p>77.0676800697239</text:p>
          </table:table-cell>
          <table:table-cell office:value-type="float" office:value="80.9425893773013" calcext:value-type="float">
            <text:p>80.9425893773013</text:p>
          </table:table-cell>
          <table:table-cell/>
          <table:table-cell office:value-type="float" office:value="134292" calcext:value-type="float">
            <text:p>134292</text:p>
          </table:table-cell>
          <table:table-cell office:value-type="string" calcext:value-type="string">
            <text:p>Derek Brison</text:p>
          </table:table-cell>
          <table:table-cell office:value-type="float" office:value="1117.51" calcext:value-type="float">
            <text:p>1117.51</text:p>
          </table:table-cell>
          <table:table-cell office:value-type="float" office:value="70.75" calcext:value-type="float">
            <text:p>70.75</text:p>
          </table:table-cell>
          <table:table-cell table:formula="of:=VLOOKUP([.J43];[.$B$2:.$H$100];3;0)" office:value-type="float" office:value="63.7281119480664" calcext:value-type="float">
            <text:p>63.7281119480664</text:p>
          </table:table-cell>
          <table:table-cell table:formula="of:=VLOOKUP([.J43];[.$B$2:.$H$100];7;0)" office:value-type="float" office:value="78.6333534220488" calcext:value-type="float">
            <text:p>78.6333534220488</text:p>
          </table:table-cell>
          <table:table-cell table:formula="of:=VLOOKUP([.J43];[.$B$2:.$H$100];5;0)" office:value-type="float" office:value="70.8940089369155" calcext:value-type="float">
            <text:p>70.8940089369155</text:p>
          </table:table-cell>
          <table:table-cell table:formula="of:=AND([.M43] &gt;= [.N43]; [.M43] &lt;= [.O4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ek Birkenfeld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A</text:p>
          </table:table-cell>
          <table:table-cell office:value-type="float" office:value="65.4273279652755" calcext:value-type="float">
            <text:p>65.4273279652755</text:p>
          </table:table-cell>
          <table:table-cell office:value-type="float" office:value="69.1040293655068" calcext:value-type="float">
            <text:p>69.1040293655068</text:p>
          </table:table-cell>
          <table:table-cell office:value-type="float" office:value="72.8833066992953" calcext:value-type="float">
            <text:p>72.8833066992953</text:p>
          </table:table-cell>
          <table:table-cell office:value-type="float" office:value="76.4574321659696" calcext:value-type="float">
            <text:p>76.4574321659696</text:p>
          </table:table-cell>
          <table:table-cell office:value-type="float" office:value="80.134133566201" calcext:value-type="float">
            <text:p>80.134133566201</text:p>
          </table:table-cell>
          <table:table-cell/>
          <table:table-cell office:value-type="float" office:value="119940" calcext:value-type="float">
            <text:p>119940</text:p>
          </table:table-cell>
          <table:table-cell office:value-type="string" calcext:value-type="string">
            <text:p>Kwasi Asante</text:p>
          </table:table-cell>
          <table:table-cell office:value-type="float" office:value="1116.12" calcext:value-type="float">
            <text:p>1116.12</text:p>
          </table:table-cell>
          <table:table-cell office:value-type="float" office:value="70.66" calcext:value-type="float">
            <text:p>70.66</text:p>
          </table:table-cell>
          <table:table-cell table:formula="of:=VLOOKUP([.J44];[.$B$2:.$H$100];3;0)" office:value-type="float" office:value="65.5531025043833" calcext:value-type="float">
            <text:p>65.5531025043833</text:p>
          </table:table-cell>
          <table:table-cell table:formula="of:=VLOOKUP([.J44];[.$B$2:.$H$100];7;0)" office:value-type="float" office:value="81.6798064069137" calcext:value-type="float">
            <text:p>81.6798064069137</text:p>
          </table:table-cell>
          <table:table-cell table:formula="of:=VLOOKUP([.J44];[.$B$2:.$H$100];5;0)" office:value-type="float" office:value="73.4150335487433" calcext:value-type="float">
            <text:p>73.4150335487433</text:p>
          </table:table-cell>
          <table:table-cell table:formula="of:=AND([.M44] &gt;= [.N44]; [.M44] &lt;= [.O4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 Reeh</text:p>
          </table:table-cell>
          <table:table-cell office:value-type="float" office:value="91497" calcext:value-type="float">
            <text:p>91497</text:p>
          </table:table-cell>
          <table:table-cell office:value-type="string" calcext:value-type="string">
            <text:p>A</text:p>
          </table:table-cell>
          <table:table-cell office:value-type="float" office:value="65.3252695921152" calcext:value-type="float">
            <text:p>65.3252695921152</text:p>
          </table:table-cell>
          <table:table-cell office:value-type="float" office:value="69.0376156298246" calcext:value-type="float">
            <text:p>69.0376156298246</text:p>
          </table:table-cell>
          <table:table-cell office:value-type="float" office:value="72.5163689507896" calcext:value-type="float">
            <text:p>72.5163689507896</text:p>
          </table:table-cell>
          <table:table-cell office:value-type="float" office:value="76.4623077052435" calcext:value-type="float">
            <text:p>76.4623077052435</text:p>
          </table:table-cell>
          <table:table-cell office:value-type="float" office:value="80.1746537429529" calcext:value-type="float">
            <text:p>80.1746537429529</text:p>
          </table:table-cell>
          <table:table-cell/>
          <table:table-cell office:value-type="float" office:value="87259" calcext:value-type="float">
            <text:p>87259</text:p>
          </table:table-cell>
          <table:table-cell office:value-type="string" calcext:value-type="string">
            <text:p>Yee-Min Lin</text:p>
          </table:table-cell>
          <table:table-cell office:value-type="float" office:value="1092.99" calcext:value-type="float">
            <text:p>1092.99</text:p>
          </table:table-cell>
          <table:table-cell office:value-type="float" office:value="69.19" calcext:value-type="float">
            <text:p>69.19</text:p>
          </table:table-cell>
          <table:table-cell table:formula="of:=VLOOKUP([.J45];[.$B$2:.$H$100];3;0)" office:value-type="float" office:value="65.4429521469918" calcext:value-type="float">
            <text:p>65.4429521469918</text:p>
          </table:table-cell>
          <table:table-cell table:formula="of:=VLOOKUP([.J45];[.$B$2:.$H$100];7;0)" office:value-type="float" office:value="80.9425893773013" calcext:value-type="float">
            <text:p>80.9425893773013</text:p>
          </table:table-cell>
          <table:table-cell table:formula="of:=VLOOKUP([.J45];[.$B$2:.$H$100];5;0)" office:value-type="float" office:value="73.6198794909344" calcext:value-type="float">
            <text:p>73.6198794909344</text:p>
          </table:table-cell>
          <table:table-cell table:formula="of:=AND([.M45] &gt;= [.N45]; [.M45] &lt;= [.O4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 Havens</text:p>
          </table:table-cell>
          <table:table-cell office:value-type="float" office:value="114636" calcext:value-type="float">
            <text:p>114636</text:p>
          </table:table-cell>
          <table:table-cell office:value-type="string" calcext:value-type="string">
            <text:p>GM</text:p>
          </table:table-cell>
          <table:table-cell office:value-type="float" office:value="65.2873342129108" calcext:value-type="float">
            <text:p>65.2873342129108</text:p>
          </table:table-cell>
          <table:table-cell office:value-type="float" office:value="69.4833574608613" calcext:value-type="float">
            <text:p>69.4833574608613</text:p>
          </table:table-cell>
          <table:table-cell office:value-type="float" office:value="73.307502069284" calcext:value-type="float">
            <text:p>73.307502069284</text:p>
          </table:table-cell>
          <table:table-cell office:value-type="float" office:value="77.8754039567621" calcext:value-type="float">
            <text:p>77.8754039567621</text:p>
          </table:table-cell>
          <table:table-cell office:value-type="float" office:value="82.0714272047126" calcext:value-type="float">
            <text:p>82.0714272047126</text:p>
          </table:table-cell>
          <table:table-cell/>
          <table:table-cell office:value-type="float" office:value="118318" calcext:value-type="float">
            <text:p>118318</text:p>
          </table:table-cell>
          <table:table-cell office:value-type="string" calcext:value-type="string">
            <text:p>Michael Beavers</text:p>
          </table:table-cell>
          <table:table-cell office:value-type="float" office:value="1080.2" calcext:value-type="float">
            <text:p>1080.2</text:p>
          </table:table-cell>
          <table:table-cell office:value-type="float" office:value="68.38" calcext:value-type="float">
            <text:p>68.38</text:p>
          </table:table-cell>
          <table:table-cell table:formula="of:=VLOOKUP([.J46];[.$B$2:.$H$100];3;0)" office:value-type="float" office:value="64.4770168555698" calcext:value-type="float">
            <text:p>64.4770168555698</text:p>
          </table:table-cell>
          <table:table-cell table:formula="of:=VLOOKUP([.J46];[.$B$2:.$H$100];7;0)" office:value-type="float" office:value="79.9541158351856" calcext:value-type="float">
            <text:p>79.9541158351856</text:p>
          </table:table-cell>
          <table:table-cell table:formula="of:=VLOOKUP([.J46];[.$B$2:.$H$100];5;0)" office:value-type="float" office:value="72.0593618525305" calcext:value-type="float">
            <text:p>72.0593618525305</text:p>
          </table:table-cell>
          <table:table-cell table:formula="of:=AND([.M46] &gt;= [.N46]; [.M46] &lt;= [.O4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Beavers</text:p>
          </table:table-cell>
          <table:table-cell office:value-type="float" office:value="118318" calcext:value-type="float">
            <text:p>118318</text:p>
          </table:table-cell>
          <table:table-cell office:value-type="string" calcext:value-type="string">
            <text:p>A</text:p>
          </table:table-cell>
          <table:table-cell office:value-type="float" office:value="64.4770168555698" calcext:value-type="float">
            <text:p>64.4770168555698</text:p>
          </table:table-cell>
          <table:table-cell office:value-type="float" office:value="68.3462916004738" calcext:value-type="float">
            <text:p>68.3462916004738</text:p>
          </table:table-cell>
          <table:table-cell office:value-type="float" office:value="72.0593618525305" calcext:value-type="float">
            <text:p>72.0593618525305</text:p>
          </table:table-cell>
          <table:table-cell office:value-type="float" office:value="76.0848410902816" calcext:value-type="float">
            <text:p>76.0848410902816</text:p>
          </table:table-cell>
          <table:table-cell office:value-type="float" office:value="79.9541158351856" calcext:value-type="float">
            <text:p>79.9541158351856</text:p>
          </table:table-cell>
          <table:table-cell/>
          <table:table-cell office:value-type="float" office:value="3751" calcext:value-type="float">
            <text:p>3751</text:p>
          </table:table-cell>
          <table:table-cell office:value-type="string" calcext:value-type="string">
            <text:p>Derek Birkenfeld</text:p>
          </table:table-cell>
          <table:table-cell office:value-type="float" office:value="1077.31" calcext:value-type="float">
            <text:p>1077.31</text:p>
          </table:table-cell>
          <table:table-cell office:value-type="float" office:value="68.2" calcext:value-type="float">
            <text:p>68.2</text:p>
          </table:table-cell>
          <table:table-cell table:formula="of:=VLOOKUP([.J47];[.$B$2:.$H$100];3;0)" office:value-type="float" office:value="65.4273279652755" calcext:value-type="float">
            <text:p>65.4273279652755</text:p>
          </table:table-cell>
          <table:table-cell table:formula="of:=VLOOKUP([.J47];[.$B$2:.$H$100];7;0)" office:value-type="float" office:value="80.134133566201" calcext:value-type="float">
            <text:p>80.134133566201</text:p>
          </table:table-cell>
          <table:table-cell table:formula="of:=VLOOKUP([.J47];[.$B$2:.$H$100];5;0)" office:value-type="float" office:value="72.8833066992953" calcext:value-type="float">
            <text:p>72.8833066992953</text:p>
          </table:table-cell>
          <table:table-cell table:formula="of:=AND([.M47] &gt;= [.N47]; [.M47] &lt;= [.O4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ek Brison</text:p>
          </table:table-cell>
          <table:table-cell office:value-type="float" office:value="134292" calcext:value-type="float">
            <text:p>134292</text:p>
          </table:table-cell>
          <table:table-cell office:value-type="string" calcext:value-type="string">
            <text:p>A</text:p>
          </table:table-cell>
          <table:table-cell office:value-type="float" office:value="63.7281119480664" calcext:value-type="float">
            <text:p>63.7281119480664</text:p>
          </table:table-cell>
          <table:table-cell office:value-type="float" office:value="67.454422316562" calcext:value-type="float">
            <text:p>67.454422316562</text:p>
          </table:table-cell>
          <table:table-cell office:value-type="float" office:value="70.8940089369155" calcext:value-type="float">
            <text:p>70.8940089369155</text:p>
          </table:table-cell>
          <table:table-cell office:value-type="float" office:value="74.9070430535532" calcext:value-type="float">
            <text:p>74.9070430535532</text:p>
          </table:table-cell>
          <table:table-cell office:value-type="float" office:value="78.6333534220488" calcext:value-type="float">
            <text:p>78.6333534220488</text:p>
          </table:table-cell>
          <table:table-cell/>
          <table:table-cell office:value-type="float" office:value="140749" calcext:value-type="float">
            <text:p>140749</text:p>
          </table:table-cell>
          <table:table-cell office:value-type="string" calcext:value-type="string">
            <text:p>Jarrett Grimes</text:p>
          </table:table-cell>
          <table:table-cell office:value-type="float" office:value="1049.74" calcext:value-type="float">
            <text:p>1049.74</text:p>
          </table:table-cell>
          <table:table-cell office:value-type="float" office:value="66.45" calcext:value-type="float">
            <text:p>66.45</text:p>
          </table:table-cell>
          <table:table-cell table:formula="of:=VLOOKUP([.J48];[.$B$2:.$H$100];3;0)" office:value-type="float" office:value="56.249415844811" calcext:value-type="float">
            <text:p>56.249415844811</text:p>
          </table:table-cell>
          <table:table-cell table:formula="of:=VLOOKUP([.J48];[.$B$2:.$H$100];7;0)" office:value-type="float" office:value="72.1166712236707" calcext:value-type="float">
            <text:p>72.1166712236707</text:p>
          </table:table-cell>
          <table:table-cell table:formula="of:=VLOOKUP([.J48];[.$B$2:.$H$100];5;0)" office:value-type="float" office:value="63.7671961552585" calcext:value-type="float">
            <text:p>63.7671961552585</text:p>
          </table:table-cell>
          <table:table-cell table:formula="of:=AND([.M48] &gt;= [.N48]; [.M48] &lt;= [.O4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 Moore</text:p>
          </table:table-cell>
          <table:table-cell office:value-type="float" office:value="104109" calcext:value-type="float">
            <text:p>104109</text:p>
          </table:table-cell>
          <table:table-cell office:value-type="string" calcext:value-type="string">
            <text:p>A</text:p>
          </table:table-cell>
          <table:table-cell office:value-type="float" office:value="63.5922620620731" calcext:value-type="float">
            <text:p>63.5922620620731</text:p>
          </table:table-cell>
          <table:table-cell office:value-type="float" office:value="67.3781878900392" calcext:value-type="float">
            <text:p>67.3781878900392</text:p>
          </table:table-cell>
          <table:table-cell office:value-type="float" office:value="70.3765466211214" calcext:value-type="float">
            <text:p>70.3765466211214</text:p>
          </table:table-cell>
          <table:table-cell office:value-type="float" office:value="74.9500395459714" calcext:value-type="float">
            <text:p>74.9500395459714</text:p>
          </table:table-cell>
          <table:table-cell office:value-type="float" office:value="78.7359653739375" calcext:value-type="float">
            <text:p>78.7359653739375</text:p>
          </table:table-cell>
          <table:table-cell/>
          <table:table-cell office:value-type="float" office:value="38991" calcext:value-type="float">
            <text:p>38991</text:p>
          </table:table-cell>
          <table:table-cell office:value-type="string" calcext:value-type="string">
            <text:p>Mike Adam</text:p>
          </table:table-cell>
          <table:table-cell office:value-type="float" office:value="1026.65" calcext:value-type="float">
            <text:p>1026.65</text:p>
          </table:table-cell>
          <table:table-cell office:value-type="float" office:value="64.99" calcext:value-type="float">
            <text:p>64.99</text:p>
          </table:table-cell>
          <table:table-cell table:formula="of:=VLOOKUP([.J49];[.$B$2:.$H$100];3;0)" office:value-type="float" office:value="57.860991760801" calcext:value-type="float">
            <text:p>57.860991760801</text:p>
          </table:table-cell>
          <table:table-cell table:formula="of:=VLOOKUP([.J49];[.$B$2:.$H$100];7;0)" office:value-type="float" office:value="72.5809376501063" calcext:value-type="float">
            <text:p>72.5809376501063</text:p>
          </table:table-cell>
          <table:table-cell table:formula="of:=VLOOKUP([.J49];[.$B$2:.$H$100];5;0)" office:value-type="float" office:value="65.3566055902372" calcext:value-type="float">
            <text:p>65.3566055902372</text:p>
          </table:table-cell>
          <table:table-cell table:formula="of:=AND([.M49] &gt;= [.N49]; [.M49] &lt;= [.O4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en Hargus</text:p>
          </table:table-cell>
          <table:table-cell office:value-type="float" office:value="53154" calcext:value-type="float">
            <text:p>53154</text:p>
          </table:table-cell>
          <table:table-cell office:value-type="string" calcext:value-type="string">
            <text:p>A</text:p>
          </table:table-cell>
          <table:table-cell office:value-type="float" office:value="63.4309630035138" calcext:value-type="float">
            <text:p>63.4309630035138</text:p>
          </table:table-cell>
          <table:table-cell office:value-type="float" office:value="66.8672102445265" calcext:value-type="float">
            <text:p>66.8672102445265</text:p>
          </table:table-cell>
          <table:table-cell office:value-type="float" office:value="70.2370955813614" calcext:value-type="float">
            <text:p>70.2370955813614</text:p>
          </table:table-cell>
          <table:table-cell office:value-type="float" office:value="73.739704726552" calcext:value-type="float">
            <text:p>73.739704726552</text:p>
          </table:table-cell>
          <table:table-cell office:value-type="float" office:value="77.1759519675647" calcext:value-type="float">
            <text:p>77.1759519675647</text:p>
          </table:table-cell>
          <table:table-cell/>
          <table:table-cell office:value-type="float" office:value="81305" calcext:value-type="float">
            <text:p>81305</text:p>
          </table:table-cell>
          <table:table-cell office:value-type="string" calcext:value-type="string">
            <text:p>Drew Beckman</text:p>
          </table:table-cell>
          <table:table-cell office:value-type="float" office:value="1022.78" calcext:value-type="float">
            <text:p>1022.78</text:p>
          </table:table-cell>
          <table:table-cell office:value-type="float" office:value="64.75" calcext:value-type="float">
            <text:p>64.75</text:p>
          </table:table-cell>
          <table:table-cell table:formula="of:=VLOOKUP([.J50];[.$B$2:.$H$100];3;0)" office:value-type="float" office:value="60.3413398380363" calcext:value-type="float">
            <text:p>60.3413398380363</text:p>
          </table:table-cell>
          <table:table-cell table:formula="of:=VLOOKUP([.J50];[.$B$2:.$H$100];7;0)" office:value-type="float" office:value="75.6618198720542" calcext:value-type="float">
            <text:p>75.6618198720542</text:p>
          </table:table-cell>
          <table:table-cell table:formula="of:=VLOOKUP([.J50];[.$B$2:.$H$100];5;0)" office:value-type="float" office:value="67.8878020099397" calcext:value-type="float">
            <text:p>67.8878020099397</text:p>
          </table:table-cell>
          <table:table-cell table:formula="of:=AND([.M50] &gt;= [.N50]; [.M50] &lt;= [.O5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nis Kim</text:p>
          </table:table-cell>
          <table:table-cell office:value-type="float" office:value="4905" calcext:value-type="float">
            <text:p>4905</text:p>
          </table:table-cell>
          <table:table-cell office:value-type="string" calcext:value-type="string">
            <text:p>M</text:p>
          </table:table-cell>
          <table:table-cell office:value-type="float" office:value="61.8559537654921" calcext:value-type="float">
            <text:p>61.8559537654921</text:p>
          </table:table-cell>
          <table:table-cell office:value-type="float" office:value="65.7079824454411" calcext:value-type="float">
            <text:p>65.7079824454411</text:p>
          </table:table-cell>
          <table:table-cell office:value-type="float" office:value="69.1340723164756" calcext:value-type="float">
            <text:p>69.1340723164756</text:p>
          </table:table-cell>
          <table:table-cell office:value-type="float" office:value="73.4120398053389" calcext:value-type="float">
            <text:p>73.4120398053389</text:p>
          </table:table-cell>
          <table:table-cell office:value-type="float" office:value="77.2640684852878" calcext:value-type="float">
            <text:p>77.2640684852878</text:p>
          </table:table-cell>
          <table:table-cell/>
          <table:table-cell office:value-type="float" office:value="69818" calcext:value-type="float">
            <text:p>69818</text:p>
          </table:table-cell>
          <table:table-cell office:value-type="string" calcext:value-type="string">
            <text:p>Ty Clark</text:p>
          </table:table-cell>
          <table:table-cell office:value-type="float" office:value="1020.37" calcext:value-type="float">
            <text:p>1020.37</text:p>
          </table:table-cell>
          <table:table-cell office:value-type="float" office:value="64.6" calcext:value-type="float">
            <text:p>64.6</text:p>
          </table:table-cell>
          <table:table-cell table:formula="of:=VLOOKUP([.J51];[.$B$2:.$H$100];3;0)" office:value-type="float" office:value="58.9696073408041" calcext:value-type="float">
            <text:p>58.9696073408041</text:p>
          </table:table-cell>
          <table:table-cell table:formula="of:=VLOOKUP([.J51];[.$B$2:.$H$100];7;0)" office:value-type="float" office:value="73.65006641348" calcext:value-type="float">
            <text:p>73.65006641348</text:p>
          </table:table-cell>
          <table:table-cell table:formula="of:=VLOOKUP([.J51];[.$B$2:.$H$100];5;0)" office:value-type="float" office:value="66.2993747707358" calcext:value-type="float">
            <text:p>66.2993747707358</text:p>
          </table:table-cell>
          <table:table-cell table:formula="of:=AND([.M51] &gt;= [.N51]; [.M51] &lt;= [.O5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w Beckman</text:p>
          </table:table-cell>
          <table:table-cell office:value-type="float" office:value="81305" calcext:value-type="float">
            <text:p>81305</text:p>
          </table:table-cell>
          <table:table-cell office:value-type="string" calcext:value-type="string">
            <text:p>B</text:p>
          </table:table-cell>
          <table:table-cell office:value-type="float" office:value="60.3413398380363" calcext:value-type="float">
            <text:p>60.3413398380363</text:p>
          </table:table-cell>
          <table:table-cell office:value-type="float" office:value="64.1714598465408" calcext:value-type="float">
            <text:p>64.1714598465408</text:p>
          </table:table-cell>
          <table:table-cell office:value-type="float" office:value="67.8878020099397" calcext:value-type="float">
            <text:p>67.8878020099397</text:p>
          </table:table-cell>
          <table:table-cell office:value-type="float" office:value="71.8316998635497" calcext:value-type="float">
            <text:p>71.8316998635497</text:p>
          </table:table-cell>
          <table:table-cell office:value-type="float" office:value="75.6618198720542" calcext:value-type="float">
            <text:p>75.6618198720542</text:p>
          </table:table-cell>
          <table:table-cell/>
          <table:table-cell office:value-type="float" office:value="4180" calcext:value-type="float">
            <text:p>4180</text:p>
          </table:table-cell>
          <table:table-cell office:value-type="string" calcext:value-type="string">
            <text:p>Jay Tappe</text:p>
          </table:table-cell>
          <table:table-cell office:value-type="float" office:value="1019.17" calcext:value-type="float">
            <text:p>1019.17</text:p>
          </table:table-cell>
          <table:table-cell office:value-type="float" office:value="64.52" calcext:value-type="float">
            <text:p>64.52</text:p>
          </table:table-cell>
          <table:table-cell table:formula="of:=VLOOKUP([.J52];[.$B$2:.$H$100];3;0)" office:value-type="float" office:value="58.4442050055681" calcext:value-type="float">
            <text:p>58.4442050055681</text:p>
          </table:table-cell>
          <table:table-cell table:formula="of:=VLOOKUP([.J52];[.$B$2:.$H$100];7;0)" office:value-type="float" office:value="72.007744098841" calcext:value-type="float">
            <text:p>72.007744098841</text:p>
          </table:table-cell>
          <table:table-cell table:formula="of:=VLOOKUP([.J52];[.$B$2:.$H$100];5;0)" office:value-type="float" office:value="65.318856519876" calcext:value-type="float">
            <text:p>65.318856519876</text:p>
          </table:table-cell>
          <table:table-cell table:formula="of:=AND([.M52] &gt;= [.N52]; [.M52] &lt;= [.O5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Depaolo</text:p>
          </table:table-cell>
          <table:table-cell office:value-type="float" office:value="130277" calcext:value-type="float">
            <text:p>130277</text:p>
          </table:table-cell>
          <table:table-cell office:value-type="string" calcext:value-type="string">
            <text:p>A</text:p>
          </table:table-cell>
          <table:table-cell office:value-type="float" office:value="60.2963296688509" calcext:value-type="float">
            <text:p>60.2963296688509</text:p>
          </table:table-cell>
          <table:table-cell office:value-type="float" office:value="64.3129630122555" calcext:value-type="float">
            <text:p>64.3129630122555</text:p>
          </table:table-cell>
          <table:table-cell office:value-type="float" office:value="68.1008331215359" calcext:value-type="float">
            <text:p>68.1008331215359</text:p>
          </table:table-cell>
          <table:table-cell office:value-type="float" office:value="72.3462296990648" calcext:value-type="float">
            <text:p>72.3462296990648</text:p>
          </table:table-cell>
          <table:table-cell office:value-type="float" office:value="76.3628630424695" calcext:value-type="float">
            <text:p>76.3628630424695</text:p>
          </table:table-cell>
          <table:table-cell/>
          <table:table-cell office:value-type="float" office:value="133009" calcext:value-type="float">
            <text:p>133009</text:p>
          </table:table-cell>
          <table:table-cell office:value-type="string" calcext:value-type="string">
            <text:p>WOODY BERRY</text:p>
          </table:table-cell>
          <table:table-cell office:value-type="float" office:value="1013.05" calcext:value-type="float">
            <text:p>1013.05</text:p>
          </table:table-cell>
          <table:table-cell office:value-type="float" office:value="64.13" calcext:value-type="float">
            <text:p>64.13</text:p>
          </table:table-cell>
          <table:table-cell table:formula="of:=VLOOKUP([.J53];[.$B$2:.$H$100];3;0)" office:value-type="float" office:value="58.8245217337759" calcext:value-type="float">
            <text:p>58.8245217337759</text:p>
          </table:table-cell>
          <table:table-cell table:formula="of:=VLOOKUP([.J53];[.$B$2:.$H$100];7;0)" office:value-type="float" office:value="73.6237892846809" calcext:value-type="float">
            <text:p>73.6237892846809</text:p>
          </table:table-cell>
          <table:table-cell table:formula="of:=VLOOKUP([.J53];[.$B$2:.$H$100];5;0)" office:value-type="float" office:value="65.9129981383764" calcext:value-type="float">
            <text:p>65.9129981383764</text:p>
          </table:table-cell>
          <table:table-cell table:formula="of:=AND([.M53] &gt;= [.N53]; [.M53] &lt;= [.O5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 Clark</text:p>
          </table:table-cell>
          <table:table-cell office:value-type="float" office:value="69818" calcext:value-type="float">
            <text:p>69818</text:p>
          </table:table-cell>
          <table:table-cell office:value-type="string" calcext:value-type="string">
            <text:p>B</text:p>
          </table:table-cell>
          <table:table-cell office:value-type="float" office:value="58.9696073408041" calcext:value-type="float">
            <text:p>58.9696073408041</text:p>
          </table:table-cell>
          <table:table-cell office:value-type="float" office:value="62.6397221089731" calcext:value-type="float">
            <text:p>62.6397221089731</text:p>
          </table:table-cell>
          <table:table-cell office:value-type="float" office:value="66.2993747707358" calcext:value-type="float">
            <text:p>66.2993747707358</text:p>
          </table:table-cell>
          <table:table-cell office:value-type="float" office:value="69.979951645311" calcext:value-type="float">
            <text:p>69.979951645311</text:p>
          </table:table-cell>
          <table:table-cell office:value-type="float" office:value="73.65006641348" calcext:value-type="float">
            <text:p>73.65006641348</text:p>
          </table:table-cell>
          <table:table-cell/>
          <table:table-cell office:value-type="float" office:value="82437" calcext:value-type="float">
            <text:p>82437</text:p>
          </table:table-cell>
          <table:table-cell office:value-type="string" calcext:value-type="string">
            <text:p>Steve Wolf</text:p>
          </table:table-cell>
          <table:table-cell office:value-type="float" office:value="987.9" calcext:value-type="float">
            <text:p>987.9</text:p>
          </table:table-cell>
          <table:table-cell office:value-type="float" office:value="62.54" calcext:value-type="float">
            <text:p>62.54</text:p>
          </table:table-cell>
          <table:table-cell table:formula="of:=VLOOKUP([.J54];[.$B$2:.$H$100];3;0)" office:value-type="float" office:value="58.3323069338749" calcext:value-type="float">
            <text:p>58.3323069338749</text:p>
          </table:table-cell>
          <table:table-cell table:formula="of:=VLOOKUP([.J54];[.$B$2:.$H$100];7;0)" office:value-type="float" office:value="75.1593037262758" calcext:value-type="float">
            <text:p>75.1593037262758</text:p>
          </table:table-cell>
          <table:table-cell table:formula="of:=VLOOKUP([.J54];[.$B$2:.$H$100];5;0)" office:value-type="float" office:value="66.3369643884396" calcext:value-type="float">
            <text:p>66.3369643884396</text:p>
          </table:table-cell>
          <table:table-cell table:formula="of:=AND([.M54] &gt;= [.N54]; [.M54] &lt;= [.O5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Y BERRY</text:p>
          </table:table-cell>
          <table:table-cell office:value-type="float" office:value="133009" calcext:value-type="float">
            <text:p>133009</text:p>
          </table:table-cell>
          <table:table-cell office:value-type="string" calcext:value-type="string">
            <text:p>B</text:p>
          </table:table-cell>
          <table:table-cell office:value-type="float" office:value="58.8245217337759" calcext:value-type="float">
            <text:p>58.8245217337759</text:p>
          </table:table-cell>
          <table:table-cell office:value-type="float" office:value="62.5243386215022" calcext:value-type="float">
            <text:p>62.5243386215022</text:p>
          </table:table-cell>
          <table:table-cell office:value-type="float" office:value="65.9129981383764" calcext:value-type="float">
            <text:p>65.9129981383764</text:p>
          </table:table-cell>
          <table:table-cell office:value-type="float" office:value="69.9239723969547" calcext:value-type="float">
            <text:p>69.9239723969547</text:p>
          </table:table-cell>
          <table:table-cell office:value-type="float" office:value="73.6237892846809" calcext:value-type="float">
            <text:p>73.6237892846809</text:p>
          </table:table-cell>
          <table:table-cell/>
          <table:table-cell office:value-type="float" office:value="129294" calcext:value-type="float">
            <text:p>129294</text:p>
          </table:table-cell>
          <table:table-cell office:value-type="string" calcext:value-type="string">
            <text:p>Jennifer Tang</text:p>
          </table:table-cell>
          <table:table-cell office:value-type="float" office:value="985.9" calcext:value-type="float">
            <text:p>985.9</text:p>
          </table:table-cell>
          <table:table-cell office:value-type="float" office:value="62.41" calcext:value-type="float">
            <text:p>62.41</text:p>
          </table:table-cell>
          <table:table-cell table:formula="of:=VLOOKUP([.J55];[.$B$2:.$H$100];3;0)" office:value-type="float" office:value="53.3840659575958" calcext:value-type="float">
            <text:p>53.3840659575958</text:p>
          </table:table-cell>
          <table:table-cell table:formula="of:=VLOOKUP([.J55];[.$B$2:.$H$100];7;0)" office:value-type="float" office:value="68.6499221417531" calcext:value-type="float">
            <text:p>68.6499221417531</text:p>
          </table:table-cell>
          <table:table-cell table:formula="of:=VLOOKUP([.J55];[.$B$2:.$H$100];5;0)" office:value-type="float" office:value="60.790006867118" calcext:value-type="float">
            <text:p>60.790006867118</text:p>
          </table:table-cell>
          <table:table-cell table:formula="of:=AND([.M55] &gt;= [.N55]; [.M55] &lt;= [.O5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y Tappe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A</text:p>
          </table:table-cell>
          <table:table-cell office:value-type="float" office:value="58.4442050055681" calcext:value-type="float">
            <text:p>58.4442050055681</text:p>
          </table:table-cell>
          <table:table-cell office:value-type="float" office:value="61.8350897788863" calcext:value-type="float">
            <text:p>61.8350897788863</text:p>
          </table:table-cell>
          <table:table-cell office:value-type="float" office:value="65.318856519876" calcext:value-type="float">
            <text:p>65.318856519876</text:p>
          </table:table-cell>
          <table:table-cell office:value-type="float" office:value="68.6168593255228" calcext:value-type="float">
            <text:p>68.6168593255228</text:p>
          </table:table-cell>
          <table:table-cell office:value-type="float" office:value="72.007744098841" calcext:value-type="float">
            <text:p>72.007744098841</text:p>
          </table:table-cell>
          <table:table-cell/>
          <table:table-cell office:value-type="float" office:value="78316" calcext:value-type="float">
            <text:p>78316</text:p>
          </table:table-cell>
          <table:table-cell office:value-type="string" calcext:value-type="string">
            <text:p>Jody Box</text:p>
          </table:table-cell>
          <table:table-cell office:value-type="float" office:value="963.22" calcext:value-type="float">
            <text:p>963.22</text:p>
          </table:table-cell>
          <table:table-cell office:value-type="float" office:value="60.98" calcext:value-type="float">
            <text:p>60.98</text:p>
          </table:table-cell>
          <table:table-cell table:formula="of:=VLOOKUP([.J56];[.$B$2:.$H$100];3;0)" office:value-type="float" office:value="55.5347527064917" calcext:value-type="float">
            <text:p>55.5347527064917</text:p>
          </table:table-cell>
          <table:table-cell table:formula="of:=VLOOKUP([.J56];[.$B$2:.$H$100];7;0)" office:value-type="float" office:value="70.2659385355788" calcext:value-type="float">
            <text:p>70.2659385355788</text:p>
          </table:table-cell>
          <table:table-cell table:formula="of:=VLOOKUP([.J56];[.$B$2:.$H$100];5;0)" office:value-type="float" office:value="63.0105578850871" calcext:value-type="float">
            <text:p>63.0105578850871</text:p>
          </table:table-cell>
          <table:table-cell table:formula="of:=AND([.M56] &gt;= [.N56]; [.M56] &lt;= [.O5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 Wolf</text:p>
          </table:table-cell>
          <table:table-cell office:value-type="float" office:value="82437" calcext:value-type="float">
            <text:p>82437</text:p>
          </table:table-cell>
          <table:table-cell office:value-type="string" calcext:value-type="string">
            <text:p>U</text:p>
          </table:table-cell>
          <table:table-cell office:value-type="float" office:value="58.3323069338749" calcext:value-type="float">
            <text:p>58.3323069338749</text:p>
          </table:table-cell>
          <table:table-cell office:value-type="float" office:value="62.5390561319751" calcext:value-type="float">
            <text:p>62.5390561319751</text:p>
          </table:table-cell>
          <table:table-cell office:value-type="float" office:value="66.3369643884396" calcext:value-type="float">
            <text:p>66.3369643884396</text:p>
          </table:table-cell>
          <table:table-cell office:value-type="float" office:value="70.9525545281755" calcext:value-type="float">
            <text:p>70.9525545281755</text:p>
          </table:table-cell>
          <table:table-cell office:value-type="float" office:value="75.1593037262758" calcext:value-type="float">
            <text:p>75.1593037262758</text:p>
          </table:table-cell>
          <table:table-cell/>
          <table:table-cell office:value-type="float" office:value="100974" calcext:value-type="float">
            <text:p>100974</text:p>
          </table:table-cell>
          <table:table-cell office:value-type="string" calcext:value-type="string">
            <text:p>James Lutter</text:p>
          </table:table-cell>
          <table:table-cell office:value-type="float" office:value="961.89" calcext:value-type="float">
            <text:p>961.89</text:p>
          </table:table-cell>
          <table:table-cell office:value-type="float" office:value="60.89" calcext:value-type="float">
            <text:p>60.89</text:p>
          </table:table-cell>
          <table:table-cell table:formula="of:=VLOOKUP([.J57];[.$B$2:.$H$100];3;0)" office:value-type="float" office:value="54.8833289755196" calcext:value-type="float">
            <text:p>54.8833289755196</text:p>
          </table:table-cell>
          <table:table-cell table:formula="of:=VLOOKUP([.J57];[.$B$2:.$H$100];7;0)" office:value-type="float" office:value="68.3428056606514" calcext:value-type="float">
            <text:p>68.3428056606514</text:p>
          </table:table-cell>
          <table:table-cell table:formula="of:=VLOOKUP([.J57];[.$B$2:.$H$100];5;0)" office:value-type="float" office:value="61.8673661597237" calcext:value-type="float">
            <text:p>61.8673661597237</text:p>
          </table:table-cell>
          <table:table-cell table:formula="of:=AND([.M57] &gt;= [.N57]; [.M57] &lt;= [.O5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 Adam</text:p>
          </table:table-cell>
          <table:table-cell office:value-type="float" office:value="38991" calcext:value-type="float">
            <text:p>38991</text:p>
          </table:table-cell>
          <table:table-cell office:value-type="string" calcext:value-type="string">
            <text:p>A</text:p>
          </table:table-cell>
          <table:table-cell office:value-type="float" office:value="57.860991760801" calcext:value-type="float">
            <text:p>57.860991760801</text:p>
          </table:table-cell>
          <table:table-cell office:value-type="float" office:value="61.5409782331273" calcext:value-type="float">
            <text:p>61.5409782331273</text:p>
          </table:table-cell>
          <table:table-cell office:value-type="float" office:value="65.3566055902372" calcext:value-type="float">
            <text:p>65.3566055902372</text:p>
          </table:table-cell>
          <table:table-cell office:value-type="float" office:value="68.9009511777799" calcext:value-type="float">
            <text:p>68.9009511777799</text:p>
          </table:table-cell>
          <table:table-cell office:value-type="float" office:value="72.5809376501063" calcext:value-type="float">
            <text:p>72.5809376501063</text:p>
          </table:table-cell>
          <table:table-cell/>
          <table:table-cell office:value-type="float" office:value="103016" calcext:value-type="float">
            <text:p>103016</text:p>
          </table:table-cell>
          <table:table-cell office:value-type="string" calcext:value-type="string">
            <text:p>Robert Bui</text:p>
          </table:table-cell>
          <table:table-cell office:value-type="float" office:value="940.23" calcext:value-type="float">
            <text:p>940.23</text:p>
          </table:table-cell>
          <table:table-cell office:value-type="float" office:value="59.52" calcext:value-type="float">
            <text:p>59.52</text:p>
          </table:table-cell>
          <table:table-cell table:formula="of:=VLOOKUP([.J58];[.$B$2:.$H$100];3;0)" office:value-type="float" office:value="52.5837115811095" calcext:value-type="float">
            <text:p>52.5837115811095</text:p>
          </table:table-cell>
          <table:table-cell table:formula="of:=VLOOKUP([.J58];[.$B$2:.$H$100];7;0)" office:value-type="float" office:value="66.7205192505791" calcext:value-type="float">
            <text:p>66.7205192505791</text:p>
          </table:table-cell>
          <table:table-cell table:formula="of:=VLOOKUP([.J58];[.$B$2:.$H$100];5;0)" office:value-type="float" office:value="59.5406699800618" calcext:value-type="float">
            <text:p>59.5406699800618</text:p>
          </table:table-cell>
          <table:table-cell table:formula="of:=AND([.M58] &gt;= [.N58]; [.M58] &lt;= [.O5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rett Grimes</text:p>
          </table:table-cell>
          <table:table-cell office:value-type="float" office:value="140749" calcext:value-type="float">
            <text:p>140749</text:p>
          </table:table-cell>
          <table:table-cell office:value-type="string" calcext:value-type="string">
            <text:p>B</text:p>
          </table:table-cell>
          <table:table-cell office:value-type="float" office:value="56.249415844811" calcext:value-type="float">
            <text:p>56.249415844811</text:p>
          </table:table-cell>
          <table:table-cell office:value-type="float" office:value="60.2162296895259" calcext:value-type="float">
            <text:p>60.2162296895259</text:p>
          </table:table-cell>
          <table:table-cell office:value-type="float" office:value="63.7671961552585" calcext:value-type="float">
            <text:p>63.7671961552585</text:p>
          </table:table-cell>
          <table:table-cell office:value-type="float" office:value="68.1498573789557" calcext:value-type="float">
            <text:p>68.1498573789557</text:p>
          </table:table-cell>
          <table:table-cell office:value-type="float" office:value="72.1166712236707" calcext:value-type="float">
            <text:p>72.1166712236707</text:p>
          </table:table-cell>
          <table:table-cell/>
          <table:table-cell office:value-type="float" office:value="4043" calcext:value-type="float">
            <text:p>4043</text:p>
          </table:table-cell>
          <table:table-cell office:value-type="string" calcext:value-type="string">
            <text:p>thomas krebsbach</text:p>
          </table:table-cell>
          <table:table-cell office:value-type="float" office:value="938.72" calcext:value-type="float">
            <text:p>938.72</text:p>
          </table:table-cell>
          <table:table-cell office:value-type="float" office:value="59.43" calcext:value-type="float">
            <text:p>59.43</text:p>
          </table:table-cell>
          <table:table-cell table:formula="of:=VLOOKUP([.J59];[.$B$2:.$H$100];3;0)" office:value-type="float" office:value="52.3363992347539" calcext:value-type="float">
            <text:p>52.3363992347539</text:p>
          </table:table-cell>
          <table:table-cell table:formula="of:=VLOOKUP([.J59];[.$B$2:.$H$100];7;0)" office:value-type="float" office:value="66.3429960358424" calcext:value-type="float">
            <text:p>66.3429960358424</text:p>
          </table:table-cell>
          <table:table-cell table:formula="of:=VLOOKUP([.J59];[.$B$2:.$H$100];5;0)" office:value-type="float" office:value="59.2388687065055" calcext:value-type="float">
            <text:p>59.2388687065055</text:p>
          </table:table-cell>
          <table:table-cell table:formula="of:=AND([.M59] &gt;= [.N59]; [.M59] &lt;= [.O5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y Box</text:p>
          </table:table-cell>
          <table:table-cell office:value-type="float" office:value="78316" calcext:value-type="float">
            <text:p>78316</text:p>
          </table:table-cell>
          <table:table-cell office:value-type="string" calcext:value-type="string">
            <text:p>B</text:p>
          </table:table-cell>
          <table:table-cell office:value-type="float" office:value="55.5347527064917" calcext:value-type="float">
            <text:p>55.5347527064917</text:p>
          </table:table-cell>
          <table:table-cell office:value-type="float" office:value="59.2175491637634" calcext:value-type="float">
            <text:p>59.2175491637634</text:p>
          </table:table-cell>
          <table:table-cell office:value-type="float" office:value="63.0105578850871" calcext:value-type="float">
            <text:p>63.0105578850871</text:p>
          </table:table-cell>
          <table:table-cell office:value-type="float" office:value="66.583142078307" calcext:value-type="float">
            <text:p>66.583142078307</text:p>
          </table:table-cell>
          <table:table-cell office:value-type="float" office:value="70.2659385355788" calcext:value-type="float">
            <text:p>70.2659385355788</text:p>
          </table:table-cell>
          <table:table-cell/>
          <table:table-cell office:value-type="float" office:value="105700" calcext:value-type="float">
            <text:p>105700</text:p>
          </table:table-cell>
          <table:table-cell office:value-type="string" calcext:value-type="string">
            <text:p>Benjamin Ng</text:p>
          </table:table-cell>
          <table:table-cell office:value-type="float" office:value="926.51" calcext:value-type="float">
            <text:p>926.51</text:p>
          </table:table-cell>
          <table:table-cell office:value-type="float" office:value="58.65" calcext:value-type="float">
            <text:p>58.65</text:p>
          </table:table-cell>
          <table:table-cell table:formula="of:=VLOOKUP([.J60];[.$B$2:.$H$100];3;0)" office:value-type="float" office:value="51.5044069296854" calcext:value-type="float">
            <text:p>51.5044069296854</text:p>
          </table:table-cell>
          <table:table-cell table:formula="of:=VLOOKUP([.J60];[.$B$2:.$H$100];7;0)" office:value-type="float" office:value="64.9811668467134" calcext:value-type="float">
            <text:p>64.9811668467134</text:p>
          </table:table-cell>
          <table:table-cell table:formula="of:=VLOOKUP([.J60];[.$B$2:.$H$100];5;0)" office:value-type="float" office:value="58.3661258772415" calcext:value-type="float">
            <text:p>58.3661258772415</text:p>
          </table:table-cell>
          <table:table-cell table:formula="of:=AND([.M60] &gt;= [.N60]; [.M60] &lt;= [.O6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Lutter</text:p>
          </table:table-cell>
          <table:table-cell office:value-type="float" office:value="100974" calcext:value-type="float">
            <text:p>100974</text:p>
          </table:table-cell>
          <table:table-cell office:value-type="string" calcext:value-type="string">
            <text:p>B</text:p>
          </table:table-cell>
          <table:table-cell office:value-type="float" office:value="54.8833289755196" calcext:value-type="float">
            <text:p>54.8833289755196</text:p>
          </table:table-cell>
          <table:table-cell office:value-type="float" office:value="58.2481981468026" calcext:value-type="float">
            <text:p>58.2481981468026</text:p>
          </table:table-cell>
          <table:table-cell office:value-type="float" office:value="61.8673661597237" calcext:value-type="float">
            <text:p>61.8673661597237</text:p>
          </table:table-cell>
          <table:table-cell office:value-type="float" office:value="64.9779364893684" calcext:value-type="float">
            <text:p>64.9779364893684</text:p>
          </table:table-cell>
          <table:table-cell office:value-type="float" office:value="68.3428056606514" calcext:value-type="float">
            <text:p>68.3428056606514</text:p>
          </table:table-cell>
          <table:table-cell/>
          <table:table-cell office:value-type="float" office:value="117002" calcext:value-type="float">
            <text:p>117002</text:p>
          </table:table-cell>
          <table:table-cell office:value-type="string" calcext:value-type="string">
            <text:p>Cody Autry</text:p>
          </table:table-cell>
          <table:table-cell office:value-type="float" office:value="916.23" calcext:value-type="float">
            <text:p>916.23</text:p>
          </table:table-cell>
          <table:table-cell office:value-type="float" office:value="58" calcext:value-type="float">
            <text:p>58</text:p>
          </table:table-cell>
          <table:table-cell table:formula="of:=VLOOKUP([.J61];[.$B$2:.$H$100];3;0)" office:value-type="float" office:value="53.2262156820665" calcext:value-type="float">
            <text:p>53.2262156820665</text:p>
          </table:table-cell>
          <table:table-cell table:formula="of:=VLOOKUP([.J61];[.$B$2:.$H$100];7;0)" office:value-type="float" office:value="67.0390094441085" calcext:value-type="float">
            <text:p>67.0390094441085</text:p>
          </table:table-cell>
          <table:table-cell table:formula="of:=VLOOKUP([.J61];[.$B$2:.$H$100];5;0)" office:value-type="float" office:value="60.4206035985247" calcext:value-type="float">
            <text:p>60.4206035985247</text:p>
          </table:table-cell>
          <table:table-cell table:formula="of:=AND([.M61] &gt;= [.N61]; [.M61] &lt;= [.O6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on Westhoff</text:p>
          </table:table-cell>
          <table:table-cell office:value-type="float" office:value="144030" calcext:value-type="float">
            <text:p>144030</text:p>
          </table:table-cell>
          <table:table-cell office:value-type="string" calcext:value-type="string">
            <text:p>U</text:p>
          </table:table-cell>
          <table:table-cell office:value-type="float" office:value="54.495404568687" calcext:value-type="float">
            <text:p>54.495404568687</text:p>
          </table:table-cell>
          <table:table-cell office:value-type="float" office:value="58.0171791671623" calcext:value-type="float">
            <text:p>58.0171791671623</text:p>
          </table:table-cell>
          <table:table-cell office:value-type="float" office:value="61.3888814113302" calcext:value-type="float">
            <text:p>61.3888814113302</text:p>
          </table:table-cell>
          <table:table-cell office:value-type="float" office:value="65.0607283641128" calcext:value-type="float">
            <text:p>65.0607283641128</text:p>
          </table:table-cell>
          <table:table-cell office:value-type="float" office:value="68.582502962588" calcext:value-type="float">
            <text:p>68.582502962588</text:p>
          </table:table-cell>
          <table:table-cell/>
          <table:table-cell office:value-type="float" office:value="125922" calcext:value-type="float">
            <text:p>125922</text:p>
          </table:table-cell>
          <table:table-cell office:value-type="string" calcext:value-type="string">
            <text:p>Brenton Swift</text:p>
          </table:table-cell>
          <table:table-cell office:value-type="float" office:value="913.65" calcext:value-type="float">
            <text:p>913.65</text:p>
          </table:table-cell>
          <table:table-cell office:value-type="float" office:value="57.84" calcext:value-type="float">
            <text:p>57.84</text:p>
          </table:table-cell>
          <table:table-cell table:formula="of:=VLOOKUP([.J62];[.$B$2:.$H$100];3;0)" office:value-type="float" office:value="51.3342506064509" calcext:value-type="float">
            <text:p>51.3342506064509</text:p>
          </table:table-cell>
          <table:table-cell table:formula="of:=VLOOKUP([.J62];[.$B$2:.$H$100];7;0)" office:value-type="float" office:value="64.5876589452083" calcext:value-type="float">
            <text:p>64.5876589452083</text:p>
          </table:table-cell>
          <table:table-cell table:formula="of:=VLOOKUP([.J62];[.$B$2:.$H$100];5;0)" office:value-type="float" office:value="58.3206748982891" calcext:value-type="float">
            <text:p>58.3206748982891</text:p>
          </table:table-cell>
          <table:table-cell table:formula="of:=AND([.M62] &gt;= [.N62]; [.M62] &lt;= [.O6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nnifer Tang</text:p>
          </table:table-cell>
          <table:table-cell office:value-type="float" office:value="129294" calcext:value-type="float">
            <text:p>129294</text:p>
          </table:table-cell>
          <table:table-cell office:value-type="string" calcext:value-type="string">
            <text:p>B</text:p>
          </table:table-cell>
          <table:table-cell office:value-type="float" office:value="53.3840659575958" calcext:value-type="float">
            <text:p>53.3840659575958</text:p>
          </table:table-cell>
          <table:table-cell office:value-type="float" office:value="57.2005300036351" calcext:value-type="float">
            <text:p>57.2005300036351</text:p>
          </table:table-cell>
          <table:table-cell office:value-type="float" office:value="60.790006867118" calcext:value-type="float">
            <text:p>60.790006867118</text:p>
          </table:table-cell>
          <table:table-cell office:value-type="float" office:value="64.8334580957138" calcext:value-type="float">
            <text:p>64.8334580957138</text:p>
          </table:table-cell>
          <table:table-cell office:value-type="float" office:value="68.6499221417531" calcext:value-type="float">
            <text:p>68.6499221417531</text:p>
          </table:table-cell>
          <table:table-cell/>
          <table:table-cell office:value-type="float" office:value="103343" calcext:value-type="float">
            <text:p>103343</text:p>
          </table:table-cell>
          <table:table-cell office:value-type="string" calcext:value-type="string">
            <text:p>Rick Devore</text:p>
          </table:table-cell>
          <table:table-cell office:value-type="float" office:value="888.08" calcext:value-type="float">
            <text:p>888.08</text:p>
          </table:table-cell>
          <table:table-cell office:value-type="float" office:value="56.22" calcext:value-type="float">
            <text:p>56.22</text:p>
          </table:table-cell>
          <table:table-cell table:formula="of:=VLOOKUP([.J63];[.$B$2:.$H$100];3;0)" office:value-type="float" office:value="47.3657501872966" calcext:value-type="float">
            <text:p>47.3657501872966</text:p>
          </table:table-cell>
          <table:table-cell table:formula="of:=VLOOKUP([.J63];[.$B$2:.$H$100];7;0)" office:value-type="float" office:value="61.1124538661276" calcext:value-type="float">
            <text:p>61.1124538661276</text:p>
          </table:table-cell>
          <table:table-cell table:formula="of:=VLOOKUP([.J63];[.$B$2:.$H$100];5;0)" office:value-type="float" office:value="54.4509623899379" calcext:value-type="float">
            <text:p>54.4509623899379</text:p>
          </table:table-cell>
          <table:table-cell table:formula="of:=AND([.M63] &gt;= [.N63]; [.M63] &lt;= [.O6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y Autry</text:p>
          </table:table-cell>
          <table:table-cell office:value-type="float" office:value="117002" calcext:value-type="float">
            <text:p>117002</text:p>
          </table:table-cell>
          <table:table-cell office:value-type="string" calcext:value-type="string">
            <text:p>B</text:p>
          </table:table-cell>
          <table:table-cell office:value-type="float" office:value="53.2262156820665" calcext:value-type="float">
            <text:p>53.2262156820665</text:p>
          </table:table-cell>
          <table:table-cell office:value-type="float" office:value="56.679414122577" calcext:value-type="float">
            <text:p>56.679414122577</text:p>
          </table:table-cell>
          <table:table-cell office:value-type="float" office:value="60.4206035985247" calcext:value-type="float">
            <text:p>60.4206035985247</text:p>
          </table:table-cell>
          <table:table-cell office:value-type="float" office:value="63.585811003598" calcext:value-type="float">
            <text:p>63.585811003598</text:p>
          </table:table-cell>
          <table:table-cell office:value-type="float" office:value="67.0390094441085" calcext:value-type="float">
            <text:p>67.0390094441085</text:p>
          </table:table-cell>
          <table:table-cell/>
          <table:table-cell office:value-type="float" office:value="114237" calcext:value-type="float">
            <text:p>114237</text:p>
          </table:table-cell>
          <table:table-cell office:value-type="string" calcext:value-type="string">
            <text:p>Christopher Stallworth</text:p>
          </table:table-cell>
          <table:table-cell office:value-type="float" office:value="877.4" calcext:value-type="float">
            <text:p>877.4</text:p>
          </table:table-cell>
          <table:table-cell office:value-type="float" office:value="55.54" calcext:value-type="float">
            <text:p>55.54</text:p>
          </table:table-cell>
          <table:table-cell table:formula="of:=VLOOKUP([.J64];[.$B$2:.$H$100];3;0)" office:value-type="float" office:value="46.4347478082675" calcext:value-type="float">
            <text:p>46.4347478082675</text:p>
          </table:table-cell>
          <table:table-cell table:formula="of:=VLOOKUP([.J64];[.$B$2:.$H$100];7;0)" office:value-type="float" office:value="59.2742812532384" calcext:value-type="float">
            <text:p>59.2742812532384</text:p>
          </table:table-cell>
          <table:table-cell table:formula="of:=VLOOKUP([.J64];[.$B$2:.$H$100];5;0)" office:value-type="float" office:value="53.0069729982538" calcext:value-type="float">
            <text:p>53.0069729982538</text:p>
          </table:table-cell>
          <table:table-cell table:formula="of:=AND([.M64] &gt;= [.N64]; [.M64] &lt;= [.O6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ui</text:p>
          </table:table-cell>
          <table:table-cell office:value-type="float" office:value="103016" calcext:value-type="float">
            <text:p>103016</text:p>
          </table:table-cell>
          <table:table-cell office:value-type="string" calcext:value-type="string">
            <text:p>B</text:p>
          </table:table-cell>
          <table:table-cell office:value-type="float" office:value="52.5837115811095" calcext:value-type="float">
            <text:p>52.5837115811095</text:p>
          </table:table-cell>
          <table:table-cell office:value-type="float" office:value="56.1179134984769" calcext:value-type="float">
            <text:p>56.1179134984769</text:p>
          </table:table-cell>
          <table:table-cell office:value-type="float" office:value="59.5406699800618" calcext:value-type="float">
            <text:p>59.5406699800618</text:p>
          </table:table-cell>
          <table:table-cell office:value-type="float" office:value="63.1863173332117" calcext:value-type="float">
            <text:p>63.1863173332117</text:p>
          </table:table-cell>
          <table:table-cell office:value-type="float" office:value="66.7205192505791" calcext:value-type="float">
            <text:p>66.7205192505791</text:p>
          </table:table-cell>
          <table:table-cell/>
          <table:table-cell office:value-type="float" office:value="107428" calcext:value-type="float">
            <text:p>107428</text:p>
          </table:table-cell>
          <table:table-cell office:value-type="string" calcext:value-type="string">
            <text:p>Bill Sharar</text:p>
          </table:table-cell>
          <table:table-cell office:value-type="float" office:value="876.92" calcext:value-type="float">
            <text:p>876.92</text:p>
          </table:table-cell>
          <table:table-cell office:value-type="float" office:value="55.51" calcext:value-type="float">
            <text:p>55.51</text:p>
          </table:table-cell>
          <table:table-cell table:formula="of:=VLOOKUP([.J65];[.$B$2:.$H$100];3;0)" office:value-type="float" office:value="47.3060215474354" calcext:value-type="float">
            <text:p>47.3060215474354</text:p>
          </table:table-cell>
          <table:table-cell table:formula="of:=VLOOKUP([.J65];[.$B$2:.$H$100];7;0)" office:value-type="float" office:value="61.0115150102162" calcext:value-type="float">
            <text:p>61.0115150102162</text:p>
          </table:table-cell>
          <table:table-cell table:formula="of:=VLOOKUP([.J65];[.$B$2:.$H$100];5;0)" office:value-type="float" office:value="54.1246893100173" calcext:value-type="float">
            <text:p>54.1246893100173</text:p>
          </table:table-cell>
          <table:table-cell table:formula="of:=AND([.M65] &gt;= [.N65]; [.M65] &lt;= [.O6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krebsbach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B</text:p>
          </table:table-cell>
          <table:table-cell office:value-type="float" office:value="52.3363992347539" calcext:value-type="float">
            <text:p>52.3363992347539</text:p>
          </table:table-cell>
          <table:table-cell office:value-type="float" office:value="55.838048435026" calcext:value-type="float">
            <text:p>55.838048435026</text:p>
          </table:table-cell>
          <table:table-cell office:value-type="float" office:value="59.2388687065055" calcext:value-type="float">
            <text:p>59.2388687065055</text:p>
          </table:table-cell>
          <table:table-cell office:value-type="float" office:value="62.8413468355703" calcext:value-type="float">
            <text:p>62.8413468355703</text:p>
          </table:table-cell>
          <table:table-cell office:value-type="float" office:value="66.3429960358424" calcext:value-type="float">
            <text:p>66.3429960358424</text:p>
          </table:table-cell>
          <table:table-cell/>
          <table:table-cell office:value-type="float" office:value="93346" calcext:value-type="float">
            <text:p>93346</text:p>
          </table:table-cell>
          <table:table-cell office:value-type="string" calcext:value-type="string">
            <text:p>Greg Fancher</text:p>
          </table:table-cell>
          <table:table-cell office:value-type="float" office:value="864.33" calcext:value-type="float">
            <text:p>864.33</text:p>
          </table:table-cell>
          <table:table-cell office:value-type="float" office:value="54.72" calcext:value-type="float">
            <text:p>54.72</text:p>
          </table:table-cell>
          <table:table-cell table:formula="of:=VLOOKUP([.J66];[.$B$2:.$H$100];3;0)" office:value-type="float" office:value="49.0726919322731" calcext:value-type="float">
            <text:p>49.0726919322731</text:p>
          </table:table-cell>
          <table:table-cell table:formula="of:=VLOOKUP([.J66];[.$B$2:.$H$100];7;0)" office:value-type="float" office:value="64.1649949848961" calcext:value-type="float">
            <text:p>64.1649949848961</text:p>
          </table:table-cell>
          <table:table-cell table:formula="of:=VLOOKUP([.J66];[.$B$2:.$H$100];5;0)" office:value-type="float" office:value="57.1437826666383" calcext:value-type="float">
            <text:p>57.1437826666383</text:p>
          </table:table-cell>
          <table:table-cell table:formula="of:=AND([.M66] &gt;= [.N66]; [.M66] &lt;= [.O6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Ng</text:p>
          </table:table-cell>
          <table:table-cell office:value-type="float" office:value="105700" calcext:value-type="float">
            <text:p>105700</text:p>
          </table:table-cell>
          <table:table-cell office:value-type="string" calcext:value-type="string">
            <text:p>B</text:p>
          </table:table-cell>
          <table:table-cell office:value-type="float" office:value="51.5044069296854" calcext:value-type="float">
            <text:p>51.5044069296854</text:p>
          </table:table-cell>
          <table:table-cell office:value-type="float" office:value="54.8735969089424" calcext:value-type="float">
            <text:p>54.8735969089424</text:p>
          </table:table-cell>
          <table:table-cell office:value-type="float" office:value="58.3661258772415" calcext:value-type="float">
            <text:p>58.3661258772415</text:p>
          </table:table-cell>
          <table:table-cell office:value-type="float" office:value="61.6119768674564" calcext:value-type="float">
            <text:p>61.6119768674564</text:p>
          </table:table-cell>
          <table:table-cell office:value-type="float" office:value="64.9811668467134" calcext:value-type="float">
            <text:p>64.9811668467134</text:p>
          </table:table-cell>
          <table:table-cell/>
          <table:table-cell office:value-type="float" office:value="102409" calcext:value-type="float">
            <text:p>102409</text:p>
          </table:table-cell>
          <table:table-cell office:value-type="string" calcext:value-type="string">
            <text:p>Brandon Bebout</text:p>
          </table:table-cell>
          <table:table-cell office:value-type="float" office:value="858.69" calcext:value-type="float">
            <text:p>858.69</text:p>
          </table:table-cell>
          <table:table-cell office:value-type="float" office:value="54.36" calcext:value-type="float">
            <text:p>54.36</text:p>
          </table:table-cell>
          <table:table-cell table:formula="of:=VLOOKUP([.J67];[.$B$2:.$H$100];3;0)" office:value-type="float" office:value="49.6980481809679" calcext:value-type="float">
            <text:p>49.6980481809679</text:p>
          </table:table-cell>
          <table:table-cell table:formula="of:=VLOOKUP([.J67];[.$B$2:.$H$100];7;0)" office:value-type="float" office:value="64.820368028726" calcext:value-type="float">
            <text:p>64.820368028726</text:p>
          </table:table-cell>
          <table:table-cell table:formula="of:=VLOOKUP([.J67];[.$B$2:.$H$100];5;0)" office:value-type="float" office:value="57.6238859486186" calcext:value-type="float">
            <text:p>57.6238859486186</text:p>
          </table:table-cell>
          <table:table-cell table:formula="of:=AND([.M67] &gt;= [.N67]; [.M67] &lt;= [.O6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nton Swift</text:p>
          </table:table-cell>
          <table:table-cell office:value-type="float" office:value="125922" calcext:value-type="float">
            <text:p>125922</text:p>
          </table:table-cell>
          <table:table-cell office:value-type="string" calcext:value-type="string">
            <text:p>B</text:p>
          </table:table-cell>
          <table:table-cell office:value-type="float" office:value="51.3342506064509" calcext:value-type="float">
            <text:p>51.3342506064509</text:p>
          </table:table-cell>
          <table:table-cell office:value-type="float" office:value="54.6476026911403" calcext:value-type="float">
            <text:p>54.6476026911403</text:p>
          </table:table-cell>
          <table:table-cell office:value-type="float" office:value="58.3206748982891" calcext:value-type="float">
            <text:p>58.3206748982891</text:p>
          </table:table-cell>
          <table:table-cell office:value-type="float" office:value="61.274306860519" calcext:value-type="float">
            <text:p>61.274306860519</text:p>
          </table:table-cell>
          <table:table-cell office:value-type="float" office:value="64.5876589452083" calcext:value-type="float">
            <text:p>64.5876589452083</text:p>
          </table:table-cell>
          <table:table-cell/>
          <table:table-cell office:value-type="float" office:value="140323" calcext:value-type="float">
            <text:p>140323</text:p>
          </table:table-cell>
          <table:table-cell office:value-type="string" calcext:value-type="string">
            <text:p>Chris Soupene</text:p>
          </table:table-cell>
          <table:table-cell office:value-type="float" office:value="848.42" calcext:value-type="float">
            <text:p>848.42</text:p>
          </table:table-cell>
          <table:table-cell office:value-type="float" office:value="53.71" calcext:value-type="float">
            <text:p>53.71</text:p>
          </table:table-cell>
          <table:table-cell table:formula="of:=VLOOKUP([.J68];[.$B$2:.$H$100];3;0)" office:value-type="float" office:value="45.2411878626834" calcext:value-type="float">
            <text:p>45.2411878626834</text:p>
          </table:table-cell>
          <table:table-cell table:formula="of:=VLOOKUP([.J68];[.$B$2:.$H$100];7;0)" office:value-type="float" office:value="58.1309499406755" calcext:value-type="float">
            <text:p>58.1309499406755</text:p>
          </table:table-cell>
          <table:table-cell table:formula="of:=VLOOKUP([.J68];[.$B$2:.$H$100];5;0)" office:value-type="float" office:value="52.0456634282389" calcext:value-type="float">
            <text:p>52.0456634282389</text:p>
          </table:table-cell>
          <table:table-cell table:formula="of:=AND([.M68] &gt;= [.N68]; [.M68] &lt;= [.O6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on Bebout</text:p>
          </table:table-cell>
          <table:table-cell office:value-type="float" office:value="102409" calcext:value-type="float">
            <text:p>102409</text:p>
          </table:table-cell>
          <table:table-cell office:value-type="string" calcext:value-type="string">
            <text:p>B</text:p>
          </table:table-cell>
          <table:table-cell office:value-type="float" office:value="49.6980481809679" calcext:value-type="float">
            <text:p>49.6980481809679</text:p>
          </table:table-cell>
          <table:table-cell office:value-type="float" office:value="53.4786281429075" calcext:value-type="float">
            <text:p>53.4786281429075</text:p>
          </table:table-cell>
          <table:table-cell office:value-type="float" office:value="57.6238859486186" calcext:value-type="float">
            <text:p>57.6238859486186</text:p>
          </table:table-cell>
          <table:table-cell office:value-type="float" office:value="61.0397880667865" calcext:value-type="float">
            <text:p>61.0397880667865</text:p>
          </table:table-cell>
          <table:table-cell office:value-type="float" office:value="64.820368028726" calcext:value-type="float">
            <text:p>64.820368028726</text:p>
          </table:table-cell>
          <table:table-cell/>
          <table:table-cell office:value-type="float" office:value="80578" calcext:value-type="float">
            <text:p>80578</text:p>
          </table:table-cell>
          <table:table-cell office:value-type="string" calcext:value-type="string">
            <text:p>Dennis Parham</text:p>
          </table:table-cell>
          <table:table-cell office:value-type="float" office:value="838.64" calcext:value-type="float">
            <text:p>838.64</text:p>
          </table:table-cell>
          <table:table-cell office:value-type="float" office:value="53.09" calcext:value-type="float">
            <text:p>53.09</text:p>
          </table:table-cell>
          <table:table-cell table:formula="of:=VLOOKUP([.J69];[.$B$2:.$H$100];3;0)" office:value-type="float" office:value="43.5850212907899" calcext:value-type="float">
            <text:p>43.5850212907899</text:p>
          </table:table-cell>
          <table:table-cell table:formula="of:=VLOOKUP([.J69];[.$B$2:.$H$100];7;0)" office:value-type="float" office:value="55.1841632316847" calcext:value-type="float">
            <text:p>55.1841632316847</text:p>
          </table:table-cell>
          <table:table-cell table:formula="of:=VLOOKUP([.J69];[.$B$2:.$H$100];5;0)" office:value-type="float" office:value="49.1729583891562" calcext:value-type="float">
            <text:p>49.1729583891562</text:p>
          </table:table-cell>
          <table:table-cell table:formula="of:=AND([.M69] &gt;= [.N69]; [.M69] &lt;= [.O6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g Fancher</text:p>
          </table:table-cell>
          <table:table-cell office:value-type="float" office:value="93346" calcext:value-type="float">
            <text:p>93346</text:p>
          </table:table-cell>
          <table:table-cell office:value-type="string" calcext:value-type="string">
            <text:p>B</text:p>
          </table:table-cell>
          <table:table-cell office:value-type="float" office:value="49.0726919322731" calcext:value-type="float">
            <text:p>49.0726919322731</text:p>
          </table:table-cell>
          <table:table-cell office:value-type="float" office:value="52.8457676954289" calcext:value-type="float">
            <text:p>52.8457676954289</text:p>
          </table:table-cell>
          <table:table-cell office:value-type="float" office:value="57.1437826666383" calcext:value-type="float">
            <text:p>57.1437826666383</text:p>
          </table:table-cell>
          <table:table-cell office:value-type="float" office:value="60.3919192217403" calcext:value-type="float">
            <text:p>60.3919192217403</text:p>
          </table:table-cell>
          <table:table-cell office:value-type="float" office:value="64.1649949848961" calcext:value-type="float">
            <text:p>64.1649949848961</text:p>
          </table:table-cell>
          <table:table-cell/>
          <table:table-cell office:value-type="float" office:value="138613" calcext:value-type="float">
            <text:p>138613</text:p>
          </table:table-cell>
          <table:table-cell office:value-type="string" calcext:value-type="string">
            <text:p>Alonzo Jackson</text:p>
          </table:table-cell>
          <table:table-cell office:value-type="float" office:value="828.63" calcext:value-type="float">
            <text:p>828.63</text:p>
          </table:table-cell>
          <table:table-cell office:value-type="float" office:value="52.46" calcext:value-type="float">
            <text:p>52.46</text:p>
          </table:table-cell>
          <table:table-cell table:formula="of:=VLOOKUP([.J70];[.$B$2:.$H$100];3;0)" office:value-type="float" office:value="44.7353161830101" calcext:value-type="float">
            <text:p>44.7353161830101</text:p>
          </table:table-cell>
          <table:table-cell table:formula="of:=VLOOKUP([.J70];[.$B$2:.$H$100];7;0)" office:value-type="float" office:value="58.0152023647472" calcext:value-type="float">
            <text:p>58.0152023647472</text:p>
          </table:table-cell>
          <table:table-cell table:formula="of:=VLOOKUP([.J70];[.$B$2:.$H$100];5;0)" office:value-type="float" office:value="51.537298084355" calcext:value-type="float">
            <text:p>51.537298084355</text:p>
          </table:table-cell>
          <table:table-cell table:formula="of:=AND([.M70] &gt;= [.N70]; [.M70] &lt;= [.O7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Kennedy</text:p>
          </table:table-cell>
          <table:table-cell office:value-type="float" office:value="106787" calcext:value-type="float">
            <text:p>106787</text:p>
          </table:table-cell>
          <table:table-cell office:value-type="string" calcext:value-type="string">
            <text:p>B</text:p>
          </table:table-cell>
          <table:table-cell office:value-type="float" office:value="48.1541435654691" calcext:value-type="float">
            <text:p>48.1541435654691</text:p>
          </table:table-cell>
          <table:table-cell office:value-type="float" office:value="51.7409280995012" calcext:value-type="float">
            <text:p>51.7409280995012</text:p>
          </table:table-cell>
          <table:table-cell office:value-type="float" office:value="56.0388665388975" calcext:value-type="float">
            <text:p>56.0388665388975</text:p>
          </table:table-cell>
          <table:table-cell office:value-type="float" office:value="58.9144971675653" calcext:value-type="float">
            <text:p>58.9144971675653</text:p>
          </table:table-cell>
          <table:table-cell office:value-type="float" office:value="62.5012817015973" calcext:value-type="float">
            <text:p>62.5012817015973</text:p>
          </table:table-cell>
          <table:table-cell/>
          <table:table-cell office:value-type="float" office:value="116349" calcext:value-type="float">
            <text:p>116349</text:p>
          </table:table-cell>
          <table:table-cell office:value-type="string" calcext:value-type="string">
            <text:p>Owen McDonnell</text:p>
          </table:table-cell>
          <table:table-cell office:value-type="float" office:value="821.22" calcext:value-type="float">
            <text:p>821.22</text:p>
          </table:table-cell>
          <table:table-cell office:value-type="float" office:value="51.99" calcext:value-type="float">
            <text:p>51.99</text:p>
          </table:table-cell>
          <table:table-cell table:formula="of:=VLOOKUP([.J71];[.$B$2:.$H$100];3;0)" office:value-type="float" office:value="43.9379804837312" calcext:value-type="float">
            <text:p>43.9379804837312</text:p>
          </table:table-cell>
          <table:table-cell table:formula="of:=VLOOKUP([.J71];[.$B$2:.$H$100];7;0)" office:value-type="float" office:value="56.8128053027447" calcext:value-type="float">
            <text:p>56.8128053027447</text:p>
          </table:table-cell>
          <table:table-cell table:formula="of:=VLOOKUP([.J71];[.$B$2:.$H$100];5;0)" office:value-type="float" office:value="50.0904347897946" calcext:value-type="float">
            <text:p>50.0904347897946</text:p>
          </table:table-cell>
          <table:table-cell table:formula="of:=AND([.M71] &gt;= [.N71]; [.M71] &lt;= [.O7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 Devore</text:p>
          </table:table-cell>
          <table:table-cell office:value-type="float" office:value="103343" calcext:value-type="float">
            <text:p>103343</text:p>
          </table:table-cell>
          <table:table-cell office:value-type="string" calcext:value-type="string">
            <text:p>C</text:p>
          </table:table-cell>
          <table:table-cell office:value-type="float" office:value="47.3657501872966" calcext:value-type="float">
            <text:p>47.3657501872966</text:p>
          </table:table-cell>
          <table:table-cell office:value-type="float" office:value="50.8024261070043" calcext:value-type="float">
            <text:p>50.8024261070043</text:p>
          </table:table-cell>
          <table:table-cell office:value-type="float" office:value="54.4509623899379" calcext:value-type="float">
            <text:p>54.4509623899379</text:p>
          </table:table-cell>
          <table:table-cell office:value-type="float" office:value="57.6757779464198" calcext:value-type="float">
            <text:p>57.6757779464198</text:p>
          </table:table-cell>
          <table:table-cell office:value-type="float" office:value="61.1124538661276" calcext:value-type="float">
            <text:p>61.1124538661276</text:p>
          </table:table-cell>
          <table:table-cell/>
          <table:table-cell office:value-type="float" office:value="141454" calcext:value-type="float">
            <text:p>141454</text:p>
          </table:table-cell>
          <table:table-cell office:value-type="string" calcext:value-type="string">
            <text:p>Aaron Dodson</text:p>
          </table:table-cell>
          <table:table-cell office:value-type="float" office:value="805.05" calcext:value-type="float">
            <text:p>805.05</text:p>
          </table:table-cell>
          <table:table-cell office:value-type="float" office:value="50.96" calcext:value-type="float">
            <text:p>50.96</text:p>
          </table:table-cell>
          <table:table-cell table:formula="of:=VLOOKUP([.J72];[.$B$2:.$H$100];3;0)" office:value-type="float" office:value="42.8418102952138" calcext:value-type="float">
            <text:p>42.8418102952138</text:p>
          </table:table-cell>
          <table:table-cell table:formula="of:=VLOOKUP([.J72];[.$B$2:.$H$100];7;0)" office:value-type="float" office:value="55.3374653471909" calcext:value-type="float">
            <text:p>55.3374653471909</text:p>
          </table:table-cell>
          <table:table-cell table:formula="of:=VLOOKUP([.J72];[.$B$2:.$H$100];5;0)" office:value-type="float" office:value="49.6129791786477" calcext:value-type="float">
            <text:p>49.6129791786477</text:p>
          </table:table-cell>
          <table:table-cell table:formula="of:=AND([.M72] &gt;= [.N72]; [.M72] &lt;= [.O7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 Sharar</text:p>
          </table:table-cell>
          <table:table-cell office:value-type="float" office:value="107428" calcext:value-type="float">
            <text:p>107428</text:p>
          </table:table-cell>
          <table:table-cell office:value-type="string" calcext:value-type="string">
            <text:p>B</text:p>
          </table:table-cell>
          <table:table-cell office:value-type="float" office:value="47.3060215474354" calcext:value-type="float">
            <text:p>47.3060215474354</text:p>
          </table:table-cell>
          <table:table-cell office:value-type="float" office:value="50.7323949131306" calcext:value-type="float">
            <text:p>50.7323949131306</text:p>
          </table:table-cell>
          <table:table-cell office:value-type="float" office:value="54.1246893100173" calcext:value-type="float">
            <text:p>54.1246893100173</text:p>
          </table:table-cell>
          <table:table-cell office:value-type="float" office:value="57.585141644521" calcext:value-type="float">
            <text:p>57.585141644521</text:p>
          </table:table-cell>
          <table:table-cell office:value-type="float" office:value="61.0115150102162" calcext:value-type="float">
            <text:p>61.0115150102162</text:p>
          </table:table-cell>
          <table:table-cell/>
          <table:table-cell office:value-type="float" office:value="124772" calcext:value-type="float">
            <text:p>124772</text:p>
          </table:table-cell>
          <table:table-cell office:value-type="string" calcext:value-type="string">
            <text:p>Ty Easterling</text:p>
          </table:table-cell>
          <table:table-cell office:value-type="float" office:value="803.32" calcext:value-type="float">
            <text:p>803.32</text:p>
          </table:table-cell>
          <table:table-cell office:value-type="float" office:value="50.86" calcext:value-type="float">
            <text:p>50.86</text:p>
          </table:table-cell>
          <table:table-cell table:formula="of:=VLOOKUP([.J73];[.$B$2:.$H$100];3;0)" office:value-type="float" office:value="45.5851796553475" calcext:value-type="float">
            <text:p>45.5851796553475</text:p>
          </table:table-cell>
          <table:table-cell table:formula="of:=VLOOKUP([.J73];[.$B$2:.$H$100];7;0)" office:value-type="float" office:value="59.7415929465754" calcext:value-type="float">
            <text:p>59.7415929465754</text:p>
          </table:table-cell>
          <table:table-cell table:formula="of:=VLOOKUP([.J73];[.$B$2:.$H$100];5;0)" office:value-type="float" office:value="53.0228959411881" calcext:value-type="float">
            <text:p>53.0228959411881</text:p>
          </table:table-cell>
          <table:table-cell table:formula="of:=AND([.M73] &gt;= [.N73]; [.M73] &lt;= [.O7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 Holcomb</text:p>
          </table:table-cell>
          <table:table-cell office:value-type="float" office:value="126120" calcext:value-type="float">
            <text:p>126120</text:p>
          </table:table-cell>
          <table:table-cell office:value-type="string" calcext:value-type="string">
            <text:p>A</text:p>
          </table:table-cell>
          <table:table-cell office:value-type="float" office:value="46.9594875297691" calcext:value-type="float">
            <text:p>46.9594875297691</text:p>
          </table:table-cell>
          <table:table-cell office:value-type="float" office:value="50.5988009203698" calcext:value-type="float">
            <text:p>50.5988009203698</text:p>
          </table:table-cell>
          <table:table-cell office:value-type="float" office:value="54.6644232204313" calcext:value-type="float">
            <text:p>54.6644232204313</text:p>
          </table:table-cell>
          <table:table-cell office:value-type="float" office:value="57.8774277015712" calcext:value-type="float">
            <text:p>57.8774277015712</text:p>
          </table:table-cell>
          <table:table-cell office:value-type="float" office:value="61.5167410921719" calcext:value-type="float">
            <text:p>61.5167410921719</text:p>
          </table:table-cell>
          <table:table-cell/>
          <table:table-cell office:value-type="float" office:value="132723" calcext:value-type="float">
            <text:p>132723</text:p>
          </table:table-cell>
          <table:table-cell office:value-type="string" calcext:value-type="string">
            <text:p>Irasema Panameno</text:p>
          </table:table-cell>
          <table:table-cell office:value-type="float" office:value="802.16" calcext:value-type="float">
            <text:p>802.16</text:p>
          </table:table-cell>
          <table:table-cell office:value-type="float" office:value="50.78" calcext:value-type="float">
            <text:p>50.78</text:p>
          </table:table-cell>
          <table:table-cell table:formula="of:=VLOOKUP([.J74];[.$B$2:.$H$100];3;0)" office:value-type="float" office:value="43.0983889723856" calcext:value-type="float">
            <text:p>43.0983889723856</text:p>
          </table:table-cell>
          <table:table-cell table:formula="of:=VLOOKUP([.J74];[.$B$2:.$H$100];7;0)" office:value-type="float" office:value="55.1290632104146" calcext:value-type="float">
            <text:p>55.1290632104146</text:p>
          </table:table-cell>
          <table:table-cell table:formula="of:=VLOOKUP([.J74];[.$B$2:.$H$100];5;0)" office:value-type="float" office:value="49.2232379737754" calcext:value-type="float">
            <text:p>49.2232379737754</text:p>
          </table:table-cell>
          <table:table-cell table:formula="of:=AND([.M74] &gt;= [.N74]; [.M74] &lt;= [.O7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Boone</text:p>
          </table:table-cell>
          <table:table-cell office:value-type="float" office:value="113740" calcext:value-type="float">
            <text:p>113740</text:p>
          </table:table-cell>
          <table:table-cell office:value-type="string" calcext:value-type="string">
            <text:p>B</text:p>
          </table:table-cell>
          <table:table-cell office:value-type="float" office:value="46.7161287467553" calcext:value-type="float">
            <text:p>46.7161287467553</text:p>
          </table:table-cell>
          <table:table-cell office:value-type="float" office:value="50.2577549301962" calcext:value-type="float">
            <text:p>50.2577549301962</text:p>
          </table:table-cell>
          <table:table-cell office:value-type="float" office:value="54.2486063979927" calcext:value-type="float">
            <text:p>54.2486063979927</text:p>
          </table:table-cell>
          <table:table-cell office:value-type="float" office:value="57.3410072970781" calcext:value-type="float">
            <text:p>57.3410072970781</text:p>
          </table:table-cell>
          <table:table-cell office:value-type="float" office:value="60.882633480519" calcext:value-type="float">
            <text:p>60.882633480519</text:p>
          </table:table-cell>
          <table:table-cell/>
          <table:table-cell office:value-type="float" office:value="126120" calcext:value-type="float">
            <text:p>126120</text:p>
          </table:table-cell>
          <table:table-cell office:value-type="string" calcext:value-type="string">
            <text:p>Keith Holcomb</text:p>
          </table:table-cell>
          <table:table-cell office:value-type="float" office:value="782.99" calcext:value-type="float">
            <text:p>782.99</text:p>
          </table:table-cell>
          <table:table-cell office:value-type="float" office:value="49.57" calcext:value-type="float">
            <text:p>49.57</text:p>
          </table:table-cell>
          <table:table-cell table:formula="of:=VLOOKUP([.J75];[.$B$2:.$H$100];3;0)" office:value-type="float" office:value="46.9594875297691" calcext:value-type="float">
            <text:p>46.9594875297691</text:p>
          </table:table-cell>
          <table:table-cell table:formula="of:=VLOOKUP([.J75];[.$B$2:.$H$100];7;0)" office:value-type="float" office:value="61.5167410921719" calcext:value-type="float">
            <text:p>61.5167410921719</text:p>
          </table:table-cell>
          <table:table-cell table:formula="of:=VLOOKUP([.J75];[.$B$2:.$H$100];5;0)" office:value-type="float" office:value="54.6644232204313" calcext:value-type="float">
            <text:p>54.6644232204313</text:p>
          </table:table-cell>
          <table:table-cell table:formula="of:=AND([.M75] &gt;= [.N75]; [.M75] &lt;= [.O7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opher Stallworth</text:p>
          </table:table-cell>
          <table:table-cell office:value-type="float" office:value="114237" calcext:value-type="float">
            <text:p>114237</text:p>
          </table:table-cell>
          <table:table-cell office:value-type="string" calcext:value-type="string">
            <text:p>B</text:p>
          </table:table-cell>
          <table:table-cell office:value-type="float" office:value="46.4347478082675" calcext:value-type="float">
            <text:p>46.4347478082675</text:p>
          </table:table-cell>
          <table:table-cell office:value-type="float" office:value="49.6446311695102" calcext:value-type="float">
            <text:p>49.6446311695102</text:p>
          </table:table-cell>
          <table:table-cell office:value-type="float" office:value="53.0069729982538" calcext:value-type="float">
            <text:p>53.0069729982538</text:p>
          </table:table-cell>
          <table:table-cell office:value-type="float" office:value="56.0643978919956" calcext:value-type="float">
            <text:p>56.0643978919956</text:p>
          </table:table-cell>
          <table:table-cell office:value-type="float" office:value="59.2742812532384" calcext:value-type="float">
            <text:p>59.2742812532384</text:p>
          </table:table-cell>
          <table:table-cell/>
          <table:table-cell office:value-type="float" office:value="90617" calcext:value-type="float">
            <text:p>90617</text:p>
          </table:table-cell>
          <table:table-cell office:value-type="string" calcext:value-type="string">
            <text:p>Bryan Zent</text:p>
          </table:table-cell>
          <table:table-cell office:value-type="float" office:value="748.46" calcext:value-type="float">
            <text:p>748.46</text:p>
          </table:table-cell>
          <table:table-cell office:value-type="float" office:value="47.38" calcext:value-type="float">
            <text:p>47.38</text:p>
          </table:table-cell>
          <table:table-cell table:formula="of:=VLOOKUP([.J76];[.$B$2:.$H$100];3;0)" office:value-type="float" office:value="42.5549108527221" calcext:value-type="float">
            <text:p>42.5549108527221</text:p>
          </table:table-cell>
          <table:table-cell table:formula="of:=VLOOKUP([.J76];[.$B$2:.$H$100];7;0)" office:value-type="float" office:value="54.0810631734093" calcext:value-type="float">
            <text:p>54.0810631734093</text:p>
          </table:table-cell>
          <table:table-cell table:formula="of:=VLOOKUP([.J76];[.$B$2:.$H$100];5;0)" office:value-type="float" office:value="48.2926713432072" calcext:value-type="float">
            <text:p>48.2926713432072</text:p>
          </table:table-cell>
          <table:table-cell table:formula="of:=AND([.M76] &gt;= [.N76]; [.M76] &lt;= [.O7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McDonald</text:p>
          </table:table-cell>
          <table:table-cell office:value-type="float" office:value="125158" calcext:value-type="float">
            <text:p>125158</text:p>
          </table:table-cell>
          <table:table-cell office:value-type="string" calcext:value-type="string">
            <text:p>C</text:p>
          </table:table-cell>
          <table:table-cell office:value-type="float" office:value="45.8764687942054" calcext:value-type="float">
            <text:p>45.8764687942054</text:p>
          </table:table-cell>
          <table:table-cell office:value-type="float" office:value="49.0544806654002" calcext:value-type="float">
            <text:p>49.0544806654002</text:p>
          </table:table-cell>
          <table:table-cell office:value-type="float" office:value="52.7555643746371" calcext:value-type="float">
            <text:p>52.7555643746371</text:p>
          </table:table-cell>
          <table:table-cell office:value-type="float" office:value="55.4105044077897" calcext:value-type="float">
            <text:p>55.4105044077897</text:p>
          </table:table-cell>
          <table:table-cell office:value-type="float" office:value="58.5885162789845" calcext:value-type="float">
            <text:p>58.5885162789845</text:p>
          </table:table-cell>
          <table:table-cell/>
          <table:table-cell office:value-type="float" office:value="135623" calcext:value-type="float">
            <text:p>135623</text:p>
          </table:table-cell>
          <table:table-cell office:value-type="string" calcext:value-type="string">
            <text:p>Richard Inzunza</text:p>
          </table:table-cell>
          <table:table-cell office:value-type="float" office:value="724.55" calcext:value-type="float">
            <text:p>724.55</text:p>
          </table:table-cell>
          <table:table-cell office:value-type="float" office:value="45.87" calcext:value-type="float">
            <text:p>45.87</text:p>
          </table:table-cell>
          <table:table-cell table:formula="of:=VLOOKUP([.J77];[.$B$2:.$H$100];3;0)" office:value-type="float" office:value="40.7402579683424" calcext:value-type="float">
            <text:p>40.7402579683424</text:p>
          </table:table-cell>
          <table:table-cell table:formula="of:=VLOOKUP([.J77];[.$B$2:.$H$100];7;0)" office:value-type="float" office:value="53.0421439640768" calcext:value-type="float">
            <text:p>53.0421439640768</text:p>
          </table:table-cell>
          <table:table-cell table:formula="of:=VLOOKUP([.J77];[.$B$2:.$H$100];5;0)" office:value-type="float" office:value="47.3176495771622" calcext:value-type="float">
            <text:p>47.3176495771622</text:p>
          </table:table-cell>
          <table:table-cell table:formula="of:=AND([.M77] &gt;= [.N77]; [.M77] &lt;= [.O7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 Easterling</text:p>
          </table:table-cell>
          <table:table-cell office:value-type="float" office:value="124772" calcext:value-type="float">
            <text:p>124772</text:p>
          </table:table-cell>
          <table:table-cell office:value-type="string" calcext:value-type="string">
            <text:p>B</text:p>
          </table:table-cell>
          <table:table-cell office:value-type="float" office:value="45.5851796553475" calcext:value-type="float">
            <text:p>45.5851796553475</text:p>
          </table:table-cell>
          <table:table-cell office:value-type="float" office:value="49.1242829781544" calcext:value-type="float">
            <text:p>49.1242829781544</text:p>
          </table:table-cell>
          <table:table-cell office:value-type="float" office:value="53.0228959411881" calcext:value-type="float">
            <text:p>53.0228959411881</text:p>
          </table:table-cell>
          <table:table-cell office:value-type="float" office:value="56.2024896237684" calcext:value-type="float">
            <text:p>56.2024896237684</text:p>
          </table:table-cell>
          <table:table-cell office:value-type="float" office:value="59.7415929465754" calcext:value-type="float">
            <text:p>59.7415929465754</text:p>
          </table:table-cell>
          <table:table-cell/>
          <table:table-cell office:value-type="float" office:value="139099" calcext:value-type="float">
            <text:p>139099</text:p>
          </table:table-cell>
          <table:table-cell office:value-type="string" calcext:value-type="string">
            <text:p>Stephanie Marie</text:p>
          </table:table-cell>
          <table:table-cell office:value-type="float" office:value="683.52" calcext:value-type="float">
            <text:p>683.52</text:p>
          </table:table-cell>
          <table:table-cell office:value-type="float" office:value="43.27" calcext:value-type="float">
            <text:p>43.27</text:p>
          </table:table-cell>
          <table:table-cell table:formula="of:=VLOOKUP([.J78];[.$B$2:.$H$100];3;0)" office:value-type="float" office:value="39.0404177185126" calcext:value-type="float">
            <text:p>39.0404177185126</text:p>
          </table:table-cell>
          <table:table-cell table:formula="of:=VLOOKUP([.J78];[.$B$2:.$H$100];7;0)" office:value-type="float" office:value="50.0158161153225" calcext:value-type="float">
            <text:p>50.0158161153225</text:p>
          </table:table-cell>
          <table:table-cell table:formula="of:=VLOOKUP([.J78];[.$B$2:.$H$100];5;0)" office:value-type="float" office:value="45.0294938247602" calcext:value-type="float">
            <text:p>45.0294938247602</text:p>
          </table:table-cell>
          <table:table-cell table:formula="of:=AND([.M78] &gt;= [.N78]; [.M78] &lt;= [.O7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 Hall</text:p>
          </table:table-cell>
          <table:table-cell office:value-type="float" office:value="118483" calcext:value-type="float">
            <text:p>118483</text:p>
          </table:table-cell>
          <table:table-cell office:value-type="string" calcext:value-type="string">
            <text:p>C</text:p>
          </table:table-cell>
          <table:table-cell office:value-type="float" office:value="45.5460452795409" calcext:value-type="float">
            <text:p>45.5460452795409</text:p>
          </table:table-cell>
          <table:table-cell office:value-type="float" office:value="48.6897001578662" calcext:value-type="float">
            <text:p>48.6897001578662</text:p>
          </table:table-cell>
          <table:table-cell office:value-type="float" office:value="51.7588485646801" calcext:value-type="float">
            <text:p>51.7588485646801</text:p>
          </table:table-cell>
          <table:table-cell office:value-type="float" office:value="54.9770099145168" calcext:value-type="float">
            <text:p>54.9770099145168</text:p>
          </table:table-cell>
          <table:table-cell office:value-type="float" office:value="58.1206647928422" calcext:value-type="float">
            <text:p>58.1206647928422</text:p>
          </table:table-cell>
          <table:table-cell/>
          <table:table-cell office:value-type="float" office:value="139929" calcext:value-type="float">
            <text:p>139929</text:p>
          </table:table-cell>
          <table:table-cell office:value-type="string" calcext:value-type="string">
            <text:p>Allen Reed</text:p>
          </table:table-cell>
          <table:table-cell office:value-type="float" office:value="651.29" calcext:value-type="float">
            <text:p>651.29</text:p>
          </table:table-cell>
          <table:table-cell office:value-type="float" office:value="41.23" calcext:value-type="float">
            <text:p>41.23</text:p>
          </table:table-cell>
          <table:table-cell table:formula="of:=VLOOKUP([.J79];[.$B$2:.$H$100];3;0)" office:value-type="float" office:value="38.4265142270323" calcext:value-type="float">
            <text:p>38.4265142270323</text:p>
          </table:table-cell>
          <table:table-cell table:formula="of:=VLOOKUP([.J79];[.$B$2:.$H$100];7;0)" office:value-type="float" office:value="49.4659537920857" calcext:value-type="float">
            <text:p>49.4659537920857</text:p>
          </table:table-cell>
          <table:table-cell table:formula="of:=VLOOKUP([.J79];[.$B$2:.$H$100];5;0)" office:value-type="float" office:value="44.5288327994546" calcext:value-type="float">
            <text:p>44.5288327994546</text:p>
          </table:table-cell>
          <table:table-cell table:formula="of:=AND([.M79] &gt;= [.N79]; [.M79] &lt;= [.O7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 Soupene</text:p>
          </table:table-cell>
          <table:table-cell office:value-type="float" office:value="140323" calcext:value-type="float">
            <text:p>140323</text:p>
          </table:table-cell>
          <table:table-cell office:value-type="string" calcext:value-type="string">
            <text:p>C</text:p>
          </table:table-cell>
          <table:table-cell office:value-type="float" office:value="45.2411878626834" calcext:value-type="float">
            <text:p>45.2411878626834</text:p>
          </table:table-cell>
          <table:table-cell office:value-type="float" office:value="48.4636283821815" calcext:value-type="float">
            <text:p>48.4636283821815</text:p>
          </table:table-cell>
          <table:table-cell office:value-type="float" office:value="52.0456634282389" calcext:value-type="float">
            <text:p>52.0456634282389</text:p>
          </table:table-cell>
          <table:table-cell office:value-type="float" office:value="54.9085094211775" calcext:value-type="float">
            <text:p>54.9085094211775</text:p>
          </table:table-cell>
          <table:table-cell office:value-type="float" office:value="58.1309499406755" calcext:value-type="float">
            <text:p>58.1309499406755</text:p>
          </table:table-cell>
          <table:table-cell/>
          <table:table-cell office:value-type="float" office:value="107856" calcext:value-type="float">
            <text:p>107856</text:p>
          </table:table-cell>
          <table:table-cell office:value-type="string" calcext:value-type="string">
            <text:p>Jesse Boehler</text:p>
          </table:table-cell>
          <table:table-cell office:value-type="float" office:value="628.82" calcext:value-type="float">
            <text:p>628.82</text:p>
          </table:table-cell>
          <table:table-cell office:value-type="float" office:value="39.81" calcext:value-type="float">
            <text:p>39.81</text:p>
          </table:table-cell>
          <table:table-cell table:formula="of:=VLOOKUP([.J80];[.$B$2:.$H$100];3;0)" office:value-type="float" office:value="37.4373541043438" calcext:value-type="float">
            <text:p>37.4373541043438</text:p>
          </table:table-cell>
          <table:table-cell table:formula="of:=VLOOKUP([.J80];[.$B$2:.$H$100];7;0)" office:value-type="float" office:value="47.8427969641285" calcext:value-type="float">
            <text:p>47.8427969641285</text:p>
          </table:table-cell>
          <table:table-cell table:formula="of:=VLOOKUP([.J80];[.$B$2:.$H$100];5;0)" office:value-type="float" office:value="43.1281193299066" calcext:value-type="float">
            <text:p>43.1281193299066</text:p>
          </table:table-cell>
          <table:table-cell table:formula="of:=AND([.M80] &gt;= [.N80]; [.M80] &lt;= [.O8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nzo Jackson</text:p>
          </table:table-cell>
          <table:table-cell office:value-type="float" office:value="138613" calcext:value-type="float">
            <text:p>138613</text:p>
          </table:table-cell>
          <table:table-cell office:value-type="string" calcext:value-type="string">
            <text:p>C</text:p>
          </table:table-cell>
          <table:table-cell office:value-type="float" office:value="44.7353161830101" calcext:value-type="float">
            <text:p>44.7353161830101</text:p>
          </table:table-cell>
          <table:table-cell office:value-type="float" office:value="48.0552877284444" calcext:value-type="float">
            <text:p>48.0552877284444</text:p>
          </table:table-cell>
          <table:table-cell office:value-type="float" office:value="51.537298084355" calcext:value-type="float">
            <text:p>51.537298084355</text:p>
          </table:table-cell>
          <table:table-cell office:value-type="float" office:value="54.6952308193129" calcext:value-type="float">
            <text:p>54.6952308193129</text:p>
          </table:table-cell>
          <table:table-cell office:value-type="float" office:value="58.0152023647472" calcext:value-type="float">
            <text:p>58.0152023647472</text:p>
          </table:table-cell>
          <table:table-cell/>
          <table:table-cell office:value-type="float" office:value="90065" calcext:value-type="float">
            <text:p>90065</text:p>
          </table:table-cell>
          <table:table-cell office:value-type="string" calcext:value-type="string">
            <text:p>Michelle Waldran</text:p>
          </table:table-cell>
          <table:table-cell office:value-type="float" office:value="613.33" calcext:value-type="float">
            <text:p>613.33</text:p>
          </table:table-cell>
          <table:table-cell office:value-type="float" office:value="38.83" calcext:value-type="float">
            <text:p>38.83</text:p>
          </table:table-cell>
          <table:table-cell table:formula="of:=VLOOKUP([.J81];[.$B$2:.$H$100];3;0)" office:value-type="float" office:value="36.7334238145105" calcext:value-type="float">
            <text:p>36.7334238145105</text:p>
          </table:table-cell>
          <table:table-cell table:formula="of:=VLOOKUP([.J81];[.$B$2:.$H$100];7;0)" office:value-type="float" office:value="48.9378244423576" calcext:value-type="float">
            <text:p>48.9378244423576</text:p>
          </table:table-cell>
          <table:table-cell table:formula="of:=VLOOKUP([.J81];[.$B$2:.$H$100];5;0)" office:value-type="float" office:value="44.0666323613917" calcext:value-type="float">
            <text:p>44.0666323613917</text:p>
          </table:table-cell>
          <table:table-cell table:formula="of:=AND([.M81] &gt;= [.N81]; [.M81] &lt;= [.O8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e Hammond</text:p>
          </table:table-cell>
          <table:table-cell office:value-type="float" office:value="109506" calcext:value-type="float">
            <text:p>109506</text:p>
          </table:table-cell>
          <table:table-cell office:value-type="string" calcext:value-type="string">
            <text:p>C</text:p>
          </table:table-cell>
          <table:table-cell office:value-type="float" office:value="44.7306638331858" calcext:value-type="float">
            <text:p>44.7306638331858</text:p>
          </table:table-cell>
          <table:table-cell office:value-type="float" office:value="48.2984756916825" calcext:value-type="float">
            <text:p>48.2984756916825</text:p>
          </table:table-cell>
          <table:table-cell office:value-type="float" office:value="52.1818691861726" calcext:value-type="float">
            <text:p>52.1818691861726</text:p>
          </table:table-cell>
          <table:table-cell office:value-type="float" office:value="55.434099408676" calcext:value-type="float">
            <text:p>55.434099408676</text:p>
          </table:table-cell>
          <table:table-cell office:value-type="float" office:value="59.0019112671726" calcext:value-type="float">
            <text:p>59.0019112671726</text:p>
          </table:table-cell>
          <table:table-cell/>
          <table:table-cell office:value-type="float" office:value="107857" calcext:value-type="float">
            <text:p>107857</text:p>
          </table:table-cell>
          <table:table-cell office:value-type="string" calcext:value-type="string">
            <text:p>Madison Boehler</text:p>
          </table:table-cell>
          <table:table-cell office:value-type="float" office:value="558.72" calcext:value-type="float">
            <text:p>558.72</text:p>
          </table:table-cell>
          <table:table-cell office:value-type="float" office:value="35.37" calcext:value-type="float">
            <text:p>35.37</text:p>
          </table:table-cell>
          <table:table-cell table:formula="of:=VLOOKUP([.J82];[.$B$2:.$H$100];3;0)" office:value-type="float" office:value="37.2112524746409" calcext:value-type="float">
            <text:p>37.2112524746409</text:p>
          </table:table-cell>
          <table:table-cell table:formula="of:=VLOOKUP([.J82];[.$B$2:.$H$100];7;0)" office:value-type="float" office:value="47.7077457801281" calcext:value-type="float">
            <text:p>47.7077457801281</text:p>
          </table:table-cell>
          <table:table-cell table:formula="of:=VLOOKUP([.J82];[.$B$2:.$H$100];5;0)" office:value-type="float" office:value="43.1269234862456" calcext:value-type="float">
            <text:p>43.1269234862456</text:p>
          </table:table-cell>
          <table:table-cell table:formula="of:=AND([.M82] &gt;= [.N82]; [.M82] &lt;= [.O8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en McDonnell</text:p>
          </table:table-cell>
          <table:table-cell office:value-type="float" office:value="116349" calcext:value-type="float">
            <text:p>116349</text:p>
          </table:table-cell>
          <table:table-cell office:value-type="string" calcext:value-type="string">
            <text:p>B</text:p>
          </table:table-cell>
          <table:table-cell office:value-type="float" office:value="43.9379804837312" calcext:value-type="float">
            <text:p>43.9379804837312</text:p>
          </table:table-cell>
          <table:table-cell office:value-type="float" office:value="47.1566866884846" calcext:value-type="float">
            <text:p>47.1566866884846</text:p>
          </table:table-cell>
          <table:table-cell office:value-type="float" office:value="50.0904347897946" calcext:value-type="float">
            <text:p>50.0904347897946</text:p>
          </table:table-cell>
          <table:table-cell office:value-type="float" office:value="53.5940990979913" calcext:value-type="float">
            <text:p>53.5940990979913</text:p>
          </table:table-cell>
          <table:table-cell office:value-type="float" office:value="56.8128053027447" calcext:value-type="float">
            <text:p>56.8128053027447</text:p>
          </table:table-cell>
          <table:table-cell/>
          <table:table-cell office:value-type="float" office:value="8394" calcext:value-type="float">
            <text:p>8394</text:p>
          </table:table-cell>
          <table:table-cell office:value-type="string" calcext:value-type="string">
            <text:p>Gig Giacona</text:p>
          </table:table-cell>
          <table:table-cell office:value-type="float" office:value="530.8" calcext:value-type="float">
            <text:p>530.8</text:p>
          </table:table-cell>
          <table:table-cell office:value-type="float" office:value="33.6" calcext:value-type="float">
            <text:p>33.6</text:p>
          </table:table-cell>
          <table:table-cell table:formula="of:=VLOOKUP([.J83];[.$B$2:.$H$100];3;0)" office:value-type="float" office:value="34.6827902816282" calcext:value-type="float">
            <text:p>34.6827902816282</text:p>
          </table:table-cell>
          <table:table-cell table:formula="of:=VLOOKUP([.J83];[.$B$2:.$H$100];7;0)" office:value-type="float" office:value="46.1574762865428" calcext:value-type="float">
            <text:p>46.1574762865428</text:p>
          </table:table-cell>
          <table:table-cell table:formula="of:=VLOOKUP([.J83];[.$B$2:.$H$100];5;0)" office:value-type="float" office:value="41.4600700850267" calcext:value-type="float">
            <text:p>41.4600700850267</text:p>
          </table:table-cell>
          <table:table-cell table:formula="of:=AND([.M83] &gt;= [.N83]; [.M83] &lt;= [.O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nis Parham</text:p>
          </table:table-cell>
          <table:table-cell office:value-type="float" office:value="80578" calcext:value-type="float">
            <text:p>80578</text:p>
          </table:table-cell>
          <table:table-cell office:value-type="string" calcext:value-type="string">
            <text:p>C</text:p>
          </table:table-cell>
          <table:table-cell office:value-type="float" office:value="43.5850212907899" calcext:value-type="float">
            <text:p>43.5850212907899</text:p>
          </table:table-cell>
          <table:table-cell office:value-type="float" office:value="46.4848067760136" calcext:value-type="float">
            <text:p>46.4848067760136</text:p>
          </table:table-cell>
          <table:table-cell office:value-type="float" office:value="49.1729583891562" calcext:value-type="float">
            <text:p>49.1729583891562</text:p>
          </table:table-cell>
          <table:table-cell office:value-type="float" office:value="52.284377746461" calcext:value-type="float">
            <text:p>52.284377746461</text:p>
          </table:table-cell>
          <table:table-cell office:value-type="float" office:value="55.1841632316847" calcext:value-type="float">
            <text:p>55.1841632316847</text:p>
          </table:table-cell>
          <table:table-cell/>
          <table:table-cell office:value-type="float" office:value="4905" calcext:value-type="float">
            <text:p>4905</text:p>
          </table:table-cell>
          <table:table-cell office:value-type="string" calcext:value-type="string">
            <text:p>Dennis Kim</text:p>
          </table:table-cell>
          <table:table-cell office:value-type="float" office:value="521.72" calcext:value-type="float">
            <text:p>521.72</text:p>
          </table:table-cell>
          <table:table-cell office:value-type="float" office:value="33.03" calcext:value-type="float">
            <text:p>33.03</text:p>
          </table:table-cell>
          <table:table-cell table:formula="of:=VLOOKUP([.J84];[.$B$2:.$H$100];3;0)" office:value-type="float" office:value="61.8559537654921" calcext:value-type="float">
            <text:p>61.8559537654921</text:p>
          </table:table-cell>
          <table:table-cell table:formula="of:=VLOOKUP([.J84];[.$B$2:.$H$100];7;0)" office:value-type="float" office:value="77.2640684852878" calcext:value-type="float">
            <text:p>77.2640684852878</text:p>
          </table:table-cell>
          <table:table-cell table:formula="of:=VLOOKUP([.J84];[.$B$2:.$H$100];5;0)" office:value-type="float" office:value="69.1340723164756" calcext:value-type="float">
            <text:p>69.1340723164756</text:p>
          </table:table-cell>
          <table:table-cell table:formula="of:=AND([.M84] &gt;= [.N84]; [.M84] &lt;= [.O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sema Panameno</text:p>
          </table:table-cell>
          <table:table-cell office:value-type="float" office:value="132723" calcext:value-type="float">
            <text:p>132723</text:p>
          </table:table-cell>
          <table:table-cell office:value-type="string" calcext:value-type="string">
            <text:p>C</text:p>
          </table:table-cell>
          <table:table-cell office:value-type="float" office:value="43.0983889723856" calcext:value-type="float">
            <text:p>43.0983889723856</text:p>
          </table:table-cell>
          <table:table-cell office:value-type="float" office:value="46.1060575318929" calcext:value-type="float">
            <text:p>46.1060575318929</text:p>
          </table:table-cell>
          <table:table-cell office:value-type="float" office:value="49.2232379737754" calcext:value-type="float">
            <text:p>49.2232379737754</text:p>
          </table:table-cell>
          <table:table-cell office:value-type="float" office:value="52.1213946509074" calcext:value-type="float">
            <text:p>52.1213946509074</text:p>
          </table:table-cell>
          <table:table-cell office:value-type="float" office:value="55.1290632104146" calcext:value-type="float">
            <text:p>55.1290632104146</text:p>
          </table:table-cell>
          <table:table-cell/>
          <table:table-cell office:value-type="float" office:value="114200" calcext:value-type="float">
            <text:p>114200</text:p>
          </table:table-cell>
          <table:table-cell office:value-type="string" calcext:value-type="string">
            <text:p>Bill Godbold</text:p>
          </table:table-cell>
          <table:table-cell office:value-type="float" office:value="508.03" calcext:value-type="float">
            <text:p>508.03</text:p>
          </table:table-cell>
          <table:table-cell office:value-type="float" office:value="32.16" calcext:value-type="float">
            <text:p>32.16</text:p>
          </table:table-cell>
          <table:table-cell table:formula="of:=VLOOKUP([.J85];[.$B$2:.$H$100];3;0)" office:value-type="float" office:value="37.1399427638346" calcext:value-type="float">
            <text:p>37.1399427638346</text:p>
          </table:table-cell>
          <table:table-cell table:formula="of:=VLOOKUP([.J85];[.$B$2:.$H$100];7;0)" office:value-type="float" office:value="49.7672642993802" calcext:value-type="float">
            <text:p>49.7672642993802</text:p>
          </table:table-cell>
          <table:table-cell table:formula="of:=VLOOKUP([.J85];[.$B$2:.$H$100];5;0)" office:value-type="float" office:value="44.4402789369392" calcext:value-type="float">
            <text:p>44.4402789369392</text:p>
          </table:table-cell>
          <table:table-cell table:formula="of:=AND([.M85] &gt;= [.N85]; [.M85] &lt;= [.O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 Dodson</text:p>
          </table:table-cell>
          <table:table-cell office:value-type="float" office:value="141454" calcext:value-type="float">
            <text:p>141454</text:p>
          </table:table-cell>
          <table:table-cell office:value-type="string" calcext:value-type="string">
            <text:p>B</text:p>
          </table:table-cell>
          <table:table-cell office:value-type="float" office:value="42.8418102952138" calcext:value-type="float">
            <text:p>42.8418102952138</text:p>
          </table:table-cell>
          <table:table-cell office:value-type="float" office:value="45.965724058208" calcext:value-type="float">
            <text:p>45.965724058208</text:p>
          </table:table-cell>
          <table:table-cell office:value-type="float" office:value="49.6129791786477" calcext:value-type="float">
            <text:p>49.6129791786477</text:p>
          </table:table-cell>
          <table:table-cell office:value-type="float" office:value="52.2135515841966" calcext:value-type="float">
            <text:p>52.2135515841966</text:p>
          </table:table-cell>
          <table:table-cell office:value-type="float" office:value="55.3374653471909" calcext:value-type="float">
            <text:p>55.3374653471909</text:p>
          </table:table-cell>
          <table:table-cell/>
          <table:table-cell office:value-type="float" office:value="87198" calcext:value-type="float">
            <text:p>87198</text:p>
          </table:table-cell>
          <table:table-cell office:value-type="string" calcext:value-type="string">
            <text:p>Alan Heter</text:p>
          </table:table-cell>
          <table:table-cell office:value-type="float" office:value="380.51" calcext:value-type="float">
            <text:p>380.51</text:p>
          </table:table-cell>
          <table:table-cell office:value-type="float" office:value="24.09" calcext:value-type="float">
            <text:p>24.09</text:p>
          </table:table-cell>
          <table:table-cell table:formula="of:=VLOOKUP([.J86];[.$B$2:.$H$100];3;0)" office:value-type="float" office:value="32.1318267890654" calcext:value-type="float">
            <text:p>32.1318267890654</text:p>
          </table:table-cell>
          <table:table-cell table:formula="of:=VLOOKUP([.J86];[.$B$2:.$H$100];7;0)" office:value-type="float" office:value="39.8187494958299" calcext:value-type="float">
            <text:p>39.8187494958299</text:p>
          </table:table-cell>
          <table:table-cell table:formula="of:=VLOOKUP([.J86];[.$B$2:.$H$100];5;0)" office:value-type="float" office:value="36.6394807617253" calcext:value-type="float">
            <text:p>36.6394807617253</text:p>
          </table:table-cell>
          <table:table-cell table:formula="of:=AND([.M86] &gt;= [.N86]; [.M86] &lt;= [.O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an Zent</text:p>
          </table:table-cell>
          <table:table-cell office:value-type="float" office:value="90617" calcext:value-type="float">
            <text:p>90617</text:p>
          </table:table-cell>
          <table:table-cell office:value-type="string" calcext:value-type="string">
            <text:p>C</text:p>
          </table:table-cell>
          <table:table-cell office:value-type="float" office:value="42.5549108527221" calcext:value-type="float">
            <text:p>42.5549108527221</text:p>
          </table:table-cell>
          <table:table-cell office:value-type="float" office:value="45.4364489328939" calcext:value-type="float">
            <text:p>45.4364489328939</text:p>
          </table:table-cell>
          <table:table-cell office:value-type="float" office:value="48.2926713432072" calcext:value-type="float">
            <text:p>48.2926713432072</text:p>
          </table:table-cell>
          <table:table-cell office:value-type="float" office:value="51.1995250932375" calcext:value-type="float">
            <text:p>51.1995250932375</text:p>
          </table:table-cell>
          <table:table-cell office:value-type="float" office:value="54.0810631734093" calcext:value-type="float">
            <text:p>54.0810631734093</text:p>
          </table:table-cell>
          <table:table-cell/>
          <table:table-cell office:value-type="float" office:value="139120" calcext:value-type="float">
            <text:p>139120</text:p>
          </table:table-cell>
          <table:table-cell office:value-type="string" calcext:value-type="string">
            <text:p>Yetta Jones</text:p>
          </table:table-cell>
          <table:table-cell office:value-type="float" office:value="274.5" calcext:value-type="float">
            <text:p>274.5</text:p>
          </table:table-cell>
          <table:table-cell office:value-type="float" office:value="17.38" calcext:value-type="float">
            <text:p>17.38</text:p>
          </table:table-cell>
          <table:table-cell table:formula="of:=VLOOKUP([.J87];[.$B$2:.$H$100];3;0)" office:value-type="float" office:value="30.587893226314" calcext:value-type="float">
            <text:p>30.587893226314</text:p>
          </table:table-cell>
          <table:table-cell table:formula="of:=VLOOKUP([.J87];[.$B$2:.$H$100];7;0)" office:value-type="float" office:value="39.9744172794227" calcext:value-type="float">
            <text:p>39.9744172794227</text:p>
          </table:table-cell>
          <table:table-cell table:formula="of:=VLOOKUP([.J87];[.$B$2:.$H$100];5;0)" office:value-type="float" office:value="36.3371392088431" calcext:value-type="float">
            <text:p>36.3371392088431</text:p>
          </table:table-cell>
          <table:table-cell table:formula="of:=AND([.M87] &gt;= [.N87]; [.M87] &lt;= [.O8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Inzunza</text:p>
          </table:table-cell>
          <table:table-cell office:value-type="float" office:value="135623" calcext:value-type="float">
            <text:p>135623</text:p>
          </table:table-cell>
          <table:table-cell office:value-type="string" calcext:value-type="string">
            <text:p>C</text:p>
          </table:table-cell>
          <table:table-cell office:value-type="float" office:value="40.7402579683424" calcext:value-type="float">
            <text:p>40.7402579683424</text:p>
          </table:table-cell>
          <table:table-cell office:value-type="float" office:value="43.815729467276" calcext:value-type="float">
            <text:p>43.815729467276</text:p>
          </table:table-cell>
          <table:table-cell office:value-type="float" office:value="47.3176495771622" calcext:value-type="float">
            <text:p>47.3176495771622</text:p>
          </table:table-cell>
          <table:table-cell office:value-type="float" office:value="49.9666724651432" calcext:value-type="float">
            <text:p>49.9666724651432</text:p>
          </table:table-cell>
          <table:table-cell office:value-type="float" office:value="53.0421439640768" calcext:value-type="float">
            <text:p>53.0421439640768</text:p>
          </table:table-cell>
          <table:table-cell/>
          <table:table-cell office:value-type="float" office:value="109506" calcext:value-type="float">
            <text:p>109506</text:p>
          </table:table-cell>
          <table:table-cell office:value-type="string" calcext:value-type="string">
            <text:p>Shane Hammond</text:p>
          </table:table-cell>
          <table:table-cell office:value-type="float" office:value="136.17" calcext:value-type="float">
            <text:p>136.17</text:p>
          </table:table-cell>
          <table:table-cell office:value-type="float" office:value="8.62" calcext:value-type="float">
            <text:p>8.62</text:p>
          </table:table-cell>
          <table:table-cell table:formula="of:=VLOOKUP([.J88];[.$B$2:.$H$100];3;0)" office:value-type="float" office:value="44.7306638331858" calcext:value-type="float">
            <text:p>44.7306638331858</text:p>
          </table:table-cell>
          <table:table-cell table:formula="of:=VLOOKUP([.J88];[.$B$2:.$H$100];7;0)" office:value-type="float" office:value="59.0019112671726" calcext:value-type="float">
            <text:p>59.0019112671726</text:p>
          </table:table-cell>
          <table:table-cell table:formula="of:=VLOOKUP([.J88];[.$B$2:.$H$100];5;0)" office:value-type="float" office:value="52.1818691861726" calcext:value-type="float">
            <text:p>52.1818691861726</text:p>
          </table:table-cell>
          <table:table-cell table:formula="of:=AND([.M88] &gt;= [.N88]; [.M88] &lt;= [.O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nie Marie</text:p>
          </table:table-cell>
          <table:table-cell office:value-type="float" office:value="139099" calcext:value-type="float">
            <text:p>139099</text:p>
          </table:table-cell>
          <table:table-cell office:value-type="string" calcext:value-type="string">
            <text:p>C</text:p>
          </table:table-cell>
          <table:table-cell office:value-type="float" office:value="39.0404177185126" calcext:value-type="float">
            <text:p>39.0404177185126</text:p>
          </table:table-cell>
          <table:table-cell office:value-type="float" office:value="41.7842673177151" calcext:value-type="float">
            <text:p>41.7842673177151</text:p>
          </table:table-cell>
          <table:table-cell office:value-type="float" office:value="45.0294938247602" calcext:value-type="float">
            <text:p>45.0294938247602</text:p>
          </table:table-cell>
          <table:table-cell office:value-type="float" office:value="47.27196651612" calcext:value-type="float">
            <text:p>47.27196651612</text:p>
          </table:table-cell>
          <table:table-cell office:value-type="float" office:value="50.0158161153225" calcext:value-type="float">
            <text:p>50.015816115322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llen Reed</text:p>
          </table:table-cell>
          <table:table-cell office:value-type="float" office:value="139929" calcext:value-type="float">
            <text:p>139929</text:p>
          </table:table-cell>
          <table:table-cell office:value-type="string" calcext:value-type="string">
            <text:p>C</text:p>
          </table:table-cell>
          <table:table-cell office:value-type="float" office:value="38.4265142270323" calcext:value-type="float">
            <text:p>38.4265142270323</text:p>
          </table:table-cell>
          <table:table-cell office:value-type="float" office:value="41.1863741182956" calcext:value-type="float">
            <text:p>41.1863741182956</text:p>
          </table:table-cell>
          <table:table-cell office:value-type="float" office:value="44.5288327994546" calcext:value-type="float">
            <text:p>44.5288327994546</text:p>
          </table:table-cell>
          <table:table-cell office:value-type="float" office:value="46.7060939008223" calcext:value-type="float">
            <text:p>46.7060939008223</text:p>
          </table:table-cell>
          <table:table-cell office:value-type="float" office:value="49.4659537920857" calcext:value-type="float">
            <text:p>49.465953792085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esse Boehler</text:p>
          </table:table-cell>
          <table:table-cell office:value-type="float" office:value="107856" calcext:value-type="float">
            <text:p>107856</text:p>
          </table:table-cell>
          <table:table-cell office:value-type="string" calcext:value-type="string">
            <text:p>C</text:p>
          </table:table-cell>
          <table:table-cell office:value-type="float" office:value="37.4373541043438" calcext:value-type="float">
            <text:p>37.4373541043438</text:p>
          </table:table-cell>
          <table:table-cell office:value-type="float" office:value="40.03871481929" calcext:value-type="float">
            <text:p>40.03871481929</text:p>
          </table:table-cell>
          <table:table-cell office:value-type="float" office:value="43.1281193299066" calcext:value-type="float">
            <text:p>43.1281193299066</text:p>
          </table:table-cell>
          <table:table-cell office:value-type="float" office:value="45.2414362491823" calcext:value-type="float">
            <text:p>45.2414362491823</text:p>
          </table:table-cell>
          <table:table-cell office:value-type="float" office:value="47.8427969641285" calcext:value-type="float">
            <text:p>47.842796964128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dison Boehler</text:p>
          </table:table-cell>
          <table:table-cell office:value-type="float" office:value="107857" calcext:value-type="float">
            <text:p>107857</text:p>
          </table:table-cell>
          <table:table-cell office:value-type="string" calcext:value-type="string">
            <text:p>C</text:p>
          </table:table-cell>
          <table:table-cell office:value-type="float" office:value="37.2112524746409" calcext:value-type="float">
            <text:p>37.2112524746409</text:p>
          </table:table-cell>
          <table:table-cell office:value-type="float" office:value="39.8353758010127" calcext:value-type="float">
            <text:p>39.8353758010127</text:p>
          </table:table-cell>
          <table:table-cell office:value-type="float" office:value="43.1269234862456" calcext:value-type="float">
            <text:p>43.1269234862456</text:p>
          </table:table-cell>
          <table:table-cell office:value-type="float" office:value="45.0836224537563" calcext:value-type="float">
            <text:p>45.0836224537563</text:p>
          </table:table-cell>
          <table:table-cell office:value-type="float" office:value="47.7077457801281" calcext:value-type="float">
            <text:p>47.707745780128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ill Godbold</text:p>
          </table:table-cell>
          <table:table-cell office:value-type="float" office:value="114200" calcext:value-type="float">
            <text:p>114200</text:p>
          </table:table-cell>
          <table:table-cell office:value-type="string" calcext:value-type="string">
            <text:p>C</text:p>
          </table:table-cell>
          <table:table-cell office:value-type="float" office:value="37.1399427638346" calcext:value-type="float">
            <text:p>37.1399427638346</text:p>
          </table:table-cell>
          <table:table-cell office:value-type="float" office:value="40.296773147721" calcext:value-type="float">
            <text:p>40.296773147721</text:p>
          </table:table-cell>
          <table:table-cell office:value-type="float" office:value="44.4402789369392" calcext:value-type="float">
            <text:p>44.4402789369392</text:p>
          </table:table-cell>
          <table:table-cell office:value-type="float" office:value="46.6104339154938" calcext:value-type="float">
            <text:p>46.6104339154938</text:p>
          </table:table-cell>
          <table:table-cell office:value-type="float" office:value="49.7672642993802" calcext:value-type="float">
            <text:p>49.767264299380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chelle Waldran</text:p>
          </table:table-cell>
          <table:table-cell office:value-type="float" office:value="90065" calcext:value-type="float">
            <text:p>90065</text:p>
          </table:table-cell>
          <table:table-cell office:value-type="string" calcext:value-type="string">
            <text:p>U</text:p>
          </table:table-cell>
          <table:table-cell office:value-type="float" office:value="36.7334238145105" calcext:value-type="float">
            <text:p>36.7334238145105</text:p>
          </table:table-cell>
          <table:table-cell office:value-type="float" office:value="39.7845239714722" calcext:value-type="float">
            <text:p>39.7845239714722</text:p>
          </table:table-cell>
          <table:table-cell office:value-type="float" office:value="44.0666323613917" calcext:value-type="float">
            <text:p>44.0666323613917</text:p>
          </table:table-cell>
          <table:table-cell office:value-type="float" office:value="45.8867242853958" calcext:value-type="float">
            <text:p>45.8867242853958</text:p>
          </table:table-cell>
          <table:table-cell office:value-type="float" office:value="48.9378244423576" calcext:value-type="float">
            <text:p>48.937824442357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athan Bridges</text:p>
          </table:table-cell>
          <table:table-cell office:value-type="float" office:value="139264" calcext:value-type="float">
            <text:p>139264</text:p>
          </table:table-cell>
          <table:table-cell office:value-type="string" calcext:value-type="string">
            <text:p>D</text:p>
          </table:table-cell>
          <table:table-cell office:value-type="float" office:value="36.4288235690933" calcext:value-type="float">
            <text:p>36.4288235690933</text:p>
          </table:table-cell>
          <table:table-cell office:value-type="float" office:value="39.2179053711443" calcext:value-type="float">
            <text:p>39.2179053711443</text:p>
          </table:table-cell>
          <table:table-cell office:value-type="float" office:value="42.92215830064" calcext:value-type="float">
            <text:p>42.92215830064</text:p>
          </table:table-cell>
          <table:table-cell office:value-type="float" office:value="44.7960689752462" calcext:value-type="float">
            <text:p>44.7960689752462</text:p>
          </table:table-cell>
          <table:table-cell office:value-type="float" office:value="47.5851507772972" calcext:value-type="float">
            <text:p>47.585150777297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ig Giacona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C</text:p>
          </table:table-cell>
          <table:table-cell office:value-type="float" office:value="34.6827902816282" calcext:value-type="float">
            <text:p>34.6827902816282</text:p>
          </table:table-cell>
          <table:table-cell office:value-type="float" office:value="37.5514617828568" calcext:value-type="float">
            <text:p>37.5514617828568</text:p>
          </table:table-cell>
          <table:table-cell office:value-type="float" office:value="41.4600700850267" calcext:value-type="float">
            <text:p>41.4600700850267</text:p>
          </table:table-cell>
          <table:table-cell office:value-type="float" office:value="43.2888047853141" calcext:value-type="float">
            <text:p>43.2888047853141</text:p>
          </table:table-cell>
          <table:table-cell office:value-type="float" office:value="46.1574762865428" calcext:value-type="float">
            <text:p>46.1574762865428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cott Kuenstler</text:p>
          </table:table-cell>
          <table:table-cell office:value-type="float" office:value="4290" calcext:value-type="float">
            <text:p>4290</text:p>
          </table:table-cell>
          <table:table-cell office:value-type="string" calcext:value-type="string">
            <text:p>C</text:p>
          </table:table-cell>
          <table:table-cell office:value-type="float" office:value="34.5659545362904" calcext:value-type="float">
            <text:p>34.5659545362904</text:p>
          </table:table-cell>
          <table:table-cell office:value-type="float" office:value="37.4221231892382" calcext:value-type="float">
            <text:p>37.4221231892382</text:p>
          </table:table-cell>
          <table:table-cell office:value-type="float" office:value="41.5635677360126" calcext:value-type="float">
            <text:p>41.5635677360126</text:p>
          </table:table-cell>
          <table:table-cell office:value-type="float" office:value="43.1344604951339" calcext:value-type="float">
            <text:p>43.1344604951339</text:p>
          </table:table-cell>
          <table:table-cell office:value-type="float" office:value="45.9906291480817" calcext:value-type="float">
            <text:p>45.990629148081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yron J Frank</text:p>
          </table:table-cell>
          <table:table-cell office:value-type="float" office:value="139338" calcext:value-type="float">
            <text:p>139338</text:p>
          </table:table-cell>
          <table:table-cell office:value-type="string" calcext:value-type="string">
            <text:p>D</text:p>
          </table:table-cell>
          <table:table-cell office:value-type="float" office:value="33.2401424552409" calcext:value-type="float">
            <text:p>33.2401424552409</text:p>
          </table:table-cell>
          <table:table-cell office:value-type="float" office:value="35.5964456160639" calcext:value-type="float">
            <text:p>35.5964456160639</text:p>
          </table:table-cell>
          <table:table-cell office:value-type="float" office:value="39.0130851992573" calcext:value-type="float">
            <text:p>39.0130851992573</text:p>
          </table:table-cell>
          <table:table-cell office:value-type="float" office:value="40.3090519377099" calcext:value-type="float">
            <text:p>40.3090519377099</text:p>
          </table:table-cell>
          <table:table-cell office:value-type="float" office:value="42.6653550985329" calcext:value-type="float">
            <text:p>42.6653550985329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lan Heter</text:p>
          </table:table-cell>
          <table:table-cell office:value-type="float" office:value="87198" calcext:value-type="float">
            <text:p>87198</text:p>
          </table:table-cell>
          <table:table-cell office:value-type="string" calcext:value-type="string">
            <text:p>D</text:p>
          </table:table-cell>
          <table:table-cell office:value-type="float" office:value="32.1318267890654" calcext:value-type="float">
            <text:p>32.1318267890654</text:p>
          </table:table-cell>
          <table:table-cell office:value-type="float" office:value="34.0535574657565" calcext:value-type="float">
            <text:p>34.0535574657565</text:p>
          </table:table-cell>
          <table:table-cell office:value-type="float" office:value="36.6394807617253" calcext:value-type="float">
            <text:p>36.6394807617253</text:p>
          </table:table-cell>
          <table:table-cell office:value-type="float" office:value="37.8970188191388" calcext:value-type="float">
            <text:p>37.8970188191388</text:p>
          </table:table-cell>
          <table:table-cell office:value-type="float" office:value="39.8187494958299" calcext:value-type="float">
            <text:p>39.8187494958299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etta Jones</text:p>
          </table:table-cell>
          <table:table-cell office:value-type="float" office:value="139120" calcext:value-type="float">
            <text:p>139120</text:p>
          </table:table-cell>
          <table:table-cell office:value-type="string" calcext:value-type="string">
            <text:p>D</text:p>
          </table:table-cell>
          <table:table-cell office:value-type="float" office:value="30.587893226314" calcext:value-type="float">
            <text:p>30.587893226314</text:p>
          </table:table-cell>
          <table:table-cell office:value-type="float" office:value="32.9345242395912" calcext:value-type="float">
            <text:p>32.9345242395912</text:p>
          </table:table-cell>
          <table:table-cell office:value-type="float" office:value="36.3371392088431" calcext:value-type="float">
            <text:p>36.3371392088431</text:p>
          </table:table-cell>
          <table:table-cell office:value-type="float" office:value="37.6277862661455" calcext:value-type="float">
            <text:p>37.6277862661455</text:p>
          </table:table-cell>
          <table:table-cell office:value-type="float" office:value="39.9744172794227" calcext:value-type="float">
            <text:p>39.9744172794227</text:p>
          </table:table-cell>
          <table:table-cell table:number-columns-repeated="8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09:28:54.822148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6T09:40:24.740138934</dc:date>
    <meta:editing-duration>PT1H10M42S</meta:editing-duration>
    <meta:editing-cycles>4</meta:editing-cycles>
    <meta:generator>LibreOffice/6.4.7.2$Linux_X86_64 LibreOffice_project/40$Build-2</meta:generator>
    <meta:document-statistic meta:table-count="1" meta:cell-count="15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a933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549cm" svg:height="24.757cm" xlink:href=".." xlink:type="simple" chart:class="chart:line" chart:style-name="ch1">
        <chart:title svg:x="12.817cm" svg:y="0.631cm" chart:style-name="ch2">
          <text:p>Area 4 CO Predictions Vs. Reality</text:p>
        </chart:title>
        <chart:legend chart:legend-position="end" svg:x="28.659cm" svg:y="11.581cm" style:legend-expansion="high" chart:style-name="ch3"/>
        <chart:plot-area chart:style-name="ch4" table:cell-range-address="predictions.M2:predictions.O100 predictions.M1:predictions.M1" chart:data-source-has-labels="row" svg:x="1.1cm" svg:y="1.38cm" svg:width="24.119cm" svg:height="22.023cm">
          <chartooo:coordinate-region svg:x="1.907cm" svg:y="1.579cm" svg:width="23.312cm" svg:height="21.032cm"/>
          <chart:axis chart:dimension="x" chart:name="primary-x" chart:style-name="ch5">
            <chart:title svg:x="12.692cm" svg:y="23.898cm" chart:style-name="ch6">
              <text:p>Place</text:p>
            </chart:title>
          </chart:axis>
          <chart:axis chart:dimension="y" chart:name="primary-y" chart:style-name="ch5">
            <chart:title svg:x="0cm" svg:y="13.282cm" chart:style-name="ch7">
              <text:p>Percentage</text:p>
            </chart:title>
            <chart:grid chart:style-name="ch8" chart:class="major"/>
          </chart:axis>
          <chart:series chart:style-name="ch9" chart:values-cell-range-address="predictions.O2:predictions.O100" loext:label-string="&quot;95% CI&quot;" chart:class="chart:line">
            <chart:data-point chart:repeated="99"/>
          </chart:series>
          <chart:series chart:style-name="ch10" chart:values-cell-range-address="predictions.N2:predictions.N100" loext:label-string="&quot;5% CI&quot;" chart:class="chart:line">
            <chart:data-point chart:repeated="99"/>
          </chart:series>
          <chart:series chart:style-name="ch11" chart:values-cell-range-address="predictions.M2:predictions.M100" chart:label-cell-address="predictions.M1:predictions.M1" chart:class="chart:line">
            <chart:data-point chart:repeated="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5% CI</text:p>
              </table:table-cell>
              <table:table-cell office:value-type="string">
                <text:p>5% CI</text:p>
              </table:table-cell>
              <table:table-cell office:value-type="string">
                <text:p>Percentage</text:p>
                <draw:g>
                  <svg:desc>predictions.M1:prediction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.921650014078">
                <text:p>102.921650014078</text:p>
                <draw:g>
                  <svg:desc>predictions.O2:predictions.O100</svg:desc>
                </draw:g>
              </table:table-cell>
              <table:table-cell office:value-type="float" office:value="95.36430756339">
                <text:p>95.36430756339</text:p>
                <draw:g>
                  <svg:desc>predictions.N2:predictions.N100</svg:desc>
                </draw:g>
              </table:table-cell>
              <table:table-cell office:value-type="float" office:value="100">
                <text:p>100</text:p>
                <draw:g>
                  <svg:desc>predictions.M2:predictions.M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.244112448599">
                <text:p>102.244112448599</text:p>
              </table:table-cell>
              <table:table-cell office:value-type="float" office:value="95.1044804151334">
                <text:p>95.1044804151334</text:p>
              </table:table-cell>
              <table:table-cell office:value-type="float" office:value="96.11">
                <text:p>96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.636448475171">
                <text:p>101.636448475171</text:p>
              </table:table-cell>
              <table:table-cell office:value-type="float" office:value="93.9237435648091">
                <text:p>93.9237435648091</text:p>
              </table:table-cell>
              <table:table-cell office:value-type="float" office:value="94.01">
                <text:p>94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.4716731124182">
                <text:p>98.4716731124182</text:p>
              </table:table-cell>
              <table:table-cell office:value-type="float" office:value="87.689122791346">
                <text:p>87.689122791346</text:p>
              </table:table-cell>
              <table:table-cell office:value-type="float" office:value="93.69">
                <text:p>93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951935308032">
                <text:p>100.951935308032</text:p>
              </table:table-cell>
              <table:table-cell office:value-type="float" office:value="92.6002110164422">
                <text:p>92.6002110164422</text:p>
              </table:table-cell>
              <table:table-cell office:value-type="float" office:value="92.36">
                <text:p>92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.9824065642253">
                <text:p>96.9824065642253</text:p>
              </table:table-cell>
              <table:table-cell office:value-type="float" office:value="86.3096845473576">
                <text:p>86.3096845473576</text:p>
              </table:table-cell>
              <table:table-cell office:value-type="float" office:value="87.86">
                <text:p>87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.5675779283068">
                <text:p>95.5675779283068</text:p>
              </table:table-cell>
              <table:table-cell office:value-type="float" office:value="84.7239845988112">
                <text:p>84.7239845988112</text:p>
              </table:table-cell>
              <table:table-cell office:value-type="float" office:value="86.93">
                <text:p>86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.9546153885956">
                <text:p>95.9546153885956</text:p>
              </table:table-cell>
              <table:table-cell office:value-type="float" office:value="84.5644008495243">
                <text:p>84.5644008495243</text:p>
              </table:table-cell>
              <table:table-cell office:value-type="float" office:value="86.57">
                <text:p>86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.8825367094128">
                <text:p>94.8825367094128</text:p>
              </table:table-cell>
              <table:table-cell office:value-type="float" office:value="81.8193952642659">
                <text:p>81.8193952642659</text:p>
              </table:table-cell>
              <table:table-cell office:value-type="float" office:value="84.99">
                <text:p>84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.0868316631893">
                <text:p>94.0868316631893</text:p>
              </table:table-cell>
              <table:table-cell office:value-type="float" office:value="81.9663859148528">
                <text:p>81.9663859148528</text:p>
              </table:table-cell>
              <table:table-cell office:value-type="float" office:value="84.93">
                <text:p>84.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.6595678981741">
                <text:p>90.6595678981741</text:p>
              </table:table-cell>
              <table:table-cell office:value-type="float" office:value="77.1080594777358">
                <text:p>77.1080594777358</text:p>
              </table:table-cell>
              <table:table-cell office:value-type="float" office:value="84.31">
                <text:p>84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.4761321648585">
                <text:p>94.4761321648585</text:p>
              </table:table-cell>
              <table:table-cell office:value-type="float" office:value="83.0190558816961">
                <text:p>83.0190558816961</text:p>
              </table:table-cell>
              <table:table-cell office:value-type="float" office:value="83.91">
                <text:p>83.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.5331760445295">
                <text:p>93.5331760445295</text:p>
              </table:table-cell>
              <table:table-cell office:value-type="float" office:value="81.9196901364907">
                <text:p>81.9196901364907</text:p>
              </table:table-cell>
              <table:table-cell office:value-type="float" office:value="83.62">
                <text:p>83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.3903234873992">
                <text:p>93.3903234873992</text:p>
              </table:table-cell>
              <table:table-cell office:value-type="float" office:value="81.3133491752476">
                <text:p>81.3133491752476</text:p>
              </table:table-cell>
              <table:table-cell office:value-type="float" office:value="82.59">
                <text:p>82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.3580768606925">
                <text:p>93.3580768606925</text:p>
              </table:table-cell>
              <table:table-cell office:value-type="float" office:value="81.1298672826284">
                <text:p>81.1298672826284</text:p>
              </table:table-cell>
              <table:table-cell office:value-type="float" office:value="82.22">
                <text:p>82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.5455758056308">
                <text:p>91.5455758056308</text:p>
              </table:table-cell>
              <table:table-cell office:value-type="float" office:value="77.9342042964349">
                <text:p>77.9342042964349</text:p>
              </table:table-cell>
              <table:table-cell office:value-type="float" office:value="81.29">
                <text:p>81.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7146280864073">
                <text:p>93.7146280864073</text:p>
              </table:table-cell>
              <table:table-cell office:value-type="float" office:value="79.4833494152848">
                <text:p>79.4833494152848</text:p>
              </table:table-cell>
              <table:table-cell office:value-type="float" office:value="81.01">
                <text:p>81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.082825683901">
                <text:p>90.082825683901</text:p>
              </table:table-cell>
              <table:table-cell office:value-type="float" office:value="74.9173072196936">
                <text:p>74.9173072196936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.5465243500282">
                <text:p>88.5465243500282</text:p>
              </table:table-cell>
              <table:table-cell office:value-type="float" office:value="75.6525755572392">
                <text:p>75.6525755572392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.9322145047248">
                <text:p>89.9322145047248</text:p>
              </table:table-cell>
              <table:table-cell office:value-type="float" office:value="77.098285483464">
                <text:p>77.098285483464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1877354218389">
                <text:p>90.1877354218389</text:p>
              </table:table-cell>
              <table:table-cell office:value-type="float" office:value="76.4605182241119">
                <text:p>76.4605182241119</text:p>
              </table:table-cell>
              <table:table-cell office:value-type="float" office:value="79.53">
                <text:p>79.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267007764879">
                <text:p>92.267007764879</text:p>
              </table:table-cell>
              <table:table-cell office:value-type="float" office:value="80.4229607610072">
                <text:p>80.4229607610072</text:p>
              </table:table-cell>
              <table:table-cell office:value-type="float" office:value="78.88">
                <text:p>78.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.355245564733">
                <text:p>87.355245564733</text:p>
              </table:table-cell>
              <table:table-cell office:value-type="float" office:value="72.5672425623503">
                <text:p>72.5672425623503</text:p>
              </table:table-cell>
              <table:table-cell office:value-type="float" office:value="78.43">
                <text:p>78.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7.1164350506896">
                <text:p>87.1164350506896</text:p>
              </table:table-cell>
              <table:table-cell office:value-type="float" office:value="71.8801890135974">
                <text:p>71.8801890135974</text:p>
              </table:table-cell>
              <table:table-cell office:value-type="float" office:value="76.82">
                <text:p>76.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.8395811391835">
                <text:p>86.8395811391835</text:p>
              </table:table-cell>
              <table:table-cell office:value-type="float" office:value="73.3534960642472">
                <text:p>73.3534960642472</text:p>
              </table:table-cell>
              <table:table-cell office:value-type="float" office:value="76.54">
                <text:p>76.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.6945903217593">
                <text:p>86.6945903217593</text:p>
              </table:table-cell>
              <table:table-cell office:value-type="float" office:value="71.4727068935634">
                <text:p>71.4727068935634</text:p>
              </table:table-cell>
              <table:table-cell office:value-type="float" office:value="76.52">
                <text:p>76.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.2956516647151">
                <text:p>87.2956516647151</text:p>
              </table:table-cell>
              <table:table-cell office:value-type="float" office:value="73.7477516287924">
                <text:p>73.7477516287924</text:p>
              </table:table-cell>
              <table:table-cell office:value-type="float" office:value="76.07">
                <text:p>76.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.4380595557257">
                <text:p>87.4380595557257</text:p>
              </table:table-cell>
              <table:table-cell office:value-type="float" office:value="72.1610410069834">
                <text:p>72.1610410069834</text:p>
              </table:table-cell>
              <table:table-cell office:value-type="float" office:value="75.46">
                <text:p>75.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.7479952211897">
                <text:p>83.7479952211897</text:p>
              </table:table-cell>
              <table:table-cell office:value-type="float" office:value="68.6557577958438">
                <text:p>68.6557577958438</text:p>
              </table:table-cell>
              <table:table-cell office:value-type="float" office:value="74.76">
                <text:p>74.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.2042527468047">
                <text:p>82.2042527468047</text:p>
              </table:table-cell>
              <table:table-cell office:value-type="float" office:value="66.5968554619594">
                <text:p>66.5968554619594</text:p>
              </table:table-cell>
              <table:table-cell office:value-type="float" office:value="74.73">
                <text:p>74.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.1427149120623">
                <text:p>82.1427149120623</text:p>
              </table:table-cell>
              <table:table-cell office:value-type="float" office:value="67.4909847454853">
                <text:p>67.4909847454853</text:p>
              </table:table-cell>
              <table:table-cell office:value-type="float" office:value="74.41">
                <text:p>74.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.0399651946815">
                <text:p>81.0399651946815</text:p>
              </table:table-cell>
              <table:table-cell office:value-type="float" office:value="65.6642324324716">
                <text:p>65.6642324324716</text:p>
              </table:table-cell>
              <table:table-cell office:value-type="float" office:value="73.88">
                <text:p>73.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.5016343141903">
                <text:p>84.5016343141903</text:p>
              </table:table-cell>
              <table:table-cell office:value-type="float" office:value="70.478813629067">
                <text:p>70.478813629067</text:p>
              </table:table-cell>
              <table:table-cell office:value-type="float" office:value="73.77">
                <text:p>73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.6699615714431">
                <text:p>81.6699615714431</text:p>
              </table:table-cell>
              <table:table-cell office:value-type="float" office:value="66.280164318511">
                <text:p>66.280164318511</text:p>
              </table:table-cell>
              <table:table-cell office:value-type="float" office:value="73.11">
                <text:p>73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2.0714272047126">
                <text:p>82.0714272047126</text:p>
              </table:table-cell>
              <table:table-cell office:value-type="float" office:value="65.2873342129108">
                <text:p>65.2873342129108</text:p>
              </table:table-cell>
              <table:table-cell office:value-type="float" office:value="72.98">
                <text:p>72.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.7359653739375">
                <text:p>78.7359653739375</text:p>
              </table:table-cell>
              <table:table-cell office:value-type="float" office:value="63.5922620620731">
                <text:p>63.5922620620731</text:p>
              </table:table-cell>
              <table:table-cell office:value-type="float" office:value="71.92">
                <text:p>71.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.1746537429529">
                <text:p>80.1746537429529</text:p>
              </table:table-cell>
              <table:table-cell office:value-type="float" office:value="65.3252695921152">
                <text:p>65.3252695921152</text:p>
              </table:table-cell>
              <table:table-cell office:value-type="float" office:value="71.92">
                <text:p>71.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4.0770731379922">
                <text:p>84.0770731379922</text:p>
              </table:table-cell>
              <table:table-cell office:value-type="float" office:value="67.2395144201644">
                <text:p>67.2395144201644</text:p>
              </table:table-cell>
              <table:table-cell office:value-type="float" office:value="71.82">
                <text:p>71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1.6080865352594">
                <text:p>81.6080865352594</text:p>
              </table:table-cell>
              <table:table-cell office:value-type="float" office:value="66.0327910510212">
                <text:p>66.0327910510212</text:p>
              </table:table-cell>
              <table:table-cell office:value-type="float" office:value="71.77">
                <text:p>71.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3960454427781">
                <text:p>80.3960454427781</text:p>
              </table:table-cell>
              <table:table-cell office:value-type="float" office:value="66.3934138977724">
                <text:p>66.3934138977724</text:p>
              </table:table-cell>
              <table:table-cell office:value-type="float" office:value="71.77">
                <text:p>71.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.2222084778798">
                <text:p>82.2222084778798</text:p>
              </table:table-cell>
              <table:table-cell office:value-type="float" office:value="67.9369340801026">
                <text:p>67.9369340801026</text:p>
              </table:table-cell>
              <table:table-cell office:value-type="float" office:value="70.82">
                <text:p>70.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8.6333534220488">
                <text:p>78.6333534220488</text:p>
              </table:table-cell>
              <table:table-cell office:value-type="float" office:value="63.7281119480664">
                <text:p>63.7281119480664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1.6798064069137">
                <text:p>81.6798064069137</text:p>
              </table:table-cell>
              <table:table-cell office:value-type="float" office:value="65.5531025043833">
                <text:p>65.5531025043833</text:p>
              </table:table-cell>
              <table:table-cell office:value-type="float" office:value="70.66">
                <text:p>70.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.9425893773013">
                <text:p>80.9425893773013</text:p>
              </table:table-cell>
              <table:table-cell office:value-type="float" office:value="65.4429521469918">
                <text:p>65.4429521469918</text:p>
              </table:table-cell>
              <table:table-cell office:value-type="float" office:value="69.19">
                <text:p>69.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.9541158351856">
                <text:p>79.9541158351856</text:p>
              </table:table-cell>
              <table:table-cell office:value-type="float" office:value="64.4770168555698">
                <text:p>64.4770168555698</text:p>
              </table:table-cell>
              <table:table-cell office:value-type="float" office:value="68.38">
                <text:p>68.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0.134133566201">
                <text:p>80.134133566201</text:p>
              </table:table-cell>
              <table:table-cell office:value-type="float" office:value="65.4273279652755">
                <text:p>65.4273279652755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.1166712236707">
                <text:p>72.1166712236707</text:p>
              </table:table-cell>
              <table:table-cell office:value-type="float" office:value="56.249415844811">
                <text:p>56.249415844811</text:p>
              </table:table-cell>
              <table:table-cell office:value-type="float" office:value="66.45">
                <text:p>66.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.5809376501063">
                <text:p>72.5809376501063</text:p>
              </table:table-cell>
              <table:table-cell office:value-type="float" office:value="57.860991760801">
                <text:p>57.860991760801</text:p>
              </table:table-cell>
              <table:table-cell office:value-type="float" office:value="64.99">
                <text:p>64.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.6618198720542">
                <text:p>75.6618198720542</text:p>
              </table:table-cell>
              <table:table-cell office:value-type="float" office:value="60.3413398380363">
                <text:p>60.3413398380363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.65006641348">
                <text:p>73.65006641348</text:p>
              </table:table-cell>
              <table:table-cell office:value-type="float" office:value="58.9696073408041">
                <text:p>58.9696073408041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007744098841">
                <text:p>72.007744098841</text:p>
              </table:table-cell>
              <table:table-cell office:value-type="float" office:value="58.4442050055681">
                <text:p>58.4442050055681</text:p>
              </table:table-cell>
              <table:table-cell office:value-type="float" office:value="64.52">
                <text:p>64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.6237892846809">
                <text:p>73.6237892846809</text:p>
              </table:table-cell>
              <table:table-cell office:value-type="float" office:value="58.8245217337759">
                <text:p>58.8245217337759</text:p>
              </table:table-cell>
              <table:table-cell office:value-type="float" office:value="64.13">
                <text:p>64.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.1593037262758">
                <text:p>75.1593037262758</text:p>
              </table:table-cell>
              <table:table-cell office:value-type="float" office:value="58.3323069338749">
                <text:p>58.3323069338749</text:p>
              </table:table-cell>
              <table:table-cell office:value-type="float" office:value="62.54">
                <text:p>62.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.6499221417531">
                <text:p>68.6499221417531</text:p>
              </table:table-cell>
              <table:table-cell office:value-type="float" office:value="53.3840659575958">
                <text:p>53.3840659575958</text:p>
              </table:table-cell>
              <table:table-cell office:value-type="float" office:value="62.41">
                <text:p>62.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.2659385355788">
                <text:p>70.2659385355788</text:p>
              </table:table-cell>
              <table:table-cell office:value-type="float" office:value="55.5347527064917">
                <text:p>55.5347527064917</text:p>
              </table:table-cell>
              <table:table-cell office:value-type="float" office:value="60.98">
                <text:p>60.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.3428056606514">
                <text:p>68.3428056606514</text:p>
              </table:table-cell>
              <table:table-cell office:value-type="float" office:value="54.8833289755196">
                <text:p>54.8833289755196</text:p>
              </table:table-cell>
              <table:table-cell office:value-type="float" office:value="60.89">
                <text:p>60.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.7205192505791">
                <text:p>66.7205192505791</text:p>
              </table:table-cell>
              <table:table-cell office:value-type="float" office:value="52.5837115811095">
                <text:p>52.5837115811095</text:p>
              </table:table-cell>
              <table:table-cell office:value-type="float" office:value="59.52">
                <text:p>59.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.3429960358424">
                <text:p>66.3429960358424</text:p>
              </table:table-cell>
              <table:table-cell office:value-type="float" office:value="52.3363992347539">
                <text:p>52.3363992347539</text:p>
              </table:table-cell>
              <table:table-cell office:value-type="float" office:value="59.43">
                <text:p>59.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.9811668467134">
                <text:p>64.9811668467134</text:p>
              </table:table-cell>
              <table:table-cell office:value-type="float" office:value="51.5044069296854">
                <text:p>51.5044069296854</text:p>
              </table:table-cell>
              <table:table-cell office:value-type="float" office:value="58.65">
                <text:p>58.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0390094441085">
                <text:p>67.0390094441085</text:p>
              </table:table-cell>
              <table:table-cell office:value-type="float" office:value="53.2262156820665">
                <text:p>53.22621568206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.5876589452083">
                <text:p>64.5876589452083</text:p>
              </table:table-cell>
              <table:table-cell office:value-type="float" office:value="51.3342506064509">
                <text:p>51.3342506064509</text:p>
              </table:table-cell>
              <table:table-cell office:value-type="float" office:value="57.84">
                <text:p>57.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.1124538661276">
                <text:p>61.1124538661276</text:p>
              </table:table-cell>
              <table:table-cell office:value-type="float" office:value="47.3657501872966">
                <text:p>47.3657501872966</text:p>
              </table:table-cell>
              <table:table-cell office:value-type="float" office:value="56.22">
                <text:p>56.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.2742812532384">
                <text:p>59.2742812532384</text:p>
              </table:table-cell>
              <table:table-cell office:value-type="float" office:value="46.4347478082675">
                <text:p>46.4347478082675</text:p>
              </table:table-cell>
              <table:table-cell office:value-type="float" office:value="55.54">
                <text:p>55.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.0115150102162">
                <text:p>61.0115150102162</text:p>
              </table:table-cell>
              <table:table-cell office:value-type="float" office:value="47.3060215474354">
                <text:p>47.3060215474354</text:p>
              </table:table-cell>
              <table:table-cell office:value-type="float" office:value="55.51">
                <text:p>55.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.1649949848961">
                <text:p>64.1649949848961</text:p>
              </table:table-cell>
              <table:table-cell office:value-type="float" office:value="49.0726919322731">
                <text:p>49.0726919322731</text:p>
              </table:table-cell>
              <table:table-cell office:value-type="float" office:value="54.72">
                <text:p>54.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.820368028726">
                <text:p>64.820368028726</text:p>
              </table:table-cell>
              <table:table-cell office:value-type="float" office:value="49.6980481809679">
                <text:p>49.6980481809679</text:p>
              </table:table-cell>
              <table:table-cell office:value-type="float" office:value="54.36">
                <text:p>54.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.1309499406755">
                <text:p>58.1309499406755</text:p>
              </table:table-cell>
              <table:table-cell office:value-type="float" office:value="45.2411878626834">
                <text:p>45.2411878626834</text:p>
              </table:table-cell>
              <table:table-cell office:value-type="float" office:value="53.71">
                <text:p>53.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.1841632316847">
                <text:p>55.1841632316847</text:p>
              </table:table-cell>
              <table:table-cell office:value-type="float" office:value="43.5850212907899">
                <text:p>43.5850212907899</text:p>
              </table:table-cell>
              <table:table-cell office:value-type="float" office:value="53.09">
                <text:p>53.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.0152023647472">
                <text:p>58.0152023647472</text:p>
              </table:table-cell>
              <table:table-cell office:value-type="float" office:value="44.7353161830101">
                <text:p>44.7353161830101</text:p>
              </table:table-cell>
              <table:table-cell office:value-type="float" office:value="52.46">
                <text:p>52.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.8128053027447">
                <text:p>56.8128053027447</text:p>
              </table:table-cell>
              <table:table-cell office:value-type="float" office:value="43.9379804837312">
                <text:p>43.9379804837312</text:p>
              </table:table-cell>
              <table:table-cell office:value-type="float" office:value="51.99">
                <text:p>51.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.3374653471909">
                <text:p>55.3374653471909</text:p>
              </table:table-cell>
              <table:table-cell office:value-type="float" office:value="42.8418102952138">
                <text:p>42.8418102952138</text:p>
              </table:table-cell>
              <table:table-cell office:value-type="float" office:value="50.96">
                <text:p>50.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.7415929465754">
                <text:p>59.7415929465754</text:p>
              </table:table-cell>
              <table:table-cell office:value-type="float" office:value="45.5851796553475">
                <text:p>45.5851796553475</text:p>
              </table:table-cell>
              <table:table-cell office:value-type="float" office:value="50.86">
                <text:p>50.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.1290632104146">
                <text:p>55.1290632104146</text:p>
              </table:table-cell>
              <table:table-cell office:value-type="float" office:value="43.0983889723856">
                <text:p>43.0983889723856</text:p>
              </table:table-cell>
              <table:table-cell office:value-type="float" office:value="50.78">
                <text:p>50.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.5167410921719">
                <text:p>61.5167410921719</text:p>
              </table:table-cell>
              <table:table-cell office:value-type="float" office:value="46.9594875297691">
                <text:p>46.9594875297691</text:p>
              </table:table-cell>
              <table:table-cell office:value-type="float" office:value="49.57">
                <text:p>49.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.0810631734093">
                <text:p>54.0810631734093</text:p>
              </table:table-cell>
              <table:table-cell office:value-type="float" office:value="42.5549108527221">
                <text:p>42.5549108527221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.0421439640768">
                <text:p>53.0421439640768</text:p>
              </table:table-cell>
              <table:table-cell office:value-type="float" office:value="40.7402579683424">
                <text:p>40.7402579683424</text:p>
              </table:table-cell>
              <table:table-cell office:value-type="float" office:value="45.87">
                <text:p>45.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.0158161153225">
                <text:p>50.0158161153225</text:p>
              </table:table-cell>
              <table:table-cell office:value-type="float" office:value="39.0404177185126">
                <text:p>39.0404177185126</text:p>
              </table:table-cell>
              <table:table-cell office:value-type="float" office:value="43.27">
                <text:p>43.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.4659537920857">
                <text:p>49.4659537920857</text:p>
              </table:table-cell>
              <table:table-cell office:value-type="float" office:value="38.4265142270323">
                <text:p>38.4265142270323</text:p>
              </table:table-cell>
              <table:table-cell office:value-type="float" office:value="41.23">
                <text:p>41.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.8427969641285">
                <text:p>47.8427969641285</text:p>
              </table:table-cell>
              <table:table-cell office:value-type="float" office:value="37.4373541043438">
                <text:p>37.4373541043438</text:p>
              </table:table-cell>
              <table:table-cell office:value-type="float" office:value="39.81">
                <text:p>39.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.9378244423576">
                <text:p>48.9378244423576</text:p>
              </table:table-cell>
              <table:table-cell office:value-type="float" office:value="36.7334238145105">
                <text:p>36.7334238145105</text:p>
              </table:table-cell>
              <table:table-cell office:value-type="float" office:value="38.83">
                <text:p>38.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7077457801281">
                <text:p>47.7077457801281</text:p>
              </table:table-cell>
              <table:table-cell office:value-type="float" office:value="37.2112524746409">
                <text:p>37.2112524746409</text:p>
              </table:table-cell>
              <table:table-cell office:value-type="float" office:value="35.37">
                <text:p>35.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.1574762865428">
                <text:p>46.1574762865428</text:p>
              </table:table-cell>
              <table:table-cell office:value-type="float" office:value="34.6827902816282">
                <text:p>34.6827902816282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.2640684852878">
                <text:p>77.2640684852878</text:p>
              </table:table-cell>
              <table:table-cell office:value-type="float" office:value="61.8559537654921">
                <text:p>61.8559537654921</text:p>
              </table:table-cell>
              <table:table-cell office:value-type="float" office:value="33.03">
                <text:p>33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.7672642993802">
                <text:p>49.7672642993802</text:p>
              </table:table-cell>
              <table:table-cell office:value-type="float" office:value="37.1399427638346">
                <text:p>37.1399427638346</text:p>
              </table:table-cell>
              <table:table-cell office:value-type="float" office:value="32.16">
                <text:p>32.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.8187494958299">
                <text:p>39.8187494958299</text:p>
              </table:table-cell>
              <table:table-cell office:value-type="float" office:value="32.1318267890654">
                <text:p>32.1318267890654</text:p>
              </table:table-cell>
              <table:table-cell office:value-type="float" office:value="24.09">
                <text:p>24.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.9744172794227">
                <text:p>39.9744172794227</text:p>
              </table:table-cell>
              <table:table-cell office:value-type="float" office:value="30.587893226314">
                <text:p>30.587893226314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.0019112671726">
                <text:p>59.0019112671726</text:p>
              </table:table-cell>
              <table:table-cell office:value-type="float" office:value="44.7306638331858">
                <text:p>44.7306638331858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